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8.86pt"/>
    </style:style>
    <style:style style:name="co2" style:family="table-column">
      <style:table-column-properties fo:break-before="auto" style:column-width="46.66pt"/>
    </style:style>
    <style:style style:name="co3" style:family="table-column">
      <style:table-column-properties fo:break-before="auto" style:column-width="42.01pt"/>
    </style:style>
    <style:style style:name="co4" style:family="table-column">
      <style:table-column-properties fo:break-before="auto" style:column-width="33.51pt"/>
    </style:style>
    <style:style style:name="co5" style:family="table-column">
      <style:table-column-properties fo:break-before="auto" style:column-width="68.34pt"/>
    </style:style>
    <style:style style:name="co6" style:family="table-column">
      <style:table-column-properties fo:break-before="auto" style:column-width="72.2pt"/>
    </style:style>
    <style:style style:name="co7" style:family="table-column">
      <style:table-column-properties fo:break-before="auto" style:column-width="66.05pt"/>
    </style:style>
    <style:style style:name="co8" style:family="table-column">
      <style:table-column-properties fo:break-before="auto" style:column-width="265.04pt"/>
    </style:style>
    <style:style style:name="co9" style:family="table-column">
      <style:table-column-properties fo:break-before="auto" style:column-width="143.46pt"/>
    </style:style>
    <style:style style:name="co10" style:family="table-column">
      <style:table-column-properties fo:break-before="auto" style:column-width="80.76pt"/>
    </style:style>
    <style:style style:name="co11" style:family="table-column">
      <style:table-column-properties fo:break-before="auto" style:column-width="237.94pt"/>
    </style:style>
    <style:style style:name="co12" style:family="table-column">
      <style:table-column-properties fo:break-before="auto" style:column-width="214.7pt"/>
    </style:style>
    <style:style style:name="co13" style:family="table-column">
      <style:table-column-properties fo:break-before="auto" style:column-width="155.85pt"/>
    </style:style>
    <style:style style:name="co14" style:family="table-column">
      <style:table-column-properties fo:break-before="auto" style:column-width="110.15pt"/>
    </style:style>
    <style:style style:name="co15" style:family="table-column">
      <style:table-column-properties fo:break-before="auto" style:column-width="195.36pt"/>
    </style:style>
    <style:style style:name="co16" style:family="table-column">
      <style:table-column-properties fo:break-before="auto" style:column-width="41.24pt"/>
    </style:style>
    <style:style style:name="co17" style:family="table-column">
      <style:table-column-properties fo:break-before="auto" style:column-width="49.75pt"/>
    </style:style>
    <style:style style:name="co18" style:family="table-column">
      <style:table-column-properties fo:break-before="auto" style:column-width="120.25pt"/>
    </style:style>
    <style:style style:name="co19" style:family="table-column">
      <style:table-column-properties fo:break-before="auto" style:column-width="172.91pt"/>
    </style:style>
    <style:style style:name="co20" style:family="table-column">
      <style:table-column-properties fo:break-before="auto" style:column-width="128.75pt"/>
    </style:style>
    <style:style style:name="co21" style:family="table-column">
      <style:table-column-properties fo:break-before="auto" style:column-width="132.66pt"/>
    </style:style>
    <style:style style:name="co22" style:family="table-column">
      <style:table-column-properties fo:break-before="auto" style:column-width="106.3pt"/>
    </style:style>
    <style:style style:name="co23" style:family="table-column">
      <style:table-column-properties fo:break-before="auto" style:column-width="93.91pt"/>
    </style:style>
    <style:style style:name="co24" style:family="table-column">
      <style:table-column-properties fo:break-before="auto" style:column-width="74.55pt"/>
    </style:style>
    <style:style style:name="co25" style:family="table-column">
      <style:table-column-properties fo:break-before="auto" style:column-width="60.6pt"/>
    </style:style>
    <style:style style:name="co26" style:family="table-column">
      <style:table-column-properties fo:break-before="auto" style:column-width="59.05pt"/>
    </style:style>
    <style:style style:name="co27" style:family="table-column">
      <style:table-column-properties fo:break-before="auto" style:column-width="61.4pt"/>
    </style:style>
    <style:style style:name="co28" style:family="table-column">
      <style:table-column-properties fo:break-before="auto" style:column-width="85.41pt"/>
    </style:style>
    <style:style style:name="co29" style:family="table-column">
      <style:table-column-properties fo:break-before="auto" style:column-width="59.84pt"/>
    </style:style>
    <style:style style:name="co30" style:family="table-column">
      <style:table-column-properties fo:break-before="auto" style:column-width="50.54pt"/>
    </style:style>
    <style:style style:name="co31" style:family="table-column">
      <style:table-column-properties fo:break-before="auto" style:column-width="51.31pt"/>
    </style:style>
    <style:style style:name="co32" style:family="table-column">
      <style:table-column-properties fo:break-before="auto" style:column-width="45.1pt"/>
    </style:style>
    <style:style style:name="co33" style:family="table-column">
      <style:table-column-properties fo:break-before="auto" style:column-width="71.46pt"/>
    </style:style>
    <style:style style:name="co34" style:family="table-column">
      <style:table-column-properties fo:break-before="auto" style:column-width="30.39pt"/>
    </style:style>
    <style:style style:name="co35" style:family="table-column">
      <style:table-column-properties fo:break-before="auto" style:column-width="32.74pt"/>
    </style:style>
    <style:style style:name="co36" style:family="table-column">
      <style:table-column-properties fo:break-before="auto" style:column-width="31.21pt"/>
    </style:style>
    <style:style style:name="co37" style:family="table-column">
      <style:table-column-properties fo:break-before="auto" style:column-width="26.56pt"/>
    </style:style>
    <style:style style:name="co38" style:family="table-column">
      <style:table-column-properties fo:break-before="auto" style:column-width="31.95pt"/>
    </style:style>
    <style:style style:name="co39" style:family="table-column">
      <style:table-column-properties fo:break-before="auto" style:column-width="28.09pt"/>
    </style:style>
    <style:style style:name="co40" style:family="table-column">
      <style:table-column-properties fo:break-before="auto" style:column-width="55.19pt"/>
    </style:style>
    <style:style style:name="co41" style:family="table-column">
      <style:table-column-properties fo:break-before="auto" style:column-width="64.01pt"/>
    </style:style>
    <style:style style:name="ro1" style:family="table-row">
      <style:table-row-properties style:row-height="12.76pt" fo:break-before="auto" style:use-optimal-row-height="true"/>
    </style:style>
    <style:style style:name="ta1" style:family="table" style:master-page-name="PageStyle_5f_SOCIOS">
      <style:table-properties table:display="true" style:writing-mode="lr-tb"/>
    </style:style>
    <style:style style:name="ce1" style:family="table-cell" style:parent-style-name="Default" style:data-style-name="N0">
      <style:table-cell-properties fo:padding="2.01pt"/>
    </style:style>
    <style:style style:name="ce2" style:family="table-cell" style:parent-style-name="Default" style:data-style-name="N10121">
      <style:table-cell-properties fo:padding="2.01pt"/>
    </style:style>
    <style:style style:name="ce3" style:family="table-cell" style:parent-style-name="Default" style:data-style-name="N123">
      <style:table-cell-properties fo:padding="2.01pt"/>
    </style:style>
  </office:automatic-styles>
  <office:body>
    <office:spreadsheet>
      <table:calculation-settings table:case-sensitive="false" table:use-regular-expressions="false"/>
      <table:table table:name="SOCI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number-columns-repeated="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4" table:number-columns-repeated="2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7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0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Default"/>
        <table:table-column table:style-name="co36" table:number-columns-repeated="2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6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SOCI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PROMOTOR</text:p>
          </table:table-cell>
          <table:table-cell table:style-name="ce1" office:value-type="string" calcext:value-type="string">
            <text:p>CTASEGURO</text:p>
          </table:table-cell>
          <table:table-cell table:style-name="ce1" office:value-type="string" calcext:value-type="string">
            <text:p>FECNAC</text:p>
          </table:table-cell>
          <table:table-cell table:style-name="ce1" office:value-type="string" calcext:value-type="string">
            <text:p>FECAPER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NOMBRE2</text:p>
          </table:table-cell>
          <table:table-cell table:style-name="ce1" office:value-type="string" calcext:value-type="string">
            <text:p>NOMBRE3</text:p>
          </table:table-cell>
          <table:table-cell table:style-name="ce1" office:value-type="string" calcext:value-type="string">
            <text:p>DIRECCION</text:p>
          </table:table-cell>
          <table:table-cell table:style-name="ce1" office:value-type="string" calcext:value-type="string">
            <text:p>COLONIA</text:p>
          </table:table-cell>
          <table:table-cell table:style-name="ce1" office:value-type="string" calcext:value-type="string">
            <text:p>CIUDAD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CLABE</text:p>
          </table:table-cell>
          <table:table-cell table:style-name="ce1" office:value-type="string" calcext:value-type="string">
            <text:p>CP</text:p>
          </table:table-cell>
          <table:table-cell table:style-name="ce1" office:value-type="string" calcext:value-type="string">
            <text:p>CTADEP</text:p>
          </table:table-cell>
          <table:table-cell table:style-name="ce1" office:value-type="string" calcext:value-type="string">
            <text:p>TELEFONO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INV_INI</text:p>
          </table:table-cell>
          <table:table-cell table:style-name="ce1" office:value-type="string" calcext:value-type="string">
            <text:p>APORTA</text:p>
          </table:table-cell>
          <table:table-cell table:style-name="ce1" office:value-type="string" calcext:value-type="string">
            <text:p>RETIROS</text:p>
          </table:table-cell>
          <table:table-cell table:style-name="ce1" office:value-type="string" calcext:value-type="string">
            <text:p>SALDO</text:p>
          </table:table-cell>
          <table:table-cell table:style-name="ce1" office:value-type="string" calcext:value-type="string">
            <text:p>INTGANADO</text:p>
          </table:table-cell>
          <table:table-cell table:style-name="ce1" office:value-type="string" calcext:value-type="string">
            <text:p>COMISION</text:p>
          </table:table-cell>
          <table:table-cell table:style-name="ce1" office:value-type="string" calcext:value-type="string">
            <text:p>PRES_INI</text:p>
          </table:table-cell>
          <table:table-cell table:style-name="ce1" office:value-type="string" calcext:value-type="string">
            <text:p>PRESTAMOS</text:p>
          </table:table-cell>
          <table:table-cell table:style-name="ce1" office:value-type="string" calcext:value-type="string">
            <text:p>PAGOS</text:p>
          </table:table-cell>
          <table:table-cell table:style-name="ce1" office:value-type="string" calcext:value-type="string">
            <text:p>INTPAGADO</text:p>
          </table:table-cell>
          <table:table-cell table:style-name="ce1" office:value-type="string" calcext:value-type="string">
            <text:p>SALDOPRES</text:p>
          </table:table-cell>
          <table:table-cell table:style-name="ce1" office:value-type="string" calcext:value-type="string">
            <text:p>PROM_INV</text:p>
          </table:table-cell>
          <table:table-cell table:style-name="ce1" office:value-type="string" calcext:value-type="string">
            <text:p>PROMANUAL</text:p>
          </table:table-cell>
          <table:table-cell table:style-name="ce1" office:value-type="string" calcext:value-type="string">
            <text:p>ACUMANUAL</text:p>
          </table:table-cell>
          <table:table-cell table:style-name="ce1" office:value-type="string" calcext:value-type="string">
            <text:p>PROM_APORT</text:p>
          </table:table-cell>
          <table:table-cell table:style-name="ce1" office:value-type="string" calcext:value-type="string">
            <text:p>PARTICIPA</text:p>
          </table:table-cell>
          <table:table-cell table:style-name="ce1" office:value-type="string" calcext:value-type="string">
            <text:p>TASA_INV</text:p>
          </table:table-cell>
          <table:table-cell table:style-name="ce1" office:value-type="string" calcext:value-type="string">
            <text:p>TASAPRES</text:p>
          </table:table-cell>
          <table:table-cell table:style-name="ce1" office:value-type="string" calcext:value-type="string">
            <text:p>PAGOMIN</text:p>
          </table:table-cell>
          <table:table-cell table:style-name="ce1" office:value-type="string" calcext:value-type="string">
            <text:p>FECPRES</text:p>
          </table:table-cell>
          <table:table-cell table:style-name="ce1" office:value-type="string" calcext:value-type="string">
            <text:p>FECVENC</text:p>
          </table:table-cell>
          <table:table-cell table:style-name="ce1" office:value-type="string" calcext:value-type="string">
            <text:p>FECORTE</text:p>
          </table:table-cell>
          <table:table-cell table:style-name="ce1" office:value-type="string" calcext:value-type="string">
            <text:p>MORINI</text:p>
          </table:table-cell>
          <table:table-cell table:style-name="ce1" office:value-type="string" calcext:value-type="string">
            <text:p>MORAPORTA</text:p>
          </table:table-cell>
          <table:table-cell table:style-name="ce1" office:value-type="string" calcext:value-type="string">
            <text:p>MORFIN</text:p>
          </table:table-cell>
          <table:table-cell table:style-name="ce1" office:value-type="string" calcext:value-type="string">
            <text:p>CUMPLE</text:p>
          </table:table-cell>
          <table:table-cell table:style-name="ce1" office:value-type="string" calcext:value-type="string">
            <text:p>ASISTE</text:p>
          </table:table-cell>
          <table:table-cell table:style-name="ce1" office:value-type="string" calcext:value-type="string">
            <text:p>COMIDA</text:p>
          </table:table-cell>
          <table:table-cell table:style-name="ce1" office:value-type="string" calcext:value-type="string">
            <text:p>REEMBOLSO</text:p>
          </table:table-cell>
          <table:table-cell table:style-name="ce1" office:value-type="string" calcext:value-type="string">
            <text:p>ENE</text:p>
          </table:table-cell>
          <table:table-cell table:style-name="ce1" office:value-type="string" calcext:value-type="string">
            <text:p>FEB</text:p>
          </table:table-cell>
          <table:table-cell table:style-name="ce1" office:value-type="string" calcext:value-type="string">
            <text:p>MAR</text:p>
          </table:table-cell>
          <table:table-cell table:style-name="ce1" office:value-type="string" calcext:value-type="string">
            <text:p>ABR</text:p>
          </table:table-cell>
          <table:table-cell table:style-name="ce1" office:value-type="string" calcext:value-type="string">
            <text:p>MAY</text:p>
          </table:table-cell>
          <table:table-cell table:style-name="ce1" office:value-type="string" calcext:value-type="string">
            <text:p>JUN</text:p>
          </table:table-cell>
          <table:table-cell table:style-name="ce1" office:value-type="string" calcext:value-type="string">
            <text:p>JUL</text:p>
          </table:table-cell>
          <table:table-cell table:style-name="ce1" office:value-type="string" calcext:value-type="string">
            <text:p>AGO</text:p>
          </table:table-cell>
          <table:table-cell table:style-name="ce1" office:value-type="string" calcext:value-type="string">
            <text:p>SEP</text:p>
          </table:table-cell>
          <table:table-cell table:style-name="ce1" office:value-type="string" calcext:value-type="string">
            <text:p>OCT</text:p>
          </table:table-cell>
          <table:table-cell table:style-name="ce1" office:value-type="string" calcext:value-type="string">
            <text:p>NOV</text:p>
          </table:table-cell>
          <table:table-cell table:style-name="ce1" office:value-type="string" calcext:value-type="string">
            <text:p>DIC</text:p>
          </table:table-cell>
          <table:table-cell table:style-name="ce1" office:value-type="string" calcext:value-type="string">
            <text:p>ULTPAGO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string" calcext:value-type="string">
            <text:p>0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42-12-25" calcext:value-type="date">
            <text:p>12/25/1942</text:p>
          </table:table-cell>
          <table:table-cell table:style-name="ce2" office:value-type="date" office:date-value="1989-08-31" calcext:value-type="date">
            <text:p>8/31/1989</text:p>
          </table:table-cell>
          <table:table-cell table:number-columns-repeated="2" table:style-name="ce1" office:value-type="string" calcext:value-type="string">
            <text:p>LUIS LOPEZ BAEZA</text:p>
          </table:table-cell>
          <table:table-cell table:style-name="ce1" office:value-type="string" calcext:value-type="string">
            <text:p>LUIS</text:p>
          </table:table-cell>
          <table:table-cell table:style-name="ce1" office:value-type="string" calcext:value-type="string">
            <text:p>CLABE F=021-180-04027125897-7</text:p>
          </table:table-cell>
          <table:table-cell table:style-name="ce1" office:value-type="string" calcext:value-type="string">
            <text:p>CLABE S=014-180-60501048630-7</text:p>
          </table:table-cell>
          <table:table-cell table:style-name="ce1" office:value-type="string" calcext:value-type="string">
            <text:p>CURP:LOBL421225HDFPZS99</text:p>
          </table:table-cell>
          <table:table-cell table:style-name="ce1" office:value-type="string" calcext:value-type="string">
            <text:p>D.F.</text:p>
          </table:table-cell>
          <table:table-cell table:style-name="ce1" office:value-type="string" calcext:value-type="string">
            <text:p>014-180-60501048630-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lopezluis74@hotmail.com</text:p>
          </table:table-cell>
          <table:table-cell table:style-name="ce1" office:value-type="float" office:value="14356.8116455078" calcext:value-type="float">
            <text:p>14356.8116455078</text:p>
          </table:table-cell>
          <table:table-cell table:style-name="ce1" office:value-type="float" office:value="1712.22" calcext:value-type="float">
            <text:p>1712.22</text:p>
          </table:table-cell>
          <table:table-cell table:style-name="ce1" office:value-type="float" office:value="12933.0599609375" calcext:value-type="float">
            <text:p>12933.0599609375</text:p>
          </table:table-cell>
          <table:table-cell table:style-name="ce1" office:value-type="float" office:value="3135.9721875" calcext:value-type="float">
            <text:p>3135.9721875</text:p>
          </table:table-cell>
          <table:table-cell table:style-name="ce1" office:value-type="float" office:value="306.304107666016" calcext:value-type="float">
            <text:p>306.3041076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6086.724116211" calcext:value-type="float">
            <text:p>186086.7241162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466.1199609375" calcext:value-type="float">
            <text:p>23466.1199609375</text:p>
          </table:table-cell>
          <table:table-cell table:style-name="ce1" office:value-type="float" office:value="10853.5494384766" calcext:value-type="float">
            <text:p>10853.5494384766</text:p>
          </table:table-cell>
          <table:table-cell table:style-name="ce1" office:value-type="float" office:value="173474.15359375" calcext:value-type="float">
            <text:p>173474.15359375</text:p>
          </table:table-cell>
          <table:table-cell table:style-name="ce1" office:value-type="float" office:value="8133.05553591877" calcext:value-type="float">
            <text:p>8133.0555359188</text:p>
          </table:table-cell>
          <table:table-cell table:style-name="ce1" office:value-type="float" office:value="54861.49" calcext:value-type="float">
            <text:p>54861.49</text:p>
          </table:table-cell>
          <table:table-cell table:style-name="ce1" office:value-type="float" office:value="359699.78" calcext:value-type="float">
            <text:p>359699.78</text:p>
          </table:table-cell>
          <table:table-cell table:style-name="ce1" office:value-type="float" office:value="285.37" calcext:value-type="float">
            <text:p>285.37</text:p>
          </table:table-cell>
          <table:table-cell table:style-name="ce1" office:value-type="float" office:value="4.6858" calcext:value-type="float">
            <text:p>4.68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911.02" calcext:value-type="float">
            <text:p>3911.02</text:p>
          </table:table-cell>
          <table:table-cell table:style-name="ce2" office:value-type="date" office:date-value="2016-04-04" calcext:value-type="date">
            <text:p>4/4/2016</text:p>
          </table:table-cell>
          <table:table-cell table:style-name="ce2" office:value-type="date" office:date-value="2022-04-04" calcext:value-type="date">
            <text:p>4/4/2022</text:p>
          </table:table-cell>
          <table:table-cell table:style-name="ce2" office:value-type="date" office:date-value="2017-04-30" calcext:value-type="date">
            <text:p>4/30/2017</text:p>
          </table:table-cell>
          <table:table-cell table:style-name="ce1" office:value-type="float" office:value="3700.18" calcext:value-type="float">
            <text:p>3700.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20.22" calcext:value-type="float">
            <text:p>3820.22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3911.02" calcext:value-type="float">
            <text:p>3911.02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0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801</text:p>
          </table:table-cell>
          <table:table-cell table:style-name="ce2" office:value-type="date" office:date-value="1936-09-22" calcext:value-type="date">
            <text:p>9/22/1936</text:p>
          </table:table-cell>
          <table:table-cell table:style-name="ce2" office:value-type="date" office:date-value="1989-08-31" calcext:value-type="date">
            <text:p>8/31/1989</text:p>
          </table:table-cell>
          <table:table-cell table:number-columns-repeated="2" table:style-name="ce1" office:value-type="string" calcext:value-type="string">
            <text:p>DAVID LOPEZ BAEZA</text:p>
          </table:table-cell>
          <table:table-cell table:style-name="ce1" office:value-type="string" calcext:value-type="string">
            <text:p>DAVID</text:p>
          </table:table-cell>
          <table:table-cell table:style-name="ce1" office:value-type="string" calcext:value-type="string">
            <text:p>PONIENTE 7</text:p>
          </table:table-cell>
          <table:table-cell table:style-name="ce1" office:value-type="string" calcext:value-type="string">
            <text:p>CUCHILLA DEL TESORO</text:p>
          </table:table-cell>
          <table:table-cell table:style-name="ce1" office:value-type="string" calcext:value-type="string">
            <text:p>MEXICO</text:p>
          </table:table-cell>
          <table:table-cell table:style-name="ce1" office:value-type="string" calcext:value-type="string">
            <text:p>D.F.</text:p>
          </table:table-cell>
          <table:table-cell table:style-name="ce1" office:value-type="string" calcext:value-type="string">
            <text:p>0177000289</text:p>
          </table:table-cell>
          <table:table-cell table:style-name="ce1" office:value-type="string" calcext:value-type="string">
            <text:p>04565</text:p>
          </table:table-cell>
          <table:table-cell/>
          <table:table-cell table:style-name="ce1" office:value-type="string" calcext:value-type="string">
            <text:p>5796-1365</text:p>
          </table:table-cell>
          <table:table-cell table:style-name="ce1" office:value-type="string" calcext:value-type="string">
            <text:p>DAVIDLOPEZBAEZA@HOTMAIL.C</text:p>
          </table:table-cell>
          <table:table-cell table:style-name="ce1" office:value-type="float" office:value="303010.801992187" calcext:value-type="float">
            <text:p>303010.801992187</text:p>
          </table:table-cell>
          <table:table-cell table:style-name="ce1" office:value-type="float" office:value="20500" calcext:value-type="float">
            <text:p>20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3510.8125" calcext:value-type="float">
            <text:p>323510.8125</text:p>
          </table:table-cell>
          <table:table-cell table:style-name="ce1" office:value-type="float" office:value="11913.1923828125" calcext:value-type="float">
            <text:p>11913.192382812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16321.760896297" calcext:value-type="float">
            <text:p>316321.760896297</text:p>
          </table:table-cell>
          <table:table-cell table:style-name="ce1" office:value-type="float" office:value="20327.02" calcext:value-type="float">
            <text:p>20327.02</text:p>
          </table:table-cell>
          <table:table-cell table:style-name="ce1" office:value-type="float" office:value="128012.32" calcext:value-type="float">
            <text:p>128012.32</text:p>
          </table:table-cell>
          <table:table-cell table:style-name="ce1" office:value-type="float" office:value="3416.66666666667" calcext:value-type="float">
            <text:p>3416.6666666667</text:p>
          </table:table-cell>
          <table:table-cell table:style-name="ce1" office:value-type="float" office:value="1.7361" calcext:value-type="float">
            <text:p>1.736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11-04" calcext:value-type="date">
            <text:p>11/4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style-name="ce1" office:value-type="float" office:value="3700" calcext:value-type="float">
            <text:p>37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20.02" calcext:value-type="float">
            <text:p>3820.02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string" calcext:value-type="string">
            <text:p>0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style-name="ce2" office:value-type="date" office:date-value="1941-07-12" calcext:value-type="date">
            <text:p>7/12/1941</text:p>
          </table:table-cell>
          <table:table-cell table:style-name="ce2" office:value-type="date" office:date-value="1989-08-31" calcext:value-type="date">
            <text:p>8/31/1989</text:p>
          </table:table-cell>
          <table:table-cell table:number-columns-repeated="2" table:style-name="ce1" office:value-type="string" calcext:value-type="string">
            <text:p>AURORA LOPEZ BAEZA</text:p>
          </table:table-cell>
          <table:table-cell table:style-name="ce1" office:value-type="string" calcext:value-type="string">
            <text:p>AURORA</text:p>
          </table:table-cell>
          <table:table-cell table:style-name="ce1" office:value-type="string" calcext:value-type="string">
            <text:p>LANCEROS DE OAXACA</text:p>
          </table:table-cell>
          <table:table-cell table:style-name="ce1" office:value-type="string" calcext:value-type="string">
            <text:p>EJERCITO DE ORIENTE</text:p>
          </table:table-cell>
          <table:table-cell table:style-name="ce1" office:value-type="string" calcext:value-type="string">
            <text:p>MEXICO</text:p>
          </table:table-cell>
          <table:table-cell table:style-name="ce1" office:value-type="string" calcext:value-type="string">
            <text:p>D.F.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744-2992</text:p>
          </table:table-cell>
          <table:table-cell table:style-name="ce1" office:value-type="string" calcext:value-type="string">
            <text:p>LOBA</text:p>
          </table:table-cell>
          <table:table-cell table:style-name="ce1" office:value-type="float" office:value="65349.47921875" calcext:value-type="float">
            <text:p>65349.47921875</text:p>
          </table:table-cell>
          <table:table-cell table:style-name="ce1" office:value-type="float" office:value="4800.29997070312" calcext:value-type="float">
            <text:p>4800.29997070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149.7878125" calcext:value-type="float">
            <text:p>70149.7878125</text:p>
          </table:table-cell>
          <table:table-cell table:style-name="ce1" office:value-type="float" office:value="2587.76025390625" calcext:value-type="float">
            <text:p>2587.760253906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68710.78921875" calcext:value-type="float">
            <text:p>68710.78921875</text:p>
          </table:table-cell>
          <table:table-cell table:style-name="ce1" office:value-type="float" office:value="24366" calcext:value-type="float">
            <text:p>24366</text:p>
          </table:table-cell>
          <table:table-cell table:style-name="ce1" office:value-type="float" office:value="152257.99" calcext:value-type="float">
            <text:p>152257.99</text:p>
          </table:table-cell>
          <table:table-cell table:style-name="ce1" office:value-type="float" office:value="800.049995117187" calcext:value-type="float">
            <text:p>800.0499951172</text:p>
          </table:table-cell>
          <table:table-cell table:style-name="ce1" office:value-type="float" office:value="2.0811" calcext:value-type="float">
            <text:p>2.08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41.03" calcext:value-type="float">
            <text:p>941.03</text:p>
          </table:table-cell>
          <table:table-cell table:style-name="ce2" office:value-type="date" office:date-value="2010-04-22" calcext:value-type="date">
            <text:p>4/22/2010</text:p>
          </table:table-cell>
          <table:table-cell table:style-name="ce2" office:value-type="date" office:date-value="2012-04-22" calcext:value-type="date">
            <text:p>4/22/2012</text:p>
          </table:table-cell>
          <table:table-cell table:style-name="ce2" office:value-type="date" office:date-value="2017-04-30" calcext:value-type="date">
            <text:p>4/30/2017</text:p>
          </table:table-cell>
          <table:table-cell table:style-name="ce1" office:value-type="float" office:value="3711.33" calcext:value-type="float">
            <text:p>3711.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33.39" calcext:value-type="float">
            <text:p>3833.39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string" calcext:value-type="string">
            <text:p>04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1945-11-19" calcext:value-type="date">
            <text:p>11/19/1945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MA DE JESUS LOPEZ BAEZA</text:p>
          </table:table-cell>
          <table:table-cell table:style-name="ce1" office:value-type="string" calcext:value-type="string">
            <text:p>MA DE JESUS LOPEZ BA</text:p>
          </table:table-cell>
          <table:table-cell table:style-name="ce1" office:value-type="string" calcext:value-type="string">
            <text:p>CHUY</text:p>
          </table:table-cell>
          <table:table-cell table:style-name="ce1" office:value-type="string" calcext:value-type="string">
            <text:p>HUIZACHE # 1 UNIDAD IZTACALCO</text:p>
          </table:table-cell>
          <table:table-cell table:style-name="ce1" office:value-type="string" calcext:value-type="string">
            <text:p>CLABE HSBC 021 180 06103863891 3</text:p>
          </table:table-cell>
          <table:table-cell table:style-name="ce1" office:value-type="string" calcext:value-type="string">
            <text:p>MEXICO</text:p>
          </table:table-cell>
          <table:table-cell table:style-name="ce1" office:value-type="string" calcext:value-type="string">
            <text:p>D.F.</text:p>
          </table:table-cell>
          <table:table-cell table:style-name="ce1" office:value-type="string" calcext:value-type="string">
            <text:p>021 180 06103863891 3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654-0496 5648-5881</text:p>
          </table:table-cell>
          <table:table-cell table:style-name="ce1" office:value-type="string" calcext:value-type="string">
            <text:p>arqjuanpablo@hotmail.com</text:p>
          </table:table-cell>
          <table:table-cell table:style-name="ce1" office:value-type="float" office:value="3321.98573974609" calcext:value-type="float">
            <text:p>3321.9857397461</text:p>
          </table:table-cell>
          <table:table-cell table:style-name="ce1" office:value-type="float" office:value="8800.2799609375" calcext:value-type="float">
            <text:p>8800.2799609375</text:p>
          </table:table-cell>
          <table:table-cell table:style-name="ce1" office:value-type="float" office:value="2184.76" calcext:value-type="float">
            <text:p>2184.76</text:p>
          </table:table-cell>
          <table:table-cell table:style-name="ce1" office:value-type="float" office:value="9937.5058203125" calcext:value-type="float">
            <text:p>9937.5058203125</text:p>
          </table:table-cell>
          <table:table-cell table:style-name="ce1" office:value-type="float" office:value="361.372253417969" calcext:value-type="float">
            <text:p>361.3722534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115.35" calcext:value-type="float">
            <text:p>15115.35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15548.9199609375" calcext:value-type="float">
            <text:p>15548.9199609375</text:p>
          </table:table-cell>
          <table:table-cell table:style-name="ce1" office:value-type="float" office:value="433.573097455595" calcext:value-type="float">
            <text:p>433.5730974556</text:p>
          </table:table-cell>
          <table:table-cell table:style-name="ce1" office:value-type="float" office:value="8000.00313651809" calcext:value-type="float">
            <text:p>8000.0031365181</text:p>
          </table:table-cell>
          <table:table-cell table:style-name="ce1" office:value-type="float" office:value="9595.23702741733" calcext:value-type="float">
            <text:p>9595.2370274173</text:p>
          </table:table-cell>
          <table:table-cell table:style-name="ce1" office:value-type="float" office:value="29705.55" calcext:value-type="float">
            <text:p>29705.55</text:p>
          </table:table-cell>
          <table:table-cell table:style-name="ce1" office:value-type="float" office:value="199457.2" calcext:value-type="float">
            <text:p>199457.2</text:p>
          </table:table-cell>
          <table:table-cell table:style-name="ce1" office:value-type="float" office:value="1466.71332682292" calcext:value-type="float">
            <text:p>1466.7133268229</text:p>
          </table:table-cell>
          <table:table-cell table:style-name="ce1" office:value-type="float" office:value="2.5372" calcext:value-type="float">
            <text:p>2.53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11.04" calcext:value-type="float">
            <text:p>711.04</text:p>
          </table:table-cell>
          <table:table-cell table:style-name="ce2" office:value-type="date" office:date-value="2017-04-21" calcext:value-type="date">
            <text:p>4/21/2017</text:p>
          </table:table-cell>
          <table:table-cell table:style-name="ce2" office:value-type="date" office:date-value="2018-04-21" calcext:value-type="date">
            <text:p>4/21/2018</text:p>
          </table:table-cell>
          <table:table-cell table:style-name="ce2" office:value-type="date" office:date-value="2017-04-30" calcext:value-type="date">
            <text:p>4/30/2017</text:p>
          </table:table-cell>
          <table:table-cell table:style-name="ce1" office:value-type="float" office:value="3710.9" calcext:value-type="float">
            <text:p>3710.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32.98" calcext:value-type="float">
            <text:p>3832.98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05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1947-08-25" calcext:value-type="date">
            <text:p>8/25/1947</text:p>
          </table:table-cell>
          <table:table-cell table:style-name="ce2" office:value-type="date" office:date-value="1989-08-31" calcext:value-type="date">
            <text:p>8/31/1989</text:p>
          </table:table-cell>
          <table:table-cell table:number-columns-repeated="2" table:style-name="ce1" office:value-type="string" calcext:value-type="string">
            <text:p>YOLANDA LOPEZ BAEZA</text:p>
          </table:table-cell>
          <table:table-cell table:style-name="ce1" office:value-type="string" calcext:value-type="string">
            <text:p>YOLA</text:p>
          </table:table-cell>
          <table:table-cell table:style-name="ce1" office:value-type="string" calcext:value-type="string">
            <text:p>CIRCUITO IZCALLI</text:p>
          </table:table-cell>
          <table:table-cell table:style-name="ce1" office:value-type="string" calcext:value-type="string">
            <text:p>IZCALLI ECATEPEC</text:p>
          </table:table-cell>
          <table:table-cell table:style-name="ce1" office:value-type="string" calcext:value-type="string">
            <text:p>ECATEPEC</text:p>
          </table:table-cell>
          <table:table-cell table:style-name="ce1" office:value-type="string" calcext:value-type="string">
            <text:p>MEX</text:p>
          </table:table-cell>
          <table:table-cell/>
          <table:table-cell table:style-name="ce1" office:value-type="string" calcext:value-type="string">
            <text:p>08956</text:p>
          </table:table-cell>
          <table:table-cell/>
          <table:table-cell table:style-name="ce1" office:value-type="string" calcext:value-type="string">
            <text:p>5787-8727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63468.454296875" calcext:value-type="float">
            <text:p>163468.454296875</text:p>
          </table:table-cell>
          <table:table-cell table:style-name="ce1" office:value-type="float" office:value="9559.9709765625" calcext:value-type="float">
            <text:p>9559.9709765625</text:p>
          </table:table-cell>
          <table:table-cell table:style-name="ce1" office:value-type="float" office:value="32683.11" calcext:value-type="float">
            <text:p>32683.11</text:p>
          </table:table-cell>
          <table:table-cell table:style-name="ce1" office:value-type="float" office:value="140345.2825" calcext:value-type="float">
            <text:p>140345.2825</text:p>
          </table:table-cell>
          <table:table-cell table:style-name="ce1" office:value-type="float" office:value="5456.7548828125" calcext:value-type="float">
            <text:p>5456.75488281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1196.1215026855" calcext:value-type="float">
            <text:p>31196.12150268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046.3" calcext:value-type="float">
            <text:p>8046.3</text:p>
          </table:table-cell>
          <table:table-cell table:style-name="ce1" office:value-type="float" office:value="1715.33026123047" calcext:value-type="float">
            <text:p>1715.3302612305</text:p>
          </table:table-cell>
          <table:table-cell table:style-name="ce1" office:value-type="float" office:value="24865.151763916" calcext:value-type="float">
            <text:p>24865.151763916</text:p>
          </table:table-cell>
          <table:table-cell table:style-name="ce1" office:value-type="float" office:value="144888.980488656" calcext:value-type="float">
            <text:p>144888.980488656</text:p>
          </table:table-cell>
          <table:table-cell table:style-name="ce1" office:value-type="float" office:value="89462.34" calcext:value-type="float">
            <text:p>89462.34</text:p>
          </table:table-cell>
          <table:table-cell table:style-name="ce1" office:value-type="float" office:value="533570.02" calcext:value-type="float">
            <text:p>533570.02</text:p>
          </table:table-cell>
          <table:table-cell table:style-name="ce1" office:value-type="float" office:value="1593.32849609375" calcext:value-type="float">
            <text:p>1593.3284960938</text:p>
          </table:table-cell>
          <table:table-cell table:style-name="ce1" office:value-type="float" office:value="7.641" calcext:value-type="float">
            <text:p>7.6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41.05" calcext:value-type="float">
            <text:p>1341.05</text:p>
          </table:table-cell>
          <table:table-cell table:style-name="ce2" office:value-type="date" office:date-value="2014-01-24" calcext:value-type="date">
            <text:p>1/24/2014</text:p>
          </table:table-cell>
          <table:table-cell table:style-name="ce2" office:value-type="date" office:date-value="2019-01-24" calcext:value-type="date">
            <text:p>1/24/2019</text:p>
          </table:table-cell>
          <table:table-cell table:style-name="ce2" office:value-type="date" office:date-value="2017-04-30" calcext:value-type="date">
            <text:p>4/30/2017</text:p>
          </table:table-cell>
          <table:table-cell table:style-name="ce1" office:value-type="float" office:value="3700.55" calcext:value-type="float">
            <text:p>3700.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20.65" calcext:value-type="float">
            <text:p>3820.65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1341.05" calcext:value-type="float">
            <text:p>1341.05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string" calcext:value-type="string">
            <text:p>06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806</text:p>
          </table:table-cell>
          <table:table-cell table:style-name="ce2" office:value-type="date" office:date-value="1949-12-19" calcext:value-type="date">
            <text:p>12/19/1949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JULIO NIETO MATA Y/O BERTHA LOPEZ BAEZA</text:p>
          </table:table-cell>
          <table:table-cell table:style-name="ce1" office:value-type="string" calcext:value-type="string">
            <text:p>JULIO NIETO MATA Y/O</text:p>
          </table:table-cell>
          <table:table-cell table:style-name="ce1" office:value-type="string" calcext:value-type="string">
            <text:p>ALEX</text:p>
          </table:table-cell>
          <table:table-cell table:style-name="ce1" office:value-type="string" calcext:value-type="string">
            <text:p>CLABE 021-180-04042615476-1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61914.046875" calcext:value-type="float">
            <text:p>361914.046875</text:p>
          </table:table-cell>
          <table:table-cell table:style-name="ce1" office:value-type="float" office:value="1700" calcext:value-type="float">
            <text:p>1700</text:p>
          </table:table-cell>
          <table:table-cell table:style-name="ce1" office:value-type="float" office:value="6682.13998535156" calcext:value-type="float">
            <text:p>6682.1399853516</text:p>
          </table:table-cell>
          <table:table-cell table:style-name="ce1" office:value-type="float" office:value="356931.93" calcext:value-type="float">
            <text:p>356931.93</text:p>
          </table:table-cell>
          <table:table-cell table:style-name="ce1" office:value-type="float" office:value="13541.6953125" calcext:value-type="float">
            <text:p>13541.69531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000" calcext:value-type="float">
            <text:p>24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4000" calcext:value-type="float">
            <text:p>24000</text:p>
          </table:table-cell>
          <table:table-cell table:style-name="ce1" office:value-type="float" office:value="359562.140409247" calcext:value-type="float">
            <text:p>359562.140409247</text:p>
          </table:table-cell>
          <table:table-cell table:style-name="ce1" office:value-type="float" office:value="26848.98" calcext:value-type="float">
            <text:p>26848.98</text:p>
          </table:table-cell>
          <table:table-cell table:style-name="ce1" office:value-type="float" office:value="120735.1" calcext:value-type="float">
            <text:p>120735.1</text:p>
          </table:table-cell>
          <table:table-cell table:style-name="ce1" office:value-type="float" office:value="283.333333333333" calcext:value-type="float">
            <text:p>283.3333333333</text:p>
          </table:table-cell>
          <table:table-cell table:style-name="ce1" office:value-type="float" office:value="2.2932" calcext:value-type="float">
            <text:p>2.293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31.06" calcext:value-type="float">
            <text:p>1131.06</text:p>
          </table:table-cell>
          <table:table-cell table:style-name="ce2" office:value-type="date" office:date-value="2017-04-04" calcext:value-type="date">
            <text:p>4/4/2017</text:p>
          </table:table-cell>
          <table:table-cell table:style-name="ce2" office:value-type="date" office:date-value="2019-04-04" calcext:value-type="date">
            <text:p>4/4/201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string" calcext:value-type="string">
            <text:p>07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807</text:p>
          </table:table-cell>
          <table:table-cell table:style-name="ce2" office:value-type="date" office:date-value="1951-06-13" calcext:value-type="date">
            <text:p>6/13/1951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JUAN MORONES R. Y ANTONIA LOPEZ B.</text:p>
          </table:table-cell>
          <table:table-cell table:style-name="ce1" office:value-type="string" calcext:value-type="string">
            <text:p>JUAN MORONES R. Y AN</text:p>
          </table:table-cell>
          <table:table-cell table:style-name="ce1" office:value-type="string" calcext:value-type="string">
            <text:p>TOÑIT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037-6768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56.154510803223" calcext:value-type="float">
            <text:p>856.1545108032</text:p>
          </table:table-cell>
          <table:table-cell table:style-name="ce1" office:value-type="float" office:value="700.28" calcext:value-type="float">
            <text:p>700.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56.43450195313" calcext:value-type="float">
            <text:p>1556.4345019531</text:p>
          </table:table-cell>
          <table:table-cell table:style-name="ce1" office:value-type="float" office:value="54.0651016235352" calcext:value-type="float">
            <text:p>54.065101623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435.5487299813" calcext:value-type="float">
            <text:p>1435.5487299813</text:p>
          </table:table-cell>
          <table:table-cell table:style-name="ce1" office:value-type="float" office:value="725.63" calcext:value-type="float">
            <text:p>725.63</text:p>
          </table:table-cell>
          <table:table-cell table:style-name="ce1" office:value-type="float" office:value="4700.93" calcext:value-type="float">
            <text:p>4700.93</text:p>
          </table:table-cell>
          <table:table-cell table:style-name="ce1" office:value-type="float" office:value="116.713333333333" calcext:value-type="float">
            <text:p>116.7133333333</text:p>
          </table:table-cell>
          <table:table-cell table:style-name="ce1" office:value-type="float" office:value="0.062" calcext:value-type="float">
            <text:p>0.0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91.07" calcext:value-type="float">
            <text:p>891.07</text:p>
          </table:table-cell>
          <table:table-cell table:style-name="ce2" office:value-type="date" office:date-value="2012-04-16" calcext:value-type="date">
            <text:p>4/16/2012</text:p>
          </table:table-cell>
          <table:table-cell table:style-name="ce2" office:value-type="date" office:date-value="2013-04-16" calcext:value-type="date">
            <text:p>4/16/2013</text:p>
          </table:table-cell>
          <table:table-cell table:style-name="ce2" office:value-type="date" office:date-value="2017-04-30" calcext:value-type="date">
            <text:p>4/30/2017</text:p>
          </table:table-cell>
          <table:table-cell table:style-name="ce1" office:value-type="float" office:value="3700.28" calcext:value-type="float">
            <text:p>3700.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20.28" calcext:value-type="float">
            <text:p>3820.28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9"/>
          <table:table-cell table:style-name="ce1" office:value-type="string" calcext:value-type="string">
            <text:p>O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string" calcext:value-type="string">
            <text:p>99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800</text:p>
          </table:table-cell>
          <table:table-cell table:number-columns-repeated="2"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FONDO ECONOMICO DE AYUDA MUTUA (FEDAMAC)</text:p>
          </table:table-cell>
          <table:table-cell table:style-name="ce1" office:value-type="string" calcext:value-type="string">
            <text:p>FONDO ECONOMICO DE A</text:p>
          </table:table-cell>
          <table:table-cell/>
          <table:table-cell table:style-name="ce1" office:value-type="string" calcext:value-type="string">
            <text:p>CLABE HSBC 021 180 04027125897 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luislopezb@prodigy.net-mx</text:p>
          </table:table-cell>
          <table:table-cell table:style-name="ce1" office:value-type="float" office:value="98760.44717961" calcext:value-type="float">
            <text:p>98760.44717961</text:p>
          </table:table-cell>
          <table:table-cell table:style-name="ce1" office:value-type="float" office:value="1782744.54361298" calcext:value-type="float">
            <text:p>1782744.54361298</text:p>
          </table:table-cell>
          <table:table-cell table:style-name="ce1" office:value-type="float" office:value="1835261.28954712" calcext:value-type="float">
            <text:p>1835261.28954712</text:p>
          </table:table-cell>
          <table:table-cell table:style-name="ce1" office:value-type="float" office:value="46243.7012454668" calcext:value-type="float">
            <text:p>46243.7012454668</text:p>
          </table:table-cell>
          <table:table-cell table:number-columns-repeated="10" table:style-name="ce1" office:value-type="float" office:value="0" calcext:value-type="float">
            <text:p>0</text:p>
          </table:table-cell>
          <table:table-cell table:style-name="ce1" office:value-type="float" office:value="331034.866153198" calcext:value-type="float">
            <text:p>331034.86615319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52.04" calcext:value-type="float">
            <text:p>1552.04</text:p>
          </table:table-cell>
          <table:table-cell table:number-columns-repeated="2" table:style-name="ce2" office:value-type="date" office:date-value="2010-12-18" calcext:value-type="date">
            <text:p>12/18/201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string" calcext:value-type="string">
            <text:p>08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808</text:p>
          </table:table-cell>
          <table:table-cell table:style-name="ce2" office:value-type="date" office:date-value="1953-08-27" calcext:value-type="date">
            <text:p>8/27/1953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FERNANDO LOPEZ B. Y LILIA HERNANDEZ</text:p>
          </table:table-cell>
          <table:table-cell table:style-name="ce1" office:value-type="string" calcext:value-type="string">
            <text:p>FERNANDO LOPEZ B. Y</text:p>
          </table:table-cell>
          <table:table-cell table:style-name="ce1" office:value-type="string" calcext:value-type="string">
            <text:p>FERNANDO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636.43344116211" calcext:value-type="float">
            <text:p>3636.4334411621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400.000003662109" calcext:value-type="float">
            <text:p>400.0000036621</text:p>
          </table:table-cell>
          <table:table-cell table:style-name="ce1" office:value-type="float" office:value="3886.43359375" calcext:value-type="float">
            <text:p>3886.43359375</text:p>
          </table:table-cell>
          <table:table-cell table:style-name="ce1" office:value-type="float" office:value="147.003982543945" calcext:value-type="float">
            <text:p>147.003982543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903.2827562306" calcext:value-type="float">
            <text:p>3903.2827562306</text:p>
          </table:table-cell>
          <table:table-cell table:style-name="ce1" office:value-type="float" office:value="26063.07" calcext:value-type="float">
            <text:p>26063.07</text:p>
          </table:table-cell>
          <table:table-cell table:style-name="ce1" office:value-type="float" office:value="148962.55" calcext:value-type="float">
            <text:p>148962.55</text:p>
          </table:table-cell>
          <table:table-cell table:style-name="ce1" office:value-type="float" office:value="108.333333333333" calcext:value-type="float">
            <text:p>108.3333333333</text:p>
          </table:table-cell>
          <table:table-cell table:style-name="ce1" office:value-type="float" office:value="2.2261" calcext:value-type="float">
            <text:p>2.22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21.08" calcext:value-type="float">
            <text:p>621.08</text:p>
          </table:table-cell>
          <table:table-cell table:style-name="ce2" office:value-type="date" office:date-value="2013-03-07" calcext:value-type="date">
            <text:p>3/7/2013</text:p>
          </table:table-cell>
          <table:table-cell table:style-name="ce2" office:value-type="date" office:date-value="2014-01-07" calcext:value-type="date">
            <text:p>1/7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09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809</text:p>
          </table:table-cell>
          <table:table-cell table:style-name="ce2" office:value-type="date" office:date-value="1957-05-09" calcext:value-type="date">
            <text:p>5/9/1957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RAUL LOPEZ BAEZA Y MARTHA MAQUIVAR</text:p>
          </table:table-cell>
          <table:table-cell table:style-name="ce1" office:value-type="string" calcext:value-type="string">
            <text:p>RAUL LOPEZ BAEZA Y M</text:p>
          </table:table-cell>
          <table:table-cell table:style-name="ce1" office:value-type="string" calcext:value-type="string">
            <text:p>RAUL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bimbozo.hotmail.com.mx</text:p>
          </table:table-cell>
          <table:table-cell table:style-name="ce1" office:value-type="float" office:value="35811.7784765625" calcext:value-type="float">
            <text:p>35811.7784765625</text:p>
          </table:table-cell>
          <table:table-cell table:style-name="ce1" office:value-type="float" office:value="9000.54" calcext:value-type="float">
            <text:p>9000.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812.3165625" calcext:value-type="float">
            <text:p>44812.3165625</text:p>
          </table:table-cell>
          <table:table-cell table:style-name="ce1" office:value-type="float" office:value="1612.01599121094" calcext:value-type="float">
            <text:p>1612.0159912109</text:p>
          </table:table-cell>
          <table:table-cell table:style-name="ce1" office:value-type="float" office:value="887.887557983398" calcext:value-type="float">
            <text:p>887.8875579834</text:p>
          </table:table-cell>
          <table:table-cell table:style-name="ce1" office:value-type="float" office:value="38508.92" calcext:value-type="float">
            <text:p>38508.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346.5300341797" calcext:value-type="float">
            <text:p>11346.5300341797</text:p>
          </table:table-cell>
          <table:table-cell table:style-name="ce1" office:value-type="float" office:value="2081.60092163086" calcext:value-type="float">
            <text:p>2081.6009216309</text:p>
          </table:table-cell>
          <table:table-cell table:style-name="ce1" office:value-type="float" office:value="29243.9908874512" calcext:value-type="float">
            <text:p>29243.9908874512</text:p>
          </table:table-cell>
          <table:table-cell table:style-name="ce1" office:value-type="float" office:value="42802.6088601241" calcext:value-type="float">
            <text:p>42802.6088601241</text:p>
          </table:table-cell>
          <table:table-cell table:style-name="ce1" office:value-type="float" office:value="45653.21" calcext:value-type="float">
            <text:p>45653.21</text:p>
          </table:table-cell>
          <table:table-cell table:style-name="ce1" office:value-type="float" office:value="263718.87" calcext:value-type="float">
            <text:p>263718.87</text:p>
          </table:table-cell>
          <table:table-cell table:style-name="ce1" office:value-type="float" office:value="1500.09" calcext:value-type="float">
            <text:p>1500.09</text:p>
          </table:table-cell>
          <table:table-cell table:style-name="ce1" office:value-type="float" office:value="3.8993" calcext:value-type="float">
            <text:p>3.89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91" calcext:value-type="float">
            <text:p>1891</text:p>
          </table:table-cell>
          <table:table-cell table:style-name="ce2" office:value-type="date" office:date-value="2016-09-20" calcext:value-type="date">
            <text:p>9/20/2016</text:p>
          </table:table-cell>
          <table:table-cell table:style-name="ce2" office:value-type="date" office:date-value="2018-09-20" calcext:value-type="date">
            <text:p>9/20/2018</text:p>
          </table:table-cell>
          <table:table-cell table:style-name="ce2" office:value-type="date" office:date-value="2017-04-30" calcext:value-type="date">
            <text:p>4/30/2017</text:p>
          </table:table-cell>
          <table:table-cell table:style-name="ce1" office:value-type="float" office:value="3710.9" calcext:value-type="float">
            <text:p>3710.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30.9" calcext:value-type="float">
            <text:p>3830.9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1891.09" calcext:value-type="float">
            <text:p>1891.09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string" calcext:value-type="string">
            <text:p>1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810</text:p>
          </table:table-cell>
          <table:table-cell table:style-name="ce2" office:value-type="date" office:date-value="1956-02-24" calcext:value-type="date">
            <text:p>2/24/1956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ALBERTO PENICHE B. Y ROSA MA. LOPEZ B.</text:p>
          </table:table-cell>
          <table:table-cell table:style-name="ce1" office:value-type="string" calcext:value-type="string">
            <text:p>ALBERTO PENICHE B. Y</text:p>
          </table:table-cell>
          <table:table-cell table:style-name="ce1" office:value-type="string" calcext:value-type="string">
            <text:p>ALBERTO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14-180-60501048630-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209.92646179199" calcext:value-type="float">
            <text:p>1209.926461792</text:p>
          </table:table-cell>
          <table:table-cell table:style-name="ce1" office:value-type="float" office:value="500.2" calcext:value-type="float">
            <text:p>500.2</text:p>
          </table:table-cell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1260.12648925781" calcext:value-type="float">
            <text:p>1260.1264892578</text:p>
          </table:table-cell>
          <table:table-cell table:style-name="ce1" office:value-type="float" office:value="44.4691009521484" calcext:value-type="float">
            <text:p>44.469100952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180.75358507966" calcext:value-type="float">
            <text:p>1180.7535850797</text:p>
          </table:table-cell>
          <table:table-cell table:style-name="ce1" office:value-type="float" office:value="761.67" calcext:value-type="float">
            <text:p>761.67</text:p>
          </table:table-cell>
          <table:table-cell table:style-name="ce1" office:value-type="float" office:value="3891.38" calcext:value-type="float">
            <text:p>3891.38</text:p>
          </table:table-cell>
          <table:table-cell table:style-name="ce1" office:value-type="float" office:value="83.3666666666667" calcext:value-type="float">
            <text:p>83.3666666667</text:p>
          </table:table-cell>
          <table:table-cell table:style-name="ce1" office:value-type="float" office:value="0.0651" calcext:value-type="float">
            <text:p>0.06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1.1" calcext:value-type="float">
            <text:p>221.1</text:p>
          </table:table-cell>
          <table:table-cell table:style-name="ce2" office:value-type="date" office:date-value="2014-02-10" calcext:value-type="date">
            <text:p>2/10/2014</text:p>
          </table:table-cell>
          <table:table-cell table:style-name="ce2" office:value-type="date" office:date-value="2014-12-10" calcext:value-type="date">
            <text:p>12/10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2" table:style-name="ce1" office:value-type="string" calcext:value-type="string">
            <text:p>11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811</text:p>
          </table:table-cell>
          <table:table-cell table:style-name="ce2" office:value-type="date" office:date-value="1959-06-11" calcext:value-type="date">
            <text:p>6/11/1959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J. AURELIO MUÑOZ SJ. Y TERESA LOPEZ B.</text:p>
          </table:table-cell>
          <table:table-cell table:style-name="ce1" office:value-type="string" calcext:value-type="string">
            <text:p>J. AURELIO MUÑOZ SJ.</text:p>
          </table:table-cell>
          <table:table-cell table:style-name="ce1" office:value-type="string" calcext:value-type="string">
            <text:p>TERE</text:p>
          </table:table-cell>
          <table:table-cell table:style-name="ce1" office:value-type="string" calcext:value-type="string">
            <text:p>CALZ. DE LA VIGA 117, MZA. 1 LOTE 41 C.C</text:p>
          </table:table-cell>
          <table:table-cell table:style-name="ce1" office:value-type="string" calcext:value-type="string">
            <text:p>JAJALPA, FRACC. BONITO ECATEPEC</text:p>
          </table:table-cell>
          <table:table-cell table:style-name="ce1" office:value-type="string" calcext:value-type="string">
            <text:p>ECATEPEC</text:p>
          </table:table-cell>
          <table:table-cell table:style-name="ce1" office:value-type="string" calcext:value-type="string">
            <text:p>MEX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55090</text:p>
          </table:table-cell>
          <table:table-cell/>
          <table:table-cell table:style-name="ce1" office:value-type="string" calcext:value-type="string">
            <text:p>5116-8052</text:p>
          </table:table-cell>
          <table:table-cell table:style-name="ce1" office:value-type="string" calcext:value-type="string">
            <text:p>aseret_ml@hotmail.com.mx</text:p>
          </table:table-cell>
          <table:table-cell table:style-name="ce1" office:value-type="float" office:value="39814.1056054688" calcext:value-type="float">
            <text:p>39814.1056054688</text:p>
          </table:table-cell>
          <table:table-cell table:style-name="ce1" office:value-type="float" office:value="900.330014648438" calcext:value-type="float">
            <text:p>900.33001464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714.43421875" calcext:value-type="float">
            <text:p>40714.43421875</text:p>
          </table:table-cell>
          <table:table-cell table:style-name="ce1" office:value-type="float" office:value="1524.05114746094" calcext:value-type="float">
            <text:p>1524.051147460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0466.947632866" calcext:value-type="float">
            <text:p>40466.947632866</text:p>
          </table:table-cell>
          <table:table-cell table:style-name="ce1" office:value-type="float" office:value="5864.23" calcext:value-type="float">
            <text:p>5864.23</text:p>
          </table:table-cell>
          <table:table-cell table:style-name="ce1" office:value-type="float" office:value="31600.07" calcext:value-type="float">
            <text:p>31600.07</text:p>
          </table:table-cell>
          <table:table-cell table:style-name="ce1" office:value-type="float" office:value="150.055002441406" calcext:value-type="float">
            <text:p>150.0550024414</text:p>
          </table:table-cell>
          <table:table-cell table:style-name="ce1" office:value-type="float" office:value="0.5009" calcext:value-type="float">
            <text:p>0.500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1" calcext:value-type="float">
            <text:p>1001</text:p>
          </table:table-cell>
          <table:table-cell table:style-name="ce2" office:value-type="date" office:date-value="2014-11-21" calcext:value-type="date">
            <text:p>11/21/2014</text:p>
          </table:table-cell>
          <table:table-cell table:style-name="ce2" office:value-type="date" office:date-value="2015-09-21" calcext:value-type="date">
            <text:p>9/21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style-name="ce1" office:value-type="float" office:value="3701.11" calcext:value-type="float">
            <text:p>3701.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21.11" calcext:value-type="float">
            <text:p>3821.11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2" table:style-name="ce1" office:value-type="string" calcext:value-type="string">
            <text:p>12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1963-11-21" calcext:value-type="date">
            <text:p>11/21/1963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MARIO REYES R. Y A. LETICIA LOPEZ B.</text:p>
          </table:table-cell>
          <table:table-cell table:style-name="ce1" office:value-type="string" calcext:value-type="string">
            <text:p>MARIO REYES R. Y A.</text:p>
          </table:table-cell>
          <table:table-cell table:style-name="ce1" office:value-type="string" calcext:value-type="string">
            <text:p>LETY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76531.734375" calcext:value-type="float">
            <text:p>76531.734375</text:p>
          </table:table-cell>
          <table:table-cell table:style-name="ce1" office:value-type="float" office:value="24350" calcext:value-type="float">
            <text:p>24350</text:p>
          </table:table-cell>
          <table:table-cell table:style-name="ce1" office:value-type="float" office:value="18552.7698046875" calcext:value-type="float">
            <text:p>18552.7698046875</text:p>
          </table:table-cell>
          <table:table-cell table:style-name="ce1" office:value-type="float" office:value="82328.9659375" calcext:value-type="float">
            <text:p>82328.9659375</text:p>
          </table:table-cell>
          <table:table-cell table:style-name="ce1" office:value-type="float" office:value="3141.34545898437" calcext:value-type="float">
            <text:p>3141.34545898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0000" calcext:value-type="float">
            <text:p>200000</text:p>
          </table:table-cell>
          <table:table-cell table:style-name="ce1" office:value-type="float" office:value="27000" calcext:value-type="float">
            <text:p>27000</text:p>
          </table:table-cell>
          <table:table-cell table:style-name="ce1" office:value-type="float" office:value="5799.40002441406" calcext:value-type="float">
            <text:p>5799.4000244141</text:p>
          </table:table-cell>
          <table:table-cell table:style-name="ce1" office:value-type="float" office:value="178799.400024414" calcext:value-type="float">
            <text:p>178799.400024414</text:p>
          </table:table-cell>
          <table:table-cell table:style-name="ce1" office:value-type="float" office:value="83409.7113886986" calcext:value-type="float">
            <text:p>83409.7113886986</text:p>
          </table:table-cell>
          <table:table-cell table:style-name="ce1" office:value-type="float" office:value="36647.08" calcext:value-type="float">
            <text:p>36647.08</text:p>
          </table:table-cell>
          <table:table-cell table:style-name="ce1" office:value-type="float" office:value="215212.42" calcext:value-type="float">
            <text:p>215212.42</text:p>
          </table:table-cell>
          <table:table-cell table:style-name="ce1" office:value-type="float" office:value="4058.33333333333" calcext:value-type="float">
            <text:p>4058.3333333333</text:p>
          </table:table-cell>
          <table:table-cell table:style-name="ce1" office:value-type="float" office:value="3.1301" calcext:value-type="float">
            <text:p>3.13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270" calcext:value-type="float">
            <text:p>5270</text:p>
          </table:table-cell>
          <table:table-cell table:style-name="ce2" office:value-type="date" office:date-value="2017-01-02" calcext:value-type="date">
            <text:p>1/2/2017</text:p>
          </table:table-cell>
          <table:table-cell table:style-name="ce2" office:value-type="date" office:date-value="2019-07-29" calcext:value-type="date">
            <text:p>7/29/2019</text:p>
          </table:table-cell>
          <table:table-cell table:style-name="ce2" office:value-type="date" office:date-value="2017-04-30" calcext:value-type="date">
            <text:p>4/30/2017</text:p>
          </table:table-cell>
          <table:table-cell table:style-name="ce1" office:value-type="float" office:value="3703.24" calcext:value-type="float">
            <text:p>3703.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23.24" calcext:value-type="float">
            <text:p>3823.24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9000" calcext:value-type="float">
            <text:p>9000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2" table:style-name="ce1" office:value-type="string" calcext:value-type="string">
            <text:p>13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813</text:p>
          </table:table-cell>
          <table:table-cell table:style-name="ce2" office:value-type="date" office:date-value="1962-11-21" calcext:value-type="date">
            <text:p>11/21/196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RTHA PATRICIA LOPEZ BAEZA</text:p>
          </table:table-cell>
          <table:table-cell table:style-name="ce1" office:value-type="string" calcext:value-type="string">
            <text:p>MARTHA PATRICIA LOPE</text:p>
          </table:table-cell>
          <table:table-cell table:style-name="ce1" office:value-type="string" calcext:value-type="string">
            <text:p>PATY</text:p>
          </table:table-cell>
          <table:table-cell table:style-name="ce1" office:value-type="string" calcext:value-type="string">
            <text:p>JARDINES BOTANICOS MZA 29 LOTE 12</text:p>
          </table:table-cell>
          <table:table-cell table:style-name="ce1" office:value-type="string" calcext:value-type="string">
            <text:p>CASA 11 COL. HEROES TECAMAC</text:p>
          </table:table-cell>
          <table:table-cell table:style-name="ce1" office:value-type="string" calcext:value-type="string">
            <text:p>SECCION OZUMBILLA</text:p>
          </table:table-cell>
          <table:table-cell table:style-name="ce1" office:value-type="string" calcext:value-type="string">
            <text:p>ESTADO DE MEXICO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patloba2001@yahoo.com.mx</text:p>
          </table:table-cell>
          <table:table-cell table:style-name="ce1" office:value-type="float" office:value="2388.61853515625" calcext:value-type="float">
            <text:p>2388.6185351563</text:p>
          </table:table-cell>
          <table:table-cell table:style-name="ce1" office:value-type="float" office:value="4064.24" calcext:value-type="float">
            <text:p>4064.24</text:p>
          </table:table-cell>
          <table:table-cell table:style-name="ce1" office:value-type="float" office:value="3100.10000244141" calcext:value-type="float">
            <text:p>3100.1000024414</text:p>
          </table:table-cell>
          <table:table-cell table:style-name="ce1" office:value-type="float" office:value="3352.75879882812" calcext:value-type="float">
            <text:p>3352.7587988281</text:p>
          </table:table-cell>
          <table:table-cell table:style-name="ce1" office:value-type="float" office:value="100.202911376953" calcext:value-type="float">
            <text:p>100.2029113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518.87" calcext:value-type="float">
            <text:p>24518.8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05.65011230469" calcext:value-type="float">
            <text:p>5905.6501123047</text:p>
          </table:table-cell>
          <table:table-cell table:style-name="ce1" office:value-type="float" office:value="2789.08920288086" calcext:value-type="float">
            <text:p>2789.0892028809</text:p>
          </table:table-cell>
          <table:table-cell table:style-name="ce1" office:value-type="float" office:value="21402.3090905762" calcext:value-type="float">
            <text:p>21402.3090905762</text:p>
          </table:table-cell>
          <table:table-cell table:style-name="ce1" office:value-type="float" office:value="2660.61017899187" calcext:value-type="float">
            <text:p>2660.6101789919</text:p>
          </table:table-cell>
          <table:table-cell table:style-name="ce1" office:value-type="float" office:value="3778.05" calcext:value-type="float">
            <text:p>3778.05</text:p>
          </table:table-cell>
          <table:table-cell table:style-name="ce1" office:value-type="float" office:value="24425.33" calcext:value-type="float">
            <text:p>24425.33</text:p>
          </table:table-cell>
          <table:table-cell table:style-name="ce1" office:value-type="float" office:value="677.373333333333" calcext:value-type="float">
            <text:p>677.3733333333</text:p>
          </table:table-cell>
          <table:table-cell table:style-name="ce1" office:value-type="float" office:value="0.3227" calcext:value-type="float">
            <text:p>0.32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981.13" calcext:value-type="float">
            <text:p>981.13</text:p>
          </table:table-cell>
          <table:table-cell table:style-name="ce2" office:value-type="date" office:date-value="2016-09-19" calcext:value-type="date">
            <text:p>9/19/2016</text:p>
          </table:table-cell>
          <table:table-cell table:style-name="ce2" office:value-type="date" office:date-value="2019-09-19" calcext:value-type="date">
            <text:p>9/19/201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981.13" calcext:value-type="float">
            <text:p>981.13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2" table:style-name="ce1" office:value-type="string" calcext:value-type="string">
            <text:p>1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39-06-25" calcext:value-type="date">
            <text:p>6/25/1939</text:p>
          </table:table-cell>
          <table:table-cell table:style-name="ce2" office:value-type="date" office:date-value="1976-02-14" calcext:value-type="date">
            <text:p>2/14/1976</text:p>
          </table:table-cell>
          <table:table-cell table:number-columns-repeated="2" table:style-name="ce1" office:value-type="string" calcext:value-type="string">
            <text:p>ALICIA LOPEZ BAEZA</text:p>
          </table:table-cell>
          <table:table-cell table:style-name="ce1" office:value-type="string" calcext:value-type="string">
            <text:p>MARTH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66.127063751221" calcext:value-type="float">
            <text:p>466.127063751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66.127063751221" calcext:value-type="float">
            <text:p>466.1270637512</text:p>
          </table:table-cell>
          <table:table-cell table:style-name="ce1" office:value-type="float" office:value="17.5551052093506" calcext:value-type="float">
            <text:p>17.555105209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66.127063751221" calcext:value-type="float">
            <text:p>466.1270637512</text:p>
          </table:table-cell>
          <table:table-cell table:style-name="ce1" office:value-type="float" office:value="1286.52" calcext:value-type="float">
            <text:p>1286.52</text:p>
          </table:table-cell>
          <table:table-cell table:style-name="ce1" office:value-type="float" office:value="8962.07" calcext:value-type="float">
            <text:p>8962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099" calcext:value-type="float">
            <text:p>0.109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2-01-25" calcext:value-type="date">
            <text:p>1/25/2012</text:p>
          </table:table-cell>
          <table:table-cell table:style-name="ce2" office:value-type="date" office:date-value="2017-04-30" calcext:value-type="date">
            <text:p>4/30/2017</text:p>
          </table:table-cell>
          <table:table-cell table:style-name="ce1" office:value-type="float" office:value="3700" calcext:value-type="float">
            <text:p>37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1968-03-08" calcext:value-type="date">
            <text:p>3/8/1968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ROGELIO/VERONICA CARRILLO LOPEZ</text:p>
          </table:table-cell>
          <table:table-cell table:style-name="ce1" office:value-type="string" calcext:value-type="string">
            <text:p>ROGELIO/VERONICA CAR</text:p>
          </table:table-cell>
          <table:table-cell table:style-name="ce1" office:value-type="string" calcext:value-type="string">
            <text:p>VERO</text:p>
          </table:table-cell>
          <table:table-cell table:style-name="ce1" office:value-type="string" calcext:value-type="string">
            <text:p>CTA FEDAMAC 021-180-04038436069-7</text:p>
          </table:table-cell>
          <table:table-cell table:style-name="ce1" office:value-type="string" calcext:value-type="string">
            <text:p>8548-9711-6898-4395 BANAMEX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1038-0998</text:p>
          </table:table-cell>
          <table:table-cell table:style-name="ce1" office:value-type="string" calcext:value-type="string">
            <text:p>8548-9711-6898-4395</text:p>
          </table:table-cell>
          <table:table-cell table:style-name="ce1" office:value-type="float" office:value="4416.22577514648" calcext:value-type="float">
            <text:p>4416.2257751465</text:p>
          </table:table-cell>
          <table:table-cell table:style-name="ce1" office:value-type="float" office:value="5751.20000610351" calcext:value-type="float">
            <text:p>5751.2000061035</text:p>
          </table:table-cell>
          <table:table-cell table:style-name="ce1" office:value-type="float" office:value="8462.54999389648" calcext:value-type="float">
            <text:p>8462.5499938965</text:p>
          </table:table-cell>
          <table:table-cell table:style-name="ce1" office:value-type="float" office:value="1704.8759765625" calcext:value-type="float">
            <text:p>1704.8759765625</text:p>
          </table:table-cell>
          <table:table-cell table:style-name="ce1" office:value-type="float" office:value="89.3786239624023" calcext:value-type="float">
            <text:p>89.378623962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373.20125459854" calcext:value-type="float">
            <text:p>2373.2012545985</text:p>
          </table:table-cell>
          <table:table-cell table:style-name="ce1" office:value-type="float" office:value="20471.36" calcext:value-type="float">
            <text:p>20471.36</text:p>
          </table:table-cell>
          <table:table-cell table:style-name="ce1" office:value-type="float" office:value="103747.79" calcext:value-type="float">
            <text:p>103747.79</text:p>
          </table:table-cell>
          <table:table-cell table:style-name="ce1" office:value-type="float" office:value="958.533334350586" calcext:value-type="float">
            <text:p>958.5333343506</text:p>
          </table:table-cell>
          <table:table-cell table:style-name="ce1" office:value-type="float" office:value="1.7485" calcext:value-type="float">
            <text:p>1.74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001.15" calcext:value-type="float">
            <text:p>7001.15</text:p>
          </table:table-cell>
          <table:table-cell table:style-name="ce2" office:value-type="date" office:date-value="2011-07-25" calcext:value-type="date">
            <text:p>7/25/2011</text:p>
          </table:table-cell>
          <table:table-cell table:style-name="ce2" office:value-type="date" office:date-value="2021-07-25" calcext:value-type="date">
            <text:p>7/25/2021</text:p>
          </table:table-cell>
          <table:table-cell table:style-name="ce2" office:value-type="date" office:date-value="2017-04-30" calcext:value-type="date">
            <text:p>4/30/2017</text:p>
          </table:table-cell>
          <table:table-cell table:style-name="ce1" office:value-type="float" office:value="3709.35" calcext:value-type="float">
            <text:p>3709.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29.65" calcext:value-type="float">
            <text:p>3829.65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1970-05-04" calcext:value-type="date">
            <text:p>5/4/1970</text:p>
          </table:table-cell>
          <table:table-cell table:style-name="ce2" office:value-type="date" office:date-value="1989-08-31" calcext:value-type="date">
            <text:p>8/31/1989</text:p>
          </table:table-cell>
          <table:table-cell table:style-name="ce1" office:value-type="string" calcext:value-type="string">
            <text:p>MONICA CARRILLO LOPEZ</text:p>
          </table:table-cell>
          <table:table-cell table:style-name="ce1" office:value-type="string" calcext:value-type="string">
            <text:p>MONICA CARRILLO LOPE</text:p>
          </table:table-cell>
          <table:table-cell table:style-name="ce1" office:value-type="string" calcext:value-type="string">
            <text:p>MONI</text:p>
          </table:table-cell>
          <table:table-cell table:style-name="ce1" office:value-type="string" calcext:value-type="string">
            <text:p>CLABE BANAMEX 002-180-0525-6662339-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1530.1297265625" calcext:value-type="float">
            <text:p>81530.1297265625</text:p>
          </table:table-cell>
          <table:table-cell table:style-name="ce1" office:value-type="float" office:value="1300.8" calcext:value-type="float">
            <text:p>1300.8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81830.9140625" calcext:value-type="float">
            <text:p>81830.9140625</text:p>
          </table:table-cell>
          <table:table-cell table:style-name="ce1" office:value-type="float" office:value="3081.58935546875" calcext:value-type="float">
            <text:p>3081.58935546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2221.16" calcext:value-type="float">
            <text:p>2221.16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98778.84" calcext:value-type="float">
            <text:p>98778.84</text:p>
          </table:table-cell>
          <table:table-cell table:style-name="ce1" office:value-type="float" office:value="81823.0529046447" calcext:value-type="float">
            <text:p>81823.0529046447</text:p>
          </table:table-cell>
          <table:table-cell table:style-name="ce1" office:value-type="float" office:value="37541.91" calcext:value-type="float">
            <text:p>37541.91</text:p>
          </table:table-cell>
          <table:table-cell table:style-name="ce1" office:value-type="float" office:value="204642.86" calcext:value-type="float">
            <text:p>204642.86</text:p>
          </table:table-cell>
          <table:table-cell table:style-name="ce1" office:value-type="float" office:value="216.8" calcext:value-type="float">
            <text:p>216.8</text:p>
          </table:table-cell>
          <table:table-cell table:style-name="ce1" office:value-type="float" office:value="3.2065" calcext:value-type="float">
            <text:p>3.20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221.16" calcext:value-type="float">
            <text:p>2221.16</text:p>
          </table:table-cell>
          <table:table-cell table:style-name="ce2" office:value-type="date" office:date-value="2017-03-28" calcext:value-type="date">
            <text:p>3/28/2017</text:p>
          </table:table-cell>
          <table:table-cell table:style-name="ce2" office:value-type="date" office:date-value="2022-03-28" calcext:value-type="date">
            <text:p>3/28/2022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2221.16" calcext:value-type="float">
            <text:p>2221.16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1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97-09-17" calcext:value-type="date">
            <text:p>9/17/1997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JORGE LUIS ACOSTA LOPEZ</text:p>
          </table:table-cell>
          <table:table-cell table:style-name="ce1" office:value-type="string" calcext:value-type="string">
            <text:p>JORGE LUIS ACOSTA LO</text:p>
          </table:table-cell>
          <table:table-cell table:style-name="ce1" office:value-type="string" calcext:value-type="string">
            <text:p>JORGE-LUIS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136.19462585449" calcext:value-type="float">
            <text:p>2136.1946258545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36.19458007812" calcext:value-type="float">
            <text:p>2636.1945800781</text:p>
          </table:table-cell>
          <table:table-cell table:style-name="ce1" office:value-type="float" office:value="94.9600372314453" calcext:value-type="float">
            <text:p>94.960037231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521.40010530655" calcext:value-type="float">
            <text:p>2521.4001053066</text:p>
          </table:table-cell>
          <table:table-cell table:style-name="ce1" office:value-type="float" office:value="1154.32" calcext:value-type="float">
            <text:p>1154.32</text:p>
          </table:table-cell>
          <table:table-cell table:style-name="ce1" office:value-type="float" office:value="7495.41" calcext:value-type="float">
            <text:p>7495.41</text:p>
          </table:table-cell>
          <table:table-cell table:style-name="ce1" office:value-type="float" office:value="83.3333333333333" calcext:value-type="float">
            <text:p>83.3333333333</text:p>
          </table:table-cell>
          <table:table-cell table:style-name="ce1" office:value-type="float" office:value="0.0986" calcext:value-type="float">
            <text:p>0.09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51.18" calcext:value-type="float">
            <text:p>451.18</text:p>
          </table:table-cell>
          <table:table-cell table:style-name="ce2" office:value-type="date" office:date-value="2014-05-02" calcext:value-type="date">
            <text:p>5/2/2014</text:p>
          </table:table-cell>
          <table:table-cell table:style-name="ce2" office:value-type="date" office:date-value="2015-05-02" calcext:value-type="date">
            <text:p>5/2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19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INVERSION LP LOPEZ BAEZA</text:p>
          </table:table-cell>
          <table:table-cell table:style-name="ce1" office:value-type="string" calcext:value-type="string">
            <text:p>INVERSION LP LOPEZ B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8410.2064599609" calcext:value-type="float">
            <text:p>28410.2064599609</text:p>
          </table:table-cell>
          <table:table-cell table:style-name="ce1" office:value-type="float" office:value="800.95" calcext:value-type="float">
            <text:p>800.95</text:p>
          </table:table-cell>
          <table:table-cell table:style-name="ce1" office:value-type="float" office:value="12606.0500390625" calcext:value-type="float">
            <text:p>12606.0500390625</text:p>
          </table:table-cell>
          <table:table-cell table:style-name="ce1" office:value-type="float" office:value="16605.100546875" calcext:value-type="float">
            <text:p>16605.100546875</text:p>
          </table:table-cell>
          <table:table-cell table:style-name="ce1" office:value-type="float" office:value="775.428955078125" calcext:value-type="float">
            <text:p>775.428955078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0589.3628435226" calcext:value-type="float">
            <text:p>20589.3628435226</text:p>
          </table:table-cell>
          <table:table-cell table:style-name="ce1" office:value-type="float" office:value="22945.25" calcext:value-type="float">
            <text:p>22945.25</text:p>
          </table:table-cell>
          <table:table-cell table:style-name="ce1" office:value-type="float" office:value="137671.49" calcext:value-type="float">
            <text:p>137671.49</text:p>
          </table:table-cell>
          <table:table-cell table:style-name="ce1" office:value-type="float" office:value="133.491666666667" calcext:value-type="float">
            <text:p>133.4916666667</text:p>
          </table:table-cell>
          <table:table-cell table:style-name="ce1" office:value-type="float" office:value="2.0461" calcext:value-type="float">
            <text:p>2.04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461.19" calcext:value-type="float">
            <text:p>1461.19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10-10-30" calcext:value-type="date">
            <text:p>10/30/201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1973-07-31" calcext:value-type="date">
            <text:p>7/31/197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FRANCISCO MONROY/ERIKA CARRILLO LOPEZ</text:p>
          </table:table-cell>
          <table:table-cell table:style-name="ce1" office:value-type="string" calcext:value-type="string">
            <text:p>FRANCISCO MONROY/ERI</text:p>
          </table:table-cell>
          <table:table-cell table:style-name="ce1" office:value-type="string" calcext:value-type="string">
            <text:p>ERIK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6425.0820654297" calcext:value-type="float">
            <text:p>16425.082065429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425.0820654297" calcext:value-type="float">
            <text:p>16425.0820654297</text:p>
          </table:table-cell>
          <table:table-cell table:style-name="ce1" office:value-type="float" office:value="618.595336914063" calcext:value-type="float">
            <text:p>618.595336914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6425.0820654297" calcext:value-type="float">
            <text:p>16425.0820654297</text:p>
          </table:table-cell>
          <table:table-cell table:style-name="ce1" office:value-type="float" office:value="5781.46" calcext:value-type="float">
            <text:p>5781.46</text:p>
          </table:table-cell>
          <table:table-cell table:style-name="ce1" office:value-type="float" office:value="31976.88" calcext:value-type="float">
            <text:p>31976.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938" calcext:value-type="float">
            <text:p>0.49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100" calcext:value-type="float">
            <text:p>110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3-12-04" calcext:value-type="date">
            <text:p>12/4/2003</text:p>
          </table:table-cell>
          <table:table-cell table:style-name="ce2" office:value-type="date" office:date-value="2017-04-30" calcext:value-type="date">
            <text:p>4/30/2017</text:p>
          </table:table-cell>
          <table:table-cell table:style-name="ce1" office:value-type="float" office:value="3705.2" calcext:value-type="float">
            <text:p>3705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25.6" calcext:value-type="float">
            <text:p>3825.6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79" calcext:value-type="float">
            <text:p>279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0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9</text:p>
          </table:table-cell>
          <table:table-cell table:number-columns-repeated="2" table:style-name="ce2" office:value-type="date" office:date-value="2014-12-15" calcext:value-type="date">
            <text:p>12/15/2014</text:p>
          </table:table-cell>
          <table:table-cell table:style-name="ce1" office:value-type="string" calcext:value-type="string">
            <text:p>RAUL LOPEZ MAQUIVAR (2DO PRESTAMO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-0.000202819824218636" calcext:value-type="float">
            <text:p>-0.0002028198</text:p>
          </table:table-cell>
          <table:table-cell table:style-name="ce2" office:value-type="date" office:date-value="2014-11-16" calcext:value-type="date">
            <text:p>11/16/2014</text:p>
          </table:table-cell>
          <table:table-cell table:style-name="ce2" office:value-type="date" office:date-value="2016-11-16" calcext:value-type="date">
            <text:p>11/16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80" calcext:value-type="float">
            <text:p>280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08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13</text:p>
          </table:table-cell>
          <table:table-cell table:style-name="ce2" office:value-type="date" office:date-value="1994-02-03" calcext:value-type="date">
            <text:p>2/3/1994</text:p>
          </table:table-cell>
          <table:table-cell table:style-name="ce2" office:value-type="date" office:date-value="2015-01-11" calcext:value-type="date">
            <text:p>1/11/2015</text:p>
          </table:table-cell>
          <table:table-cell table:style-name="ce1" office:value-type="string" calcext:value-type="string">
            <text:p>MIRIAM LOPEZ BAEZA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0940.4153302002" calcext:value-type="float">
            <text:p>20940.41533020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352.32" calcext:value-type="float">
            <text:p>18352.32</text:p>
          </table:table-cell>
          <table:table-cell table:style-name="ce1" office:value-type="float" office:value="839.556289672852" calcext:value-type="float">
            <text:p>839.5562896729</text:p>
          </table:table-cell>
          <table:table-cell table:style-name="ce1" office:value-type="float" office:value="3427.65161987304" calcext:value-type="float">
            <text:p>3427.65161987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13.08" calcext:value-type="float">
            <text:p>2913.08</text:p>
          </table:table-cell>
          <table:table-cell table:style-name="ce2" office:value-type="date" office:date-value="2014-12-03" calcext:value-type="date">
            <text:p>12/3/2014</text:p>
          </table:table-cell>
          <table:table-cell table:style-name="ce2" office:value-type="date" office:date-value="2017-06-03" calcext:value-type="date">
            <text:p>6/3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3200" calcext:value-type="float">
            <text:p>3200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6</text:p>
          </table:table-cell>
          <table:table-cell table:style-name="ce1" office:value-type="string" calcext:value-type="string">
            <text:p>48</text:p>
          </table:table-cell>
          <table:table-cell table:style-name="ce1" office:value-type="string" calcext:value-type="string">
            <text:p>800</text:p>
          </table:table-cell>
          <table:table-cell table:number-columns-repeated="2"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TERRENOS MOROLEON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12 180 00173086216 6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9613" calcext:value-type="float">
            <text:p>296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9613" calcext:value-type="float">
            <text:p>2961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9613" calcext:value-type="float">
            <text:p>2961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29613" calcext:value-type="float">
            <text:p>29613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0-01-01" calcext:value-type="date">
            <text:p>1/1/200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2" table:style-name="ce1" office:value-type="string" calcext:value-type="string">
            <text:p>50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800</text:p>
          </table:table-cell>
          <table:table-cell table:number-columns-repeated="2"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FUNDACION PGRM</text:p>
          </table:table-cell>
          <table:table-cell/>
          <table:table-cell table:style-name="ce1" office:value-type="string" calcext:value-type="string">
            <text:p>PILAR/GABRIEL/RICARDO/MAURICIO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10631.279586792" calcext:value-type="float">
            <text:p>110631.2795867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448.3" calcext:value-type="float">
            <text:p>46448.3</text:p>
          </table:table-cell>
          <table:table-cell table:style-name="ce1" office:value-type="float" office:value="64182.9921875" calcext:value-type="float">
            <text:p>64182.9921875</text:p>
          </table:table-cell>
          <table:table-cell table:style-name="ce1" office:value-type="float" office:value="2733.60009765625" calcext:value-type="float">
            <text:p>2733.6000976563</text:p>
          </table:table-cell>
          <table:table-cell table:style-name="ce1" office:value-type="float" office:value="19567.07" calcext:value-type="float">
            <text:p>19567.07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72583.162216929" calcext:value-type="float">
            <text:p>72583.162216929</text:p>
          </table:table-cell>
          <table:table-cell table:style-name="ce1" office:value-type="float" office:value="26968.6" calcext:value-type="float">
            <text:p>26968.6</text:p>
          </table:table-cell>
          <table:table-cell table:style-name="ce1" office:value-type="float" office:value="150123.54" calcext:value-type="float">
            <text:p>150123.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3034" calcext:value-type="float">
            <text:p>2.303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06-14" calcext:value-type="date">
            <text:p>6/14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24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2000-07-03" calcext:value-type="date">
            <text:p>7/3/2000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ABRIL RUIZ CARRILLO</text:p>
          </table:table-cell>
          <table:table-cell table:style-name="ce1" office:value-type="string" calcext:value-type="string">
            <text:p>ABRIL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9768.58912109375" calcext:value-type="float">
            <text:p>9768.5891210938</text:p>
          </table:table-cell>
          <table:table-cell table:style-name="ce1" office:value-type="float" office:value="1001.2" calcext:value-type="float">
            <text:p>1001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769.7898046875" calcext:value-type="float">
            <text:p>10769.7898046875</text:p>
          </table:table-cell>
          <table:table-cell table:style-name="ce1" office:value-type="float" office:value="395.070556640625" calcext:value-type="float">
            <text:p>395.070556640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0490.0017238335" calcext:value-type="float">
            <text:p>10490.0017238335</text:p>
          </table:table-cell>
          <table:table-cell table:style-name="ce1" office:value-type="float" office:value="12902.99" calcext:value-type="float">
            <text:p>12902.99</text:p>
          </table:table-cell>
          <table:table-cell table:style-name="ce1" office:value-type="float" office:value="68782.45" calcext:value-type="float">
            <text:p>68782.45</text:p>
          </table:table-cell>
          <table:table-cell table:style-name="ce1" office:value-type="float" office:value="166.866666666667" calcext:value-type="float">
            <text:p>166.8666666667</text:p>
          </table:table-cell>
          <table:table-cell table:style-name="ce1" office:value-type="float" office:value="1.1021" calcext:value-type="float">
            <text:p>1.10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871.24" calcext:value-type="float">
            <text:p>5871.24</text:p>
          </table:table-cell>
          <table:table-cell table:style-name="ce2" office:value-type="date" office:date-value="2013-06-19" calcext:value-type="date">
            <text:p>6/19/2013</text:p>
          </table:table-cell>
          <table:table-cell table:style-name="ce2" office:value-type="date" office:date-value="2019-06-19" calcext:value-type="date">
            <text:p>6/19/201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800</text:p>
          </table:table-cell>
          <table:table-cell table:number-columns-repeated="2"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INTS ISR Y COM DEL BANCO</text:p>
          </table:table-cell>
          <table:table-cell table:style-name="ce1" office:value-type="string" calcext:value-type="string">
            <text:p>INTS ISR Y COM DEL B</text:p>
          </table:table-cell>
          <table:table-cell table:style-name="ce1" office:value-type="string" calcext:value-type="string">
            <text:p>SAID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12 180 00173086216 6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285.36" calcext:value-type="float">
            <text:p>285.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85.36" calcext:value-type="float">
            <text:p>285.3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6" calcext:value-type="float">
            <text:p>0.8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2" office:value-type="date" office:date-value="2007-09-26" calcext:value-type="date">
            <text:p>9/26/2007</text:p>
          </table:table-cell>
          <table:table-cell table:style-name="ce2" office:value-type="date" office:date-value="2005-05-16" calcext:value-type="date">
            <text:p>5/16/200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26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2000-08-10" calcext:value-type="date">
            <text:p>8/10/200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DANIELA VIRIDIANA LOPEZ ALEJALDRE</text:p>
          </table:table-cell>
          <table:table-cell table:style-name="ce1" office:value-type="string" calcext:value-type="string">
            <text:p>DANIELA VIRIDIANA LO</text:p>
          </table:table-cell>
          <table:table-cell table:style-name="ce1" office:value-type="string" calcext:value-type="string">
            <text:p>DANIEL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lrrosado@banamex.com</text:p>
          </table:table-cell>
          <table:table-cell table:style-name="ce1" office:value-type="float" office:value="24796.3698272705" calcext:value-type="float">
            <text:p>24796.3698272705</text:p>
          </table:table-cell>
          <table:table-cell table:style-name="ce1" office:value-type="float" office:value="2500.26" calcext:value-type="float">
            <text:p>2500.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7296.629140625" calcext:value-type="float">
            <text:p>27296.629140625</text:p>
          </table:table-cell>
          <table:table-cell table:style-name="ce1" office:value-type="float" office:value="1009.71875" calcext:value-type="float">
            <text:p>1009.7187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6810.277882065" calcext:value-type="float">
            <text:p>26810.277882065</text:p>
          </table:table-cell>
          <table:table-cell table:style-name="ce1" office:value-type="float" office:value="6320.08" calcext:value-type="float">
            <text:p>6320.08</text:p>
          </table:table-cell>
          <table:table-cell table:style-name="ce1" office:value-type="float" office:value="39868.68" calcext:value-type="float">
            <text:p>39868.68</text:p>
          </table:table-cell>
          <table:table-cell table:style-name="ce1" office:value-type="float" office:value="416.71" calcext:value-type="float">
            <text:p>416.71</text:p>
          </table:table-cell>
          <table:table-cell table:style-name="ce1" office:value-type="float" office:value="0.5398" calcext:value-type="float">
            <text:p>0.53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2" calcext:value-type="float">
            <text:p>0.02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4-06-26" calcext:value-type="date">
            <text:p>6/26/200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72-05-20" calcext:value-type="date">
            <text:p>5/20/197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 DEL PILAR LOPEZ ROSADO</text:p>
          </table:table-cell>
          <table:table-cell table:style-name="ce1" office:value-type="string" calcext:value-type="string">
            <text:p>MA DEL PILAR LOPEZ R</text:p>
          </table:table-cell>
          <table:table-cell table:style-name="ce1" office:value-type="string" calcext:value-type="string">
            <text:p>MAPY</text:p>
          </table:table-cell>
          <table:table-cell table:style-name="ce1" office:value-type="string" calcext:value-type="string">
            <text:p>RETORNO 16 NO. 24</text:p>
          </table:table-cell>
          <table:table-cell table:style-name="ce1" office:value-type="string" calcext:value-type="string">
            <text:p>AVANTE</text:p>
          </table:table-cell>
          <table:table-cell table:style-name="ce1" office:value-type="string" calcext:value-type="string">
            <text:p>MEXICO</text:p>
          </table:table-cell>
          <table:table-cell table:style-name="ce1" office:value-type="string" calcext:value-type="string">
            <text:p>D.F.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4460</text:p>
          </table:table-cell>
          <table:table-cell/>
          <table:table-cell table:style-name="ce1" office:value-type="string" calcext:value-type="string">
            <text:p>5336-2038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420.20435333252" calcext:value-type="float">
            <text:p>1420.2043533325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20.20434570313" calcext:value-type="float">
            <text:p>1920.2043457031</text:p>
          </table:table-cell>
          <table:table-cell table:style-name="ce1" office:value-type="float" office:value="67.9946746826172" calcext:value-type="float">
            <text:p>67.99467468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4102.563295898" calcext:value-type="float">
            <text:p>104102.5632958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5143.59" calcext:value-type="float">
            <text:p>105143.59</text:p>
          </table:table-cell>
          <table:table-cell table:style-name="ce1" office:value-type="float" office:value="1041.02563476563" calcext:value-type="float">
            <text:p>1041.0256347656</text:p>
          </table:table-cell>
          <table:table-cell table:style-name="ce1" office:value-type="float" office:value="-0.00106933593633585" calcext:value-type="float">
            <text:p>-0.0010693359</text:p>
          </table:table-cell>
          <table:table-cell table:style-name="ce1" office:value-type="float" office:value="1805.40983278457" calcext:value-type="float">
            <text:p>1805.4098327846</text:p>
          </table:table-cell>
          <table:table-cell table:style-name="ce1" office:value-type="float" office:value="1575.85" calcext:value-type="float">
            <text:p>1575.85</text:p>
          </table:table-cell>
          <table:table-cell table:style-name="ce1" office:value-type="float" office:value="10749.55" calcext:value-type="float">
            <text:p>10749.55</text:p>
          </table:table-cell>
          <table:table-cell table:style-name="ce1" office:value-type="float" office:value="83.3333333333333" calcext:value-type="float">
            <text:p>83.3333333333</text:p>
          </table:table-cell>
          <table:table-cell table:style-name="ce1" office:value-type="float" office:value="0.1346" calcext:value-type="float">
            <text:p>0.13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51.21" calcext:value-type="float">
            <text:p>2351.21</text:p>
          </table:table-cell>
          <table:table-cell table:style-name="ce2" office:value-type="date" office:date-value="2015-09-18" calcext:value-type="date">
            <text:p>9/18/2015</text:p>
          </table:table-cell>
          <table:table-cell table:style-name="ce2" office:value-type="date" office:date-value="2021-09-18" calcext:value-type="date">
            <text:p>9/18/202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76-02-02" calcext:value-type="date">
            <text:p>2/2/197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ELIZABETH ADRIANA LOPEZ ROSADO</text:p>
          </table:table-cell>
          <table:table-cell table:style-name="ce1" office:value-type="string" calcext:value-type="string">
            <text:p>ELIZABETH ADRIANA LO</text:p>
          </table:table-cell>
          <table:table-cell table:style-name="ce1" office:value-type="string" calcext:value-type="string">
            <text:p>LIZ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219.25455474854" calcext:value-type="float">
            <text:p>1219.254554748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219.25455474854" calcext:value-type="float">
            <text:p>1219.2545547485</text:p>
          </table:table-cell>
          <table:table-cell table:style-name="ce1" office:value-type="float" office:value="45.9191131591797" calcext:value-type="float">
            <text:p>45.91911315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161.6291522217" calcext:value-type="float">
            <text:p>19161.62915222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27.32002929688" calcext:value-type="float">
            <text:p>7927.3200292969</text:p>
          </table:table-cell>
          <table:table-cell table:style-name="ce1" office:value-type="float" office:value="977.98095703125" calcext:value-type="float">
            <text:p>977.9809570313</text:p>
          </table:table-cell>
          <table:table-cell table:style-name="ce1" office:value-type="float" office:value="12212.2900799561" calcext:value-type="float">
            <text:p>12212.2900799561</text:p>
          </table:table-cell>
          <table:table-cell table:style-name="ce1" office:value-type="float" office:value="1219.25455474854" calcext:value-type="float">
            <text:p>1219.2545547485</text:p>
          </table:table-cell>
          <table:table-cell table:style-name="ce1" office:value-type="float" office:value="1922.49" calcext:value-type="float">
            <text:p>1922.49</text:p>
          </table:table-cell>
          <table:table-cell table:style-name="ce1" office:value-type="float" office:value="10723.49" calcext:value-type="float">
            <text:p>10723.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642" calcext:value-type="float">
            <text:p>0.16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21.22" calcext:value-type="float">
            <text:p>1321.22</text:p>
          </table:table-cell>
          <table:table-cell table:style-name="ce2" office:value-type="date" office:date-value="2014-04-27" calcext:value-type="date">
            <text:p>4/27/2014</text:p>
          </table:table-cell>
          <table:table-cell table:style-name="ce2" office:value-type="date" office:date-value="2018-04-27" calcext:value-type="date">
            <text:p>4/27/201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1321.22" calcext:value-type="float">
            <text:p>1321.22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81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1" office:value-type="string" calcext:value-type="string">
            <text:p>NORMA PENICHE LOPEZ Y JESUS BAUTISTA SER</text:p>
          </table:table-cell>
          <table:table-cell table:style-name="ce1" office:value-type="string" calcext:value-type="string">
            <text:p>NORMA PENICHE LOPEZ</text:p>
          </table:table-cell>
          <table:table-cell table:style-name="ce1" office:value-type="string" calcext:value-type="string">
            <text:p>CAROLINA</text:p>
          </table:table-cell>
          <table:table-cell table:style-name="ce1" office:value-type="string" calcext:value-type="string">
            <text:p>CTA FEDAMAC 021-180-04041298423-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837-0072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489.04121398926" calcext:value-type="float">
            <text:p>1489.0412139893</text:p>
          </table:table-cell>
          <table:table-cell table:style-name="ce1" office:value-type="float" office:value="1518.53" calcext:value-type="float">
            <text:p>1518.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07.57122070312" calcext:value-type="float">
            <text:p>3007.5712207031</text:p>
          </table:table-cell>
          <table:table-cell table:style-name="ce1" office:value-type="float" office:value="108.569458007813" calcext:value-type="float">
            <text:p>108.569458007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882.76052905775" calcext:value-type="float">
            <text:p>2882.7605290578</text:p>
          </table:table-cell>
          <table:table-cell table:style-name="ce1" office:value-type="float" office:value="38491.33" calcext:value-type="float">
            <text:p>38491.33</text:p>
          </table:table-cell>
          <table:table-cell table:style-name="ce1" office:value-type="float" office:value="263998.23" calcext:value-type="float">
            <text:p>263998.23</text:p>
          </table:table-cell>
          <table:table-cell table:style-name="ce1" office:value-type="float" office:value="253.088333333333" calcext:value-type="float">
            <text:p>253.0883333333</text:p>
          </table:table-cell>
          <table:table-cell table:style-name="ce1" office:value-type="float" office:value="3.2876" calcext:value-type="float">
            <text:p>3.28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941.46" calcext:value-type="float">
            <text:p>1941.46</text:p>
          </table:table-cell>
          <table:table-cell table:style-name="ce2" office:value-type="date" office:date-value="2014-01-23" calcext:value-type="date">
            <text:p>1/23/2014</text:p>
          </table:table-cell>
          <table:table-cell table:style-name="ce2" office:value-type="date" office:date-value="2016-07-23" calcext:value-type="date">
            <text:p>7/23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6"/>
          <table:table-cell table:style-name="ce1" office:value-type="string" calcext:value-type="string">
            <text:p>J</text:p>
          </table:table-cell>
          <table:table-cell table:number-columns-repeated="5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809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9-12-31" calcext:value-type="date">
            <text:p>12/31/2009</text:p>
          </table:table-cell>
          <table:table-cell table:number-columns-repeated="2" table:style-name="ce1" office:value-type="string" calcext:value-type="string">
            <text:p>RAUL LOPEZ MAQUIVAR</text:p>
          </table:table-cell>
          <table:table-cell table:style-name="ce1" office:value-type="string" calcext:value-type="string">
            <text:p>JAQUE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bimbozito@hotmail.com</text:p>
          </table:table-cell>
          <table:table-cell table:style-name="ce1" office:value-type="float" office:value="3907.6104107666" calcext:value-type="float">
            <text:p>3907.6104107666</text:p>
          </table:table-cell>
          <table:table-cell table:style-name="ce1" office:value-type="float" office:value="1401.98" calcext:value-type="float">
            <text:p>1401.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09.5907421875" calcext:value-type="float">
            <text:p>5309.5907421875</text:p>
          </table:table-cell>
          <table:table-cell table:style-name="ce1" office:value-type="float" office:value="189.591644287109" calcext:value-type="float">
            <text:p>189.591644287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034.07980802688" calcext:value-type="float">
            <text:p>5034.0798080269</text:p>
          </table:table-cell>
          <table:table-cell table:style-name="ce1" office:value-type="float" office:value="65.09" calcext:value-type="float">
            <text:p>65.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3.663333333333" calcext:value-type="float">
            <text:p>233.6633333333</text:p>
          </table:table-cell>
          <table:table-cell table:style-name="ce1" office:value-type="float" office:value="0.0056" calcext:value-type="float">
            <text:p>0.00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71.33" calcext:value-type="float">
            <text:p>771.33</text:p>
          </table:table-cell>
          <table:table-cell table:style-name="ce2" office:value-type="date" office:date-value="2016-01-26" calcext:value-type="date">
            <text:p>1/26/2016</text:p>
          </table:table-cell>
          <table:table-cell table:style-name="ce2" office:value-type="date" office:date-value="2017-07-26" calcext:value-type="date">
            <text:p>7/26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GERARDO MONTES FUENTES</text:p>
          </table:table-cell>
          <table:table-cell table:style-name="ce1" office:value-type="string" calcext:value-type="string">
            <text:p>GERARDO MONTES FUENT</text:p>
          </table:table-cell>
          <table:table-cell table:style-name="ce1" office:value-type="string" calcext:value-type="string">
            <text:p>GERARDO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12 180 0263 4885 3681 BANCOMER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275.69577087402" calcext:value-type="float">
            <text:p>3275.6957708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941.36002929688" calcext:value-type="float">
            <text:p>2941.3600292969</text:p>
          </table:table-cell>
          <table:table-cell table:style-name="ce1" office:value-type="float" office:value="334.33580078125" calcext:value-type="float">
            <text:p>334.3358007813</text:p>
          </table:table-cell>
          <table:table-cell table:style-name="ce1" office:value-type="float" office:value="21.6965389251709" calcext:value-type="float">
            <text:p>21.69653892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8057.365834961" calcext:value-type="float">
            <text:p>138057.3658349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648.159921875" calcext:value-type="float">
            <text:p>17648.159921875</text:p>
          </table:table-cell>
          <table:table-cell table:style-name="ce1" office:value-type="float" office:value="8046.17907714844" calcext:value-type="float">
            <text:p>8046.1790771484</text:p>
          </table:table-cell>
          <table:table-cell table:style-name="ce1" office:value-type="float" office:value="128455.384990234" calcext:value-type="float">
            <text:p>128455.384990234</text:p>
          </table:table-cell>
          <table:table-cell table:style-name="ce1" office:value-type="float" office:value="576.091387312379" calcext:value-type="float">
            <text:p>576.0913873124</text:p>
          </table:table-cell>
          <table:table-cell table:style-name="ce1" office:value-type="float" office:value="2775.46" calcext:value-type="float">
            <text:p>2775.46</text:p>
          </table:table-cell>
          <table:table-cell table:style-name="ce1" office:value-type="float" office:value="3022.06" calcext:value-type="float">
            <text:p>3022.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2371" calcext:value-type="float">
            <text:p>0.23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941.36" calcext:value-type="float">
            <text:p>2941.36</text:p>
          </table:table-cell>
          <table:table-cell table:style-name="ce2" office:value-type="date" office:date-value="2016-02-16" calcext:value-type="date">
            <text:p>2/16/2016</text:p>
          </table:table-cell>
          <table:table-cell table:style-name="ce2" office:value-type="date" office:date-value="2022-02-16" calcext:value-type="date">
            <text:p>2/16/2022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2941.36" calcext:value-type="float">
            <text:p>2941.36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7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1947-08-25" calcext:value-type="date">
            <text:p>8/25/1947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YOLANDA LOPEZ BAEZA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14-180-60501048630-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6748.5272265625" calcext:value-type="float">
            <text:p>66748.5272265625</text:p>
          </table:table-cell>
          <table:table-cell table:style-name="ce1" office:value-type="float" office:value="10801.85" calcext:value-type="float">
            <text:p>10801.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7550.3621875" calcext:value-type="float">
            <text:p>77550.3621875</text:p>
          </table:table-cell>
          <table:table-cell table:style-name="ce1" office:value-type="float" office:value="2829.69873046875" calcext:value-type="float">
            <text:p>2829.698730468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75134.7917471104" calcext:value-type="float">
            <text:p>75134.7917471104</text:p>
          </table:table-cell>
          <table:table-cell table:style-name="ce1" office:value-type="float" office:value="54782.9" calcext:value-type="float">
            <text:p>54782.9</text:p>
          </table:table-cell>
          <table:table-cell table:style-name="ce1" office:value-type="float" office:value="305931.5" calcext:value-type="float">
            <text:p>305931.5</text:p>
          </table:table-cell>
          <table:table-cell table:style-name="ce1" office:value-type="float" office:value="1800.30833333333" calcext:value-type="float">
            <text:p>1800.3083333333</text:p>
          </table:table-cell>
          <table:table-cell table:style-name="ce1" office:value-type="float" office:value="4.679" calcext:value-type="float">
            <text:p>4.6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51.37" calcext:value-type="float">
            <text:p>351.37</text:p>
          </table:table-cell>
          <table:table-cell table:style-name="ce2" office:value-type="date" office:date-value="2014-08-01" calcext:value-type="date">
            <text:p>8/1/2014</text:p>
          </table:table-cell>
          <table:table-cell table:style-name="ce2" office:value-type="date" office:date-value="2015-06-01" calcext:value-type="date">
            <text:p>6/1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809</text:p>
          </table:table-cell>
          <table:table-cell table:style-name="ce2" office:value-type="date" office:date-value="1988-10-16" calcext:value-type="date">
            <text:p>10/16/1988</text:p>
          </table:table-cell>
          <table:table-cell table:style-name="ce2" office:value-type="date" office:date-value="2010-01-18" calcext:value-type="date">
            <text:p>1/18/2010</text:p>
          </table:table-cell>
          <table:table-cell table:style-name="ce1" office:value-type="string" calcext:value-type="string">
            <text:p>JACQUELINE LOPEZ MAQUIVAR</text:p>
          </table:table-cell>
          <table:table-cell table:style-name="ce1" office:value-type="string" calcext:value-type="string">
            <text:p>JACQUELINE LOPEZ MAQ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911.07541015625" calcext:value-type="float">
            <text:p>3911.0754101563</text:p>
          </table:table-cell>
          <table:table-cell table:style-name="ce1" office:value-type="float" office:value="1201.68" calcext:value-type="float">
            <text:p>1201.68</text:p>
          </table:table-cell>
          <table:table-cell table:style-name="ce1" office:value-type="float" office:value="898" calcext:value-type="float">
            <text:p>898</text:p>
          </table:table-cell>
          <table:table-cell table:style-name="ce1" office:value-type="float" office:value="4214.75509765625" calcext:value-type="float">
            <text:p>4214.7550976563</text:p>
          </table:table-cell>
          <table:table-cell table:style-name="ce1" office:value-type="float" office:value="154.651931762695" calcext:value-type="float">
            <text:p>154.65193176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9800" calcext:value-type="float">
            <text:p>89800</text:p>
          </table:table-cell>
          <table:table-cell table:style-name="ce1" office:value-type="float" office:value="6003.84" calcext:value-type="float">
            <text:p>6003.84</text:p>
          </table:table-cell>
          <table:table-cell table:style-name="ce1" office:value-type="float" office:value="2660.79119873047" calcext:value-type="float">
            <text:p>2660.7911987305</text:p>
          </table:table-cell>
          <table:table-cell table:style-name="ce1" office:value-type="float" office:value="86456.9511987305" calcext:value-type="float">
            <text:p>86456.9511987305</text:p>
          </table:table-cell>
          <table:table-cell table:style-name="ce1" office:value-type="float" office:value="4106.35288960831" calcext:value-type="float">
            <text:p>4106.3528896083</text:p>
          </table:table-cell>
          <table:table-cell table:style-name="ce1" office:value-type="float" office:value="123.97" calcext:value-type="float">
            <text:p>123.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.28" calcext:value-type="float">
            <text:p>200.28</text:p>
          </table:table-cell>
          <table:table-cell table:style-name="ce1" office:value-type="float" office:value="0.0106" calcext:value-type="float">
            <text:p>0.01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001.28" calcext:value-type="float">
            <text:p>2001.28</text:p>
          </table:table-cell>
          <table:table-cell table:style-name="ce2" office:value-type="date" office:date-value="2017-01-02" calcext:value-type="date">
            <text:p>1/2/2017</text:p>
          </table:table-cell>
          <table:table-cell table:style-name="ce2" office:value-type="date" office:date-value="2022-01-02" calcext:value-type="date">
            <text:p>1/2/2022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2001.28" calcext:value-type="float">
            <text:p>2001.28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92-11-24" calcext:value-type="date">
            <text:p>11/24/199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XANAT NAYELY ACOSTA LOPEZ</text:p>
          </table:table-cell>
          <table:table-cell table:style-name="ce1" office:value-type="string" calcext:value-type="string">
            <text:p>XANAT NAYELY ACOSTA</text:p>
          </table:table-cell>
          <table:table-cell table:style-name="ce1" office:value-type="string" calcext:value-type="string">
            <text:p>NAYELY</text:p>
          </table:table-cell>
          <table:table-cell table:style-name="ce1" office:value-type="string" calcext:value-type="string">
            <text:p>RETORNO 16 # 24</text:p>
          </table:table-cell>
          <table:table-cell table:style-name="ce1" office:value-type="string" calcext:value-type="string">
            <text:p>AVANTE, DELEG. COYOACAN</text:p>
          </table:table-cell>
          <table:table-cell table:style-name="ce1" office:value-type="string" calcext:value-type="string">
            <text:p>MEXICO</text:p>
          </table:table-cell>
          <table:table-cell table:style-name="ce1" office:value-type="string" calcext:value-type="string">
            <text:p>D.F.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4460</text:p>
          </table:table-cell>
          <table:table-cell/>
          <table:table-cell table:style-name="ce1" office:value-type="string" calcext:value-type="string">
            <text:p>5336-2038</text:p>
          </table:table-cell>
          <table:table-cell table:style-name="ce1" office:value-type="string" calcext:value-type="string">
            <text:p>xanat92@hotmail.com</text:p>
          </table:table-cell>
          <table:table-cell table:style-name="ce1" office:value-type="float" office:value="698.98209777832" calcext:value-type="float">
            <text:p>698.982097778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98.98209777832" calcext:value-type="float">
            <text:p>698.9820977783</text:p>
          </table:table-cell>
          <table:table-cell table:style-name="ce1" office:value-type="float" office:value="26.3248043060303" calcext:value-type="float">
            <text:p>26.3248043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401.2340026855" calcext:value-type="float">
            <text:p>36401.23400268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765.25" calcext:value-type="float">
            <text:p>36765.25</text:p>
          </table:table-cell>
          <table:table-cell table:style-name="ce1" office:value-type="float" office:value="364.012329101562" calcext:value-type="float">
            <text:p>364.0123291016</text:p>
          </table:table-cell>
          <table:table-cell table:style-name="ce1" office:value-type="float" office:value="-0.00366821289208019" calcext:value-type="float">
            <text:p>-0.0036682129</text:p>
          </table:table-cell>
          <table:table-cell table:style-name="ce1" office:value-type="float" office:value="698.98209777832" calcext:value-type="float">
            <text:p>698.9820977783</text:p>
          </table:table-cell>
          <table:table-cell table:style-name="ce1" office:value-type="float" office:value="819.62" calcext:value-type="float">
            <text:p>819.62</text:p>
          </table:table-cell>
          <table:table-cell table:style-name="ce1" office:value-type="float" office:value="5152.56" calcext:value-type="float">
            <text:p>5152.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" calcext:value-type="float">
            <text:p>0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81.29" calcext:value-type="float">
            <text:p>1281.29</text:p>
          </table:table-cell>
          <table:table-cell table:style-name="ce2" office:value-type="date" office:date-value="2015-05-19" calcext:value-type="date">
            <text:p>5/19/2015</text:p>
          </table:table-cell>
          <table:table-cell table:style-name="ce2" office:value-type="date" office:date-value="2019-08-19" calcext:value-type="date">
            <text:p>8/19/201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2</text:p>
          </table:table-cell>
          <table:table-cell table:style-name="ce1" office:value-type="string" calcext:value-type="string">
            <text:p>812</text:p>
          </table:table-cell>
          <table:table-cell table:number-columns-repeated="2"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ETICIA LOPEZ BAEZA (LAVANDERIA)</text:p>
          </table:table-cell>
          <table:table-cell table:style-name="ce1" office:value-type="string" calcext:value-type="string">
            <text:p>LETY LAVANDERIA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4195.1439208984" calcext:value-type="float">
            <text:p>24195.1439208984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395.14453125" calcext:value-type="float">
            <text:p>25395.14453125</text:p>
          </table:table-cell>
          <table:table-cell table:style-name="ce1" office:value-type="float" office:value="943.318298339844" calcext:value-type="float">
            <text:p>943.318298339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5047.198715419" calcext:value-type="float">
            <text:p>25047.198715419</text:p>
          </table:table-cell>
          <table:table-cell table:style-name="ce1" office:value-type="float" office:value="5303.65" calcext:value-type="float">
            <text:p>5303.65</text:p>
          </table:table-cell>
          <table:table-cell table:style-name="ce1" office:value-type="float" office:value="32974" calcext:value-type="float">
            <text:p>32974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.453" calcext:value-type="float">
            <text:p>0.4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31.42" calcext:value-type="float">
            <text:p>331.42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8-07-12" calcext:value-type="date">
            <text:p>7/12/200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81" calcext:value-type="float">
            <text:p>28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56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810</text:p>
          </table:table-cell>
          <table:table-cell table:style-name="ce2" office:value-type="date" office:date-value="2008-11-08" calcext:value-type="date">
            <text:p>11/8/2008</text:p>
          </table:table-cell>
          <table:table-cell table:style-name="ce2" office:value-type="date" office:date-value="2015-01-14" calcext:value-type="date">
            <text:p>1/14/2015</text:p>
          </table:table-cell>
          <table:table-cell table:style-name="ce1" office:value-type="string" calcext:value-type="string">
            <text:p>IKER ALEXANDER MONTOYA PENICHE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0" calcext:value-type="float">
            <text:p>300</text:p>
          </table:table-cell>
          <table:table-cell table:style-name="ce2" office:value-type="date" office:date-value="2014-12-08" calcext:value-type="date">
            <text:p>12/8/2014</text:p>
          </table:table-cell>
          <table:table-cell table:style-name="ce2" office:value-type="date" office:date-value="2015-10-08" calcext:value-type="date">
            <text:p>10/8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91-11-10" calcext:value-type="date">
            <text:p>11/10/1991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IGUEL MEDRANO HERNANDEZ</text:p>
          </table:table-cell>
          <table:table-cell table:style-name="ce1" office:value-type="string" calcext:value-type="string">
            <text:p>KARLA ADRIANA MORONE</text:p>
          </table:table-cell>
          <table:table-cell table:style-name="ce1" office:value-type="string" calcext:value-type="string">
            <text:p>KARL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63.350268554688" calcext:value-type="float">
            <text:p>863.35026855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63.350268554688" calcext:value-type="float">
            <text:p>863.3502685547</text:p>
          </table:table-cell>
          <table:table-cell table:style-name="ce1" office:value-type="float" office:value="32.5151786804199" calcext:value-type="float">
            <text:p>32.515178680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63.350268554688" calcext:value-type="float">
            <text:p>863.3502685547</text:p>
          </table:table-cell>
          <table:table-cell table:style-name="ce1" office:value-type="float" office:value="362.76" calcext:value-type="float">
            <text:p>362.76</text:p>
          </table:table-cell>
          <table:table-cell table:style-name="ce1" office:value-type="float" office:value="2454.24" calcext:value-type="float">
            <text:p>2454.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31" calcext:value-type="float">
            <text:p>0.03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11-10" calcext:value-type="date">
            <text:p>11/10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810</text:p>
          </table:table-cell>
          <table:table-cell table:style-name="ce2" office:value-type="date" office:date-value="1959-06-22" calcext:value-type="date">
            <text:p>6/22/1959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ROSA MARIA LOPEZ BAEZA</text:p>
          </table:table-cell>
          <table:table-cell table:style-name="ce1" office:value-type="string" calcext:value-type="string">
            <text:p>ROSA MARIA LOPEZ BAE</text:p>
          </table:table-cell>
          <table:table-cell table:style-name="ce1" office:value-type="string" calcext:value-type="string">
            <text:p>ROSIT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0669.6120855713" calcext:value-type="float">
            <text:p>80669.6120855713</text:p>
          </table:table-cell>
          <table:table-cell table:style-name="ce1" office:value-type="float" office:value="6501.47001953125" calcext:value-type="float">
            <text:p>6501.470019531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87151.08375" calcext:value-type="float">
            <text:p>87151.08375</text:p>
          </table:table-cell>
          <table:table-cell table:style-name="ce1" office:value-type="float" office:value="3194.83837890625" calcext:value-type="float">
            <text:p>3194.8383789063</text:p>
          </table:table-cell>
          <table:table-cell table:style-name="ce1" office:value-type="float" office:value="211.361789703369" calcext:value-type="float">
            <text:p>211.3617897034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84830.062688311" calcext:value-type="float">
            <text:p>84830.062688311</text:p>
          </table:table-cell>
          <table:table-cell table:style-name="ce1" office:value-type="float" office:value="172.14" calcext:value-type="float">
            <text:p>172.14</text:p>
          </table:table-cell>
          <table:table-cell table:style-name="ce1" office:value-type="float" office:value="898.24" calcext:value-type="float">
            <text:p>898.24</text:p>
          </table:table-cell>
          <table:table-cell table:style-name="ce1" office:value-type="float" office:value="1083.57833658854" calcext:value-type="float">
            <text:p>1083.5783365886</text:p>
          </table:table-cell>
          <table:table-cell table:style-name="ce1" office:value-type="float" office:value="0.0147" calcext:value-type="float">
            <text:p>0.01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1.49" calcext:value-type="float">
            <text:p>381.49</text:p>
          </table:table-cell>
          <table:table-cell table:style-name="ce2" office:value-type="date" office:date-value="2017-03-06" calcext:value-type="date">
            <text:p>3/6/2017</text:p>
          </table:table-cell>
          <table:table-cell table:style-name="ce2" office:value-type="date" office:date-value="2017-09-06" calcext:value-type="date">
            <text:p>9/6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1975-08-21" calcext:value-type="date">
            <text:p>8/21/197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GABRIELA CARRILLO LOPEZ</text:p>
          </table:table-cell>
          <table:table-cell table:style-name="ce1" office:value-type="string" calcext:value-type="string">
            <text:p>GABRIELA CARRILLO LO</text:p>
          </table:table-cell>
          <table:table-cell table:style-name="ce1" office:value-type="string" calcext:value-type="string">
            <text:p>GABY</text:p>
          </table:table-cell>
          <table:table-cell table:style-name="ce1" office:value-type="string" calcext:value-type="string">
            <text:p>FEDAMAC CLABE 021 180 04038436069 7</text:p>
          </table:table-cell>
          <table:table-cell table:style-name="ce1" office:value-type="string" calcext:value-type="string">
            <text:p>LAURA VERONICA CARRILLO LOPEZ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969.35050537109" calcext:value-type="float">
            <text:p>3969.3505053711</text:p>
          </table:table-cell>
          <table:table-cell table:style-name="ce1" office:value-type="float" office:value="2002.60001098633" calcext:value-type="float">
            <text:p>2002.6000109863</text:p>
          </table:table-cell>
          <table:table-cell table:style-name="ce1" office:value-type="float" office:value="3123.03994140625" calcext:value-type="float">
            <text:p>3123.0399414063</text:p>
          </table:table-cell>
          <table:table-cell table:style-name="ce1" office:value-type="float" office:value="2848.910625" calcext:value-type="float">
            <text:p>2848.910625</text:p>
          </table:table-cell>
          <table:table-cell table:style-name="ce1" office:value-type="float" office:value="130.382400512695" calcext:value-type="float">
            <text:p>130.382400512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4274.5599609375" calcext:value-type="float">
            <text:p>4274.5599609375</text:p>
          </table:table-cell>
          <table:table-cell table:style-name="ce1" office:value-type="float" office:value="866.543243408203" calcext:value-type="float">
            <text:p>866.5432434082</text:p>
          </table:table-cell>
          <table:table-cell table:style-name="ce1" office:value-type="float" office:value="26591.9832824707" calcext:value-type="float">
            <text:p>26591.9832824707</text:p>
          </table:table-cell>
          <table:table-cell table:style-name="ce1" office:value-type="float" office:value="3461.94261496014" calcext:value-type="float">
            <text:p>3461.9426149601</text:p>
          </table:table-cell>
          <table:table-cell table:style-name="ce1" office:value-type="float" office:value="17302.39" calcext:value-type="float">
            <text:p>17302.39</text:p>
          </table:table-cell>
          <table:table-cell table:style-name="ce1" office:value-type="float" office:value="106191.75" calcext:value-type="float">
            <text:p>106191.75</text:p>
          </table:table-cell>
          <table:table-cell table:style-name="ce1" office:value-type="float" office:value="333.766668497721" calcext:value-type="float">
            <text:p>333.7666684977</text:p>
          </table:table-cell>
          <table:table-cell table:style-name="ce1" office:value-type="float" office:value="1.4778" calcext:value-type="float">
            <text:p>1.47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11.52" calcext:value-type="float">
            <text:p>1411.52</text:p>
          </table:table-cell>
          <table:table-cell table:style-name="ce2" office:value-type="date" office:date-value="2017-01-19" calcext:value-type="date">
            <text:p>1/19/2017</text:p>
          </table:table-cell>
          <table:table-cell table:style-name="ce2" office:value-type="date" office:date-value="2019-01-10" calcext:value-type="date">
            <text:p>1/10/201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1451.52" calcext:value-type="float">
            <text:p>1451.52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5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809</text:p>
          </table:table-cell>
          <table:table-cell table:style-name="ce2" office:value-type="date" office:date-value="2006-09-07" calcext:value-type="date">
            <text:p>9/7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JENNIFER DANIELA ARELLANO LOPEZ</text:p>
          </table:table-cell>
          <table:table-cell table:style-name="ce1" office:value-type="string" calcext:value-type="string">
            <text:p>JENNIFER DANIELA ARE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0771.8776757812" calcext:value-type="float">
            <text:p>30771.8776757812</text:p>
          </table:table-cell>
          <table:table-cell table:style-name="ce1" office:value-type="float" office:value="1803.06" calcext:value-type="float">
            <text:p>1803.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2574.93578125" calcext:value-type="float">
            <text:p>32574.93578125</text:p>
          </table:table-cell>
          <table:table-cell table:style-name="ce1" office:value-type="float" office:value="1211.66259765625" calcext:value-type="float">
            <text:p>1211.662597656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2172.3366072881" calcext:value-type="float">
            <text:p>32172.3366072881</text:p>
          </table:table-cell>
          <table:table-cell table:style-name="ce1" office:value-type="float" office:value="1460.59" calcext:value-type="float">
            <text:p>1460.59</text:p>
          </table:table-cell>
          <table:table-cell table:style-name="ce1" office:value-type="float" office:value="5142.42" calcext:value-type="float">
            <text:p>5142.42</text:p>
          </table:table-cell>
          <table:table-cell table:style-name="ce1" office:value-type="float" office:value="300.51" calcext:value-type="float">
            <text:p>300.51</text:p>
          </table:table-cell>
          <table:table-cell table:style-name="ce1" office:value-type="float" office:value="0.1247" calcext:value-type="float">
            <text:p>0.124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5-10-05" calcext:value-type="date">
            <text:p>10/5/200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1980-04-04" calcext:value-type="date">
            <text:p>4/4/198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RIANA CARRILLO LOPEZ</text:p>
          </table:table-cell>
          <table:table-cell table:style-name="ce1" office:value-type="string" calcext:value-type="string">
            <text:p>MARIANA CARRILLO LOP</text:p>
          </table:table-cell>
          <table:table-cell table:style-name="ce1" office:value-type="string" calcext:value-type="string">
            <text:p>MARIAN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75.282258300781" calcext:value-type="float">
            <text:p>875.2822583008</text:p>
          </table:table-cell>
          <table:table-cell table:style-name="ce1" office:value-type="float" office:value="1152.65" calcext:value-type="float">
            <text:p>1152.65</text:p>
          </table:table-cell>
          <table:table-cell table:style-name="ce1" office:value-type="float" office:value="1700" calcext:value-type="float">
            <text:p>1700</text:p>
          </table:table-cell>
          <table:table-cell table:style-name="ce1" office:value-type="float" office:value="327.932313232422" calcext:value-type="float">
            <text:p>327.9323132324</text:p>
          </table:table-cell>
          <table:table-cell table:style-name="ce1" office:value-type="float" office:value="11.9459562301636" calcext:value-type="float">
            <text:p>11.94595623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0000" calcext:value-type="float">
            <text:p>170000</text:p>
          </table:table-cell>
          <table:table-cell table:style-name="ce1" office:value-type="float" office:value="8644.59" calcext:value-type="float">
            <text:p>8644.59</text:p>
          </table:table-cell>
          <table:table-cell table:style-name="ce1" office:value-type="float" office:value="5064.43591308594" calcext:value-type="float">
            <text:p>5064.4359130859</text:p>
          </table:table-cell>
          <table:table-cell table:style-name="ce1" office:value-type="float" office:value="166419.845913086" calcext:value-type="float">
            <text:p>166419.845913086</text:p>
          </table:table-cell>
          <table:table-cell table:style-name="ce1" office:value-type="float" office:value="317.191710355576" calcext:value-type="float">
            <text:p>317.1917103556</text:p>
          </table:table-cell>
          <table:table-cell table:style-name="ce1" office:value-type="float" office:value="4402.82" calcext:value-type="float">
            <text:p>4402.82</text:p>
          </table:table-cell>
          <table:table-cell table:style-name="ce1" office:value-type="float" office:value="25212.48" calcext:value-type="float">
            <text:p>25212.48</text:p>
          </table:table-cell>
          <table:table-cell table:style-name="ce1" office:value-type="float" office:value="192.108333333333" calcext:value-type="float">
            <text:p>192.1083333333</text:p>
          </table:table-cell>
          <table:table-cell table:style-name="ce1" office:value-type="float" office:value="0.376" calcext:value-type="float">
            <text:p>0.3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81.53" calcext:value-type="float">
            <text:p>2881.53</text:p>
          </table:table-cell>
          <table:table-cell table:style-name="ce2" office:value-type="date" office:date-value="2017-01-06" calcext:value-type="date">
            <text:p>1/6/2017</text:p>
          </table:table-cell>
          <table:table-cell table:style-name="ce2" office:value-type="date" office:date-value="2024-07-06" calcext:value-type="date">
            <text:p>7/6/202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2881.53" calcext:value-type="float">
            <text:p>2881.53</text:p>
          </table:table-cell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813</text:p>
          </table:table-cell>
          <table:table-cell table:style-name="ce2" office:value-type="date" office:date-value="1986-11-05" calcext:value-type="date">
            <text:p>11/5/1986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MARCELA LOPEZ BAEZA</text:p>
          </table:table-cell>
          <table:table-cell table:style-name="ce1" office:value-type="string" calcext:value-type="string">
            <text:p>MARCELA</text:p>
          </table:table-cell>
          <table:table-cell table:style-name="ce1" office:value-type="string" calcext:value-type="string">
            <text:p>CLABE 012 180 01412669153 0 BANCOMER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12 180 0263 4885 3681 BANCOMER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135.7787322998" calcext:value-type="float">
            <text:p>1135.7787322998</text:p>
          </table:table-cell>
          <table:table-cell table:style-name="ce1" office:value-type="float" office:value="3412.05" calcext:value-type="float">
            <text:p>3412.05</text:p>
          </table:table-cell>
          <table:table-cell table:style-name="ce1" office:value-type="float" office:value="4247.83" calcext:value-type="float">
            <text:p>4247.83</text:p>
          </table:table-cell>
          <table:table-cell table:style-name="ce1" office:value-type="float" office:value="299.998657226562" calcext:value-type="float">
            <text:p>299.9986572266</text:p>
          </table:table-cell>
          <table:table-cell table:style-name="ce1" office:value-type="float" office:value="14.3269157409668" calcext:value-type="float">
            <text:p>14.3269157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3.48001346588" calcext:value-type="float">
            <text:p>643.48001346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9.91" calcext:value-type="float">
            <text:p>649.91</text:p>
          </table:table-cell>
          <table:table-cell table:style-name="ce1" office:value-type="float" office:value="6.43504619186206" calcext:value-type="float">
            <text:p>6.4350461919</text:p>
          </table:table-cell>
          <table:table-cell table:style-name="ce1" office:value-type="float" office:value="0.00505965774198103" calcext:value-type="float">
            <text:p>0.0050596577</text:p>
          </table:table-cell>
          <table:table-cell table:style-name="ce1" office:value-type="float" office:value="380.411472025832" calcext:value-type="float">
            <text:p>380.4114720258</text:p>
          </table:table-cell>
          <table:table-cell table:style-name="ce1" office:value-type="float" office:value="3904.59" calcext:value-type="float">
            <text:p>3904.59</text:p>
          </table:table-cell>
          <table:table-cell table:style-name="ce1" office:value-type="float" office:value="23411.52" calcext:value-type="float">
            <text:p>23411.52</text:p>
          </table:table-cell>
          <table:table-cell table:style-name="ce1" office:value-type="float" office:value="568.675" calcext:value-type="float">
            <text:p>568.675</text:p>
          </table:table-cell>
          <table:table-cell table:style-name="ce1" office:value-type="float" office:value="0.3335" calcext:value-type="float">
            <text:p>0.33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61.63" calcext:value-type="float">
            <text:p>761.63</text:p>
          </table:table-cell>
          <table:table-cell table:style-name="ce2" office:value-type="date" office:date-value="2016-02-17" calcext:value-type="date">
            <text:p>2/17/2016</text:p>
          </table:table-cell>
          <table:table-cell table:style-name="ce2" office:value-type="date" office:date-value="2017-02-17" calcext:value-type="date">
            <text:p>2/17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82" calcext:value-type="float">
            <text:p>28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41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212</text:p>
          </table:table-cell>
          <table:table-cell table:style-name="ce1" office:value-type="string" calcext:value-type="string">
            <text:p>812</text:p>
          </table:table-cell>
          <table:table-cell table:number-columns-repeated="2" table:style-name="ce2" office:value-type="date" office:date-value="2015-02-11" calcext:value-type="date">
            <text:p>2/11/2015</text:p>
          </table:table-cell>
          <table:table-cell table:style-name="ce1" office:value-type="string" calcext:value-type="string">
            <text:p>MARIO REYES LOPEZ (GASTOS MEDICOS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00" calcext:value-type="float">
            <text:p>1300</text:p>
          </table:table-cell>
          <table:table-cell table:style-name="ce2" office:value-type="date" office:date-value="2015-02-12" calcext:value-type="date">
            <text:p>2/12/2015</text:p>
          </table:table-cell>
          <table:table-cell table:style-name="ce2" office:value-type="date" office:date-value="2015-12-12" calcext:value-type="date">
            <text:p>12/12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84" calcext:value-type="float">
            <text:p>284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1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813</text:p>
          </table:table-cell>
          <table:table-cell table:number-columns-repeated="2" table:style-name="ce2" office:value-type="date" office:date-value="2015-02-11" calcext:value-type="date">
            <text:p>2/11/2015</text:p>
          </table:table-cell>
          <table:table-cell table:style-name="ce1" office:value-type="string" calcext:value-type="string">
            <text:p>MARTHA PATRICIA LOPEZ BAEZA (PRESTAMO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91117.422578125" calcext:value-type="float">
            <text:p>91117.4225781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715.6499951172" calcext:value-type="float">
            <text:p>21715.6499951172</text:p>
          </table:table-cell>
          <table:table-cell table:style-name="ce1" office:value-type="float" office:value="5054.42663574219" calcext:value-type="float">
            <text:p>5054.4266357422</text:p>
          </table:table-cell>
          <table:table-cell table:style-name="ce1" office:value-type="float" office:value="74456.19921875" calcext:value-type="float">
            <text:p>74456.1992187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13.13" calcext:value-type="float">
            <text:p>3613.13</text:p>
          </table:table-cell>
          <table:table-cell table:style-name="ce2" office:value-type="date" office:date-value="2015-02-11" calcext:value-type="date">
            <text:p>2/11/2015</text:p>
          </table:table-cell>
          <table:table-cell table:style-name="ce2" office:value-type="date" office:date-value="2019-08-11" calcext:value-type="date">
            <text:p>8/11/201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3613.13" calcext:value-type="float">
            <text:p>3613.13</text:p>
          </table:table-cell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6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813</text:p>
          </table:table-cell>
          <table:table-cell table:style-name="ce2" office:value-type="date" office:date-value="1993-02-03" calcext:value-type="date">
            <text:p>2/3/1993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MIRIAM LOPEZ BAEZA</text:p>
          </table:table-cell>
          <table:table-cell table:style-name="ce1" office:value-type="string" calcext:value-type="string">
            <text:p>MIRIA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51.782449951172" calcext:value-type="float">
            <text:p>351.7824499512</text:p>
          </table:table-cell>
          <table:table-cell table:style-name="ce1" office:value-type="float" office:value="536.6" calcext:value-type="float">
            <text:p>536.6</text:p>
          </table:table-cell>
          <table:table-cell table:style-name="ce1" office:value-type="float" office:value="888.379996337891" calcext:value-type="float">
            <text:p>888.3799963379</text:p>
          </table:table-cell>
          <table:table-cell table:style-name="ce1" office:value-type="float" office:value="0.00244506844319403" calcext:value-type="float">
            <text:p>0.0024450684</text:p>
          </table:table-cell>
          <table:table-cell table:style-name="ce1" office:value-type="float" office:value="8.06939220428467" calcext:value-type="float">
            <text:p>8.069392204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14.26031296487" calcext:value-type="float">
            <text:p>214.2603129649</text:p>
          </table:table-cell>
          <table:table-cell table:style-name="ce1" office:value-type="float" office:value="1009.76" calcext:value-type="float">
            <text:p>1009.76</text:p>
          </table:table-cell>
          <table:table-cell table:style-name="ce1" office:value-type="float" office:value="6399.17" calcext:value-type="float">
            <text:p>6399.17</text:p>
          </table:table-cell>
          <table:table-cell table:style-name="ce1" office:value-type="float" office:value="89.4333333333333" calcext:value-type="float">
            <text:p>89.4333333333</text:p>
          </table:table-cell>
          <table:table-cell table:style-name="ce1" office:value-type="float" office:value="0.0862" calcext:value-type="float">
            <text:p>0.086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2.44" calcext:value-type="float">
            <text:p>262.44</text:p>
          </table:table-cell>
          <table:table-cell table:style-name="ce2" office:value-type="date" office:date-value="2015-11-01" calcext:value-type="date">
            <text:p>11/1/2015</text:p>
          </table:table-cell>
          <table:table-cell table:style-name="ce2" office:value-type="date" office:date-value="2016-09-01" calcext:value-type="date">
            <text:p>9/1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6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1982-10-20" calcext:value-type="date">
            <text:p>10/20/1982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ARIADNA REYES LOPEZ</text:p>
          </table:table-cell>
          <table:table-cell table:style-name="ce1" office:value-type="string" calcext:value-type="string">
            <text:p>ARI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161.16937255859" calcext:value-type="float">
            <text:p>8161.1693725586</text:p>
          </table:table-cell>
          <table:table-cell table:style-name="ce1" office:value-type="float" office:value="671.729985351562" calcext:value-type="float">
            <text:p>671.7299853516</text:p>
          </table:table-cell>
          <table:table-cell table:style-name="ce1" office:value-type="float" office:value="4494.67994140625" calcext:value-type="float">
            <text:p>4494.6799414063</text:p>
          </table:table-cell>
          <table:table-cell table:style-name="ce1" office:value-type="float" office:value="4338.219296875" calcext:value-type="float">
            <text:p>4338.219296875</text:p>
          </table:table-cell>
          <table:table-cell table:style-name="ce1" office:value-type="float" office:value="220.703414916992" calcext:value-type="float">
            <text:p>220.70341491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860.16671502435" calcext:value-type="float">
            <text:p>5860.1667150244</text:p>
          </table:table-cell>
          <table:table-cell table:style-name="ce1" office:value-type="float" office:value="1549.06" calcext:value-type="float">
            <text:p>1549.06</text:p>
          </table:table-cell>
          <table:table-cell table:style-name="ce1" office:value-type="float" office:value="8405.64" calcext:value-type="float">
            <text:p>8405.64</text:p>
          </table:table-cell>
          <table:table-cell table:style-name="ce1" office:value-type="float" office:value="111.954997558594" calcext:value-type="float">
            <text:p>111.9549975586</text:p>
          </table:table-cell>
          <table:table-cell table:style-name="ce1" office:value-type="float" office:value="0.1323" calcext:value-type="float">
            <text:p>0.132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11.64" calcext:value-type="float">
            <text:p>2111.64</text:p>
          </table:table-cell>
          <table:table-cell table:style-name="ce2" office:value-type="date" office:date-value="2013-12-02" calcext:value-type="date">
            <text:p>12/2/2013</text:p>
          </table:table-cell>
          <table:table-cell table:style-name="ce2" office:value-type="date" office:date-value="2014-10-02" calcext:value-type="date">
            <text:p>10/2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2015-09-10" calcext:value-type="date">
            <text:p>9/10/2015</text:p>
          </table:table-cell>
          <table:table-cell table:style-name="ce2" office:value-type="date" office:date-value="2015-11-14" calcext:value-type="date">
            <text:p>11/14/2015</text:p>
          </table:table-cell>
          <table:table-cell table:style-name="ce1" office:value-type="string" calcext:value-type="string">
            <text:p>MIA PAULINA REYES REYES</text:p>
          </table:table-cell>
          <table:table-cell table:style-name="ce1" office:value-type="string" calcext:value-type="string">
            <text:p>ARTURO VELASCO ROMO</text:p>
          </table:table-cell>
          <table:table-cell table:style-name="ce1" office:value-type="string" calcext:value-type="string">
            <text:p>ARTURO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ERFIN: 56-5223-8429-1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441.55502319336" calcext:value-type="float">
            <text:p>5441.5550231934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91.55517578125" calcext:value-type="float">
            <text:p>6091.5551757813</text:p>
          </table:table-cell>
          <table:table-cell table:style-name="ce1" office:value-type="float" office:value="220.616409301758" calcext:value-type="float">
            <text:p>220.616409301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857.85639305637" calcext:value-type="float">
            <text:p>5857.8563930564</text:p>
          </table:table-cell>
          <table:table-cell table:style-name="ce1" office:value-type="float" office:value="830.13" calcext:value-type="float">
            <text:p>830.13</text:p>
          </table:table-cell>
          <table:table-cell table:style-name="ce1" office:value-type="float" office:value="4733.92" calcext:value-type="float">
            <text:p>4733.92</text:p>
          </table:table-cell>
          <table:table-cell table:style-name="ce1" office:value-type="float" office:value="108.333333333333" calcext:value-type="float">
            <text:p>108.3333333333</text:p>
          </table:table-cell>
          <table:table-cell table:style-name="ce1" office:value-type="float" office:value="0.0709" calcext:value-type="float">
            <text:p>0.070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21.56" calcext:value-type="float">
            <text:p>1421.56</text:p>
          </table:table-cell>
          <table:table-cell table:style-name="ce2" office:value-type="date" office:date-value="2013-07-22" calcext:value-type="date">
            <text:p>7/22/2013</text:p>
          </table:table-cell>
          <table:table-cell table:style-name="ce2" office:value-type="date" office:date-value="2015-07-22" calcext:value-type="date">
            <text:p>7/22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7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1974-05-23" calcext:value-type="date">
            <text:p>5/23/1974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PAOLA LOPEZ ESCOTO</text:p>
          </table:table-cell>
          <table:table-cell table:style-name="ce1" office:value-type="string" calcext:value-type="string">
            <text:p>JUAN-PABLO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163.37905883789" calcext:value-type="float">
            <text:p>3163.379058837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163.37905883789" calcext:value-type="float">
            <text:p>3163.3790588379</text:p>
          </table:table-cell>
          <table:table-cell table:style-name="ce1" office:value-type="float" office:value="119.138008117676" calcext:value-type="float">
            <text:p>119.138008117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163.37905883789" calcext:value-type="float">
            <text:p>3163.3790588379</text:p>
          </table:table-cell>
          <table:table-cell table:style-name="ce1" office:value-type="float" office:value="966.87" calcext:value-type="float">
            <text:p>966.87</text:p>
          </table:table-cell>
          <table:table-cell table:style-name="ce1" office:value-type="float" office:value="5180.56" calcext:value-type="float">
            <text:p>5180.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826" calcext:value-type="float">
            <text:p>0.082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5-01-21" calcext:value-type="date">
            <text:p>1/21/200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6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style-name="ce2" office:value-type="date" office:date-value="2004-04-27" calcext:value-type="date">
            <text:p>4/27/2004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ILIA PEÑA DE BALBUENA</text:p>
          </table:table-cell>
          <table:table-cell table:style-name="ce1" office:value-type="string" calcext:value-type="string">
            <text:p>LILIA DE BALBUENA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8520.3256298828" calcext:value-type="float">
            <text:p>18520.3256298828</text:p>
          </table:table-cell>
          <table:table-cell table:style-name="ce1" office:value-type="float" office:value="1204.08" calcext:value-type="float">
            <text:p>1204.0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724.404609375" calcext:value-type="float">
            <text:p>19724.404609375</text:p>
          </table:table-cell>
          <table:table-cell table:style-name="ce1" office:value-type="float" office:value="733.487854003906" calcext:value-type="float">
            <text:p>733.487854003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9475.7339586499" calcext:value-type="float">
            <text:p>19475.7339586499</text:p>
          </table:table-cell>
          <table:table-cell table:style-name="ce1" office:value-type="float" office:value="3115.42" calcext:value-type="float">
            <text:p>3115.42</text:p>
          </table:table-cell>
          <table:table-cell table:style-name="ce1" office:value-type="float" office:value="11611.63" calcext:value-type="float">
            <text:p>11611.63</text:p>
          </table:table-cell>
          <table:table-cell table:style-name="ce1" office:value-type="float" office:value="200.68" calcext:value-type="float">
            <text:p>200.68</text:p>
          </table:table-cell>
          <table:table-cell table:style-name="ce1" office:value-type="float" office:value="0.2661" calcext:value-type="float">
            <text:p>0.266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421.68" calcext:value-type="float">
            <text:p>1421.68</text:p>
          </table:table-cell>
          <table:table-cell table:style-name="ce2" office:value-type="date" office:date-value="2011-12-21" calcext:value-type="date">
            <text:p>12/21/2011</text:p>
          </table:table-cell>
          <table:table-cell table:style-name="ce2" office:value-type="date" office:date-value="2013-12-21" calcext:value-type="date">
            <text:p>12/21/2013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808</text:p>
          </table:table-cell>
          <table:table-cell table:style-name="ce2" office:value-type="date" office:date-value="1976-03-03" calcext:value-type="date">
            <text:p>3/3/1976</text:p>
          </table:table-cell>
          <table:table-cell table:style-name="ce2" office:value-type="date" office:date-value="2007-11-01" calcext:value-type="date">
            <text:p>11/1/2007</text:p>
          </table:table-cell>
          <table:table-cell table:style-name="ce1" office:value-type="string" calcext:value-type="string">
            <text:p>FERNANDO LOPEZ HERNANDEZ</text:p>
          </table:table-cell>
          <table:table-cell table:style-name="ce1" office:value-type="string" calcext:value-type="string">
            <text:p>FERNANDO LOPEZ HERNA</text:p>
          </table:table-cell>
          <table:table-cell table:style-name="ce1" office:value-type="string" calcext:value-type="string">
            <text:p>FERNANDOJR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27.915568084717" calcext:value-type="float">
            <text:p>627.9155680847</text:p>
          </table:table-cell>
          <table:table-cell table:style-name="ce1" office:value-type="float" office:value="1750" calcext:value-type="float">
            <text:p>1750</text:p>
          </table:table-cell>
          <table:table-cell table:style-name="ce1" office:value-type="float" office:value="1800.00001708984" calcext:value-type="float">
            <text:p>1800.0000170899</text:p>
          </table:table-cell>
          <table:table-cell table:style-name="ce1" office:value-type="float" office:value="577.91552734375" calcext:value-type="float">
            <text:p>577.9155273438</text:p>
          </table:table-cell>
          <table:table-cell table:style-name="ce1" office:value-type="float" office:value="23.0447044372559" calcext:value-type="float">
            <text:p>23.04470443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792.0891711426" calcext:value-type="float">
            <text:p>30792.089171142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50.0000305176" calcext:value-type="float">
            <text:p>10850.0000305176</text:p>
          </table:table-cell>
          <table:table-cell table:style-name="ce1" office:value-type="float" office:value="2461.05340576172" calcext:value-type="float">
            <text:p>2461.0534057617</text:p>
          </table:table-cell>
          <table:table-cell table:style-name="ce1" office:value-type="float" office:value="22403.1425463867" calcext:value-type="float">
            <text:p>22403.1425463867</text:p>
          </table:table-cell>
          <table:table-cell table:style-name="ce1" office:value-type="float" office:value="611.888170824443" calcext:value-type="float">
            <text:p>611.8881708244</text:p>
          </table:table-cell>
          <table:table-cell table:style-name="ce1" office:value-type="float" office:value="14549.46" calcext:value-type="float">
            <text:p>14549.46</text:p>
          </table:table-cell>
          <table:table-cell table:style-name="ce1" office:value-type="float" office:value="94147.59" calcext:value-type="float">
            <text:p>94147.59</text:p>
          </table:table-cell>
          <table:table-cell table:style-name="ce1" office:value-type="float" office:value="291.666666666667" calcext:value-type="float">
            <text:p>291.6666666667</text:p>
          </table:table-cell>
          <table:table-cell table:style-name="ce1" office:value-type="float" office:value="1.2427" calcext:value-type="float">
            <text:p>1.24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800" calcext:value-type="float">
            <text:p>1800</text:p>
          </table:table-cell>
          <table:table-cell table:style-name="ce2" office:value-type="date" office:date-value="2016-06-20" calcext:value-type="date">
            <text:p>6/20/2016</text:p>
          </table:table-cell>
          <table:table-cell table:style-name="ce2" office:value-type="date" office:date-value="2018-06-20" calcext:value-type="date">
            <text:p>6/20/201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0"/>
          <table:table-cell table:style-name="ce1" office:value-type="string" calcext:value-type="string">
            <text:p>N</text:p>
          </table:table-cell>
          <table:table-cell/>
          <table:table-cell table:style-name="ce1" office:value-type="float" office:value="1800" calcext:value-type="float">
            <text:p>1800</text:p>
          </table:table-cell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7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808</text:p>
          </table:table-cell>
          <table:table-cell table:style-name="ce2" office:value-type="date" office:date-value="1955-03-10" calcext:value-type="date">
            <text:p>3/10/195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ILIA HERNANDEZ LARIOS</text:p>
          </table:table-cell>
          <table:table-cell table:style-name="ce1" office:value-type="string" calcext:value-type="string">
            <text:p>LILIA HERNANDEZ LARI</text:p>
          </table:table-cell>
          <table:table-cell table:style-name="ce1" office:value-type="string" calcext:value-type="string">
            <text:p>LILI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57.545333862305" calcext:value-type="float">
            <text:p>857.5453338623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57.54541015625" calcext:value-type="float">
            <text:p>1157.5454101563</text:p>
          </table:table-cell>
          <table:table-cell table:style-name="ce1" office:value-type="float" office:value="40.891658782959" calcext:value-type="float">
            <text:p>40.89165878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085.7645119445" calcext:value-type="float">
            <text:p>1085.7645119445</text:p>
          </table:table-cell>
          <table:table-cell table:style-name="ce1" office:value-type="float" office:value="16637.64" calcext:value-type="float">
            <text:p>16637.64</text:p>
          </table:table-cell>
          <table:table-cell table:style-name="ce1" office:value-type="float" office:value="90150.84" calcext:value-type="float">
            <text:p>90150.84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.421" calcext:value-type="float">
            <text:p>1.4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81.79" calcext:value-type="float">
            <text:p>1781.79</text:p>
          </table:table-cell>
          <table:table-cell table:style-name="ce2" office:value-type="date" office:date-value="2015-05-21" calcext:value-type="date">
            <text:p>5/21/2015</text:p>
          </table:table-cell>
          <table:table-cell table:style-name="ce2" office:value-type="date" office:date-value="2016-05-21" calcext:value-type="date">
            <text:p>5/21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808</text:p>
          </table:table-cell>
          <table:table-cell table:style-name="ce2" office:value-type="date" office:date-value="1982-12-18" calcext:value-type="date">
            <text:p>12/18/198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CESAR IVAN LOPEZ HERNANDEZ</text:p>
          </table:table-cell>
          <table:table-cell table:style-name="ce1" office:value-type="string" calcext:value-type="string">
            <text:p>CESAR IVAN LOPEZ HER</text:p>
          </table:table-cell>
          <table:table-cell table:style-name="ce1" office:value-type="string" calcext:value-type="string">
            <text:p>CESAR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4701.7982177734" calcext:value-type="float">
            <text:p>14701.7982177734</text:p>
          </table:table-cell>
          <table:table-cell table:style-name="ce1" office:value-type="float" office:value="10650" calcext:value-type="float">
            <text:p>1065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5151.796875" calcext:value-type="float">
            <text:p>25151.796875</text:p>
          </table:table-cell>
          <table:table-cell table:style-name="ce1" office:value-type="float" office:value="849.414855957031" calcext:value-type="float">
            <text:p>849.41485595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18200" calcext:value-type="float">
            <text:p>18200</text:p>
          </table:table-cell>
          <table:table-cell table:style-name="ce1" office:value-type="float" office:value="22553.853012294" calcext:value-type="float">
            <text:p>22553.853012294</text:p>
          </table:table-cell>
          <table:table-cell table:style-name="ce1" office:value-type="float" office:value="13039.34" calcext:value-type="float">
            <text:p>13039.34</text:p>
          </table:table-cell>
          <table:table-cell table:style-name="ce1" office:value-type="float" office:value="68172.6" calcext:value-type="float">
            <text:p>68172.6</text:p>
          </table:table-cell>
          <table:table-cell table:style-name="ce1" office:value-type="float" office:value="1775" calcext:value-type="float">
            <text:p>1775</text:p>
          </table:table-cell>
          <table:table-cell table:style-name="ce1" office:value-type="float" office:value="1.1137" calcext:value-type="float">
            <text:p>1.11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781.8" calcext:value-type="float">
            <text:p>1781.8</text:p>
          </table:table-cell>
          <table:table-cell table:style-name="ce2" office:value-type="date" office:date-value="2017-03-09" calcext:value-type="date">
            <text:p>3/9/2017</text:p>
          </table:table-cell>
          <table:table-cell table:style-name="ce2" office:value-type="date" office:date-value="2018-03-09" calcext:value-type="date">
            <text:p>3/9/201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2000" calcext:value-type="float">
            <text:p>2000</text:p>
          </table:table-cell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803</text:p>
          </table:table-cell>
          <table:table-cell table:style-name="ce2" office:value-type="date" office:date-value="1968-06-07" calcext:value-type="date">
            <text:p>6/7/1968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SUSANA BALBUENA LOPEZ</text:p>
          </table:table-cell>
          <table:table-cell table:style-name="ce1" office:value-type="string" calcext:value-type="string">
            <text:p>SUSANA BALBUENA LOPE</text:p>
          </table:table-cell>
          <table:table-cell table:style-name="ce1" office:value-type="string" calcext:value-type="string">
            <text:p>SUSY</text:p>
          </table:table-cell>
          <table:table-cell table:style-name="ce1" office:value-type="string" calcext:value-type="string">
            <text:p>DIEGO 6/03/2006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3908.42203125" calcext:value-type="float">
            <text:p>43908.42203125</text:p>
          </table:table-cell>
          <table:table-cell table:style-name="ce1" office:value-type="float" office:value="605.04" calcext:value-type="float">
            <text:p>605.0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513.46109375" calcext:value-type="float">
            <text:p>44513.46109375</text:p>
          </table:table-cell>
          <table:table-cell table:style-name="ce1" office:value-type="float" office:value="1670.86206054688" calcext:value-type="float">
            <text:p>1670.86206054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4060.1037915039" calcext:value-type="float">
            <text:p>74060.10379150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151.0400341797" calcext:value-type="float">
            <text:p>10151.0400341797</text:p>
          </table:table-cell>
          <table:table-cell table:style-name="ce1" office:value-type="float" office:value="4299.00372314453" calcext:value-type="float">
            <text:p>4299.0037231445</text:p>
          </table:table-cell>
          <table:table-cell table:style-name="ce1" office:value-type="float" office:value="68208.0674804687" calcext:value-type="float">
            <text:p>68208.0674804687</text:p>
          </table:table-cell>
          <table:table-cell table:style-name="ce1" office:value-type="float" office:value="44365.1029079623" calcext:value-type="float">
            <text:p>44365.1029079623</text:p>
          </table:table-cell>
          <table:table-cell table:style-name="ce1" office:value-type="float" office:value="6621.88" calcext:value-type="float">
            <text:p>6621.88</text:p>
          </table:table-cell>
          <table:table-cell table:style-name="ce1" office:value-type="float" office:value="33473.01" calcext:value-type="float">
            <text:p>33473.01</text:p>
          </table:table-cell>
          <table:table-cell table:style-name="ce1" office:value-type="float" office:value="100.84" calcext:value-type="float">
            <text:p>100.84</text:p>
          </table:table-cell>
          <table:table-cell table:style-name="ce1" office:value-type="float" office:value="0.5656" calcext:value-type="float">
            <text:p>0.56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91.84" calcext:value-type="float">
            <text:p>1691.84</text:p>
          </table:table-cell>
          <table:table-cell table:style-name="ce2" office:value-type="date" office:date-value="2014-02-12" calcext:value-type="date">
            <text:p>2/12/2014</text:p>
          </table:table-cell>
          <table:table-cell table:style-name="ce2" office:value-type="date" office:date-value="2021-08-12" calcext:value-type="date">
            <text:p>8/12/202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1691.84" calcext:value-type="float">
            <text:p>1691.84</text:p>
          </table:table-cell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100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800</text:p>
          </table:table-cell>
          <table:table-cell table:style-name="ce2" office:value-type="date" office:date-value="2004-09-01" calcext:value-type="date">
            <text:p>9/1/2004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DIVERSOS NO IDENTIFICADOS</text:p>
          </table:table-cell>
          <table:table-cell table:style-name="ce1" office:value-type="string" calcext:value-type="string">
            <text:p>DIVERSOS NO IDENTIFI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-0.000302734377328306" calcext:value-type="float">
            <text:p>-0.0003027344</text:p>
          </table:table-cell>
          <table:table-cell table:style-name="ce1" office:value-type="float" office:value="10500" calcext:value-type="float">
            <text:p>10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499.9996948242" calcext:value-type="float">
            <text:p>10499.9996948242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1" office:value-type="float" office:value="267.89" calcext:value-type="float">
            <text:p>267.8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.6666666666667" calcext:value-type="float">
            <text:p>16.6666666667</text:p>
          </table:table-cell>
          <table:table-cell table:style-name="ce1" office:value-type="float" office:value="0.0229" calcext:value-type="float">
            <text:p>0.022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11-05" calcext:value-type="date">
            <text:p>11/5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998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800</text:p>
          </table:table-cell>
          <table:table-cell table:number-columns-repeated="2"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ACTIVO FIJO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9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5-10-13" calcext:value-type="date">
            <text:p>10/13/200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1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2005-01-10" calcext:value-type="date">
            <text:p>1/10/2005</text:p>
          </table:table-cell>
          <table:table-cell table:style-name="ce2" office:value-type="date" office:date-value="2009-01-01" calcext:value-type="date">
            <text:p>1/1/2009</text:p>
          </table:table-cell>
          <table:table-cell table:style-name="ce1" office:value-type="string" calcext:value-type="string">
            <text:p>MARIO REYES LOPEZ Y DENIS GALEANA PACHEC</text:p>
          </table:table-cell>
          <table:table-cell table:style-name="ce1" office:value-type="string" calcext:value-type="string">
            <text:p>MARIO REYES LOPEZ Y</text:p>
          </table:table-cell>
          <table:table-cell table:style-name="ce1" office:value-type="string" calcext:value-type="string">
            <text:p>MARIO-JR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05.53414428711" calcext:value-type="float">
            <text:p>405.534144287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5.53" calcext:value-type="float">
            <text:p>405.53</text:p>
          </table:table-cell>
          <table:table-cell table:style-name="ce1" office:value-type="float" office:value="0.00414916992190229" calcext:value-type="float">
            <text:p>0.0041491699</text:p>
          </table:table-cell>
          <table:table-cell table:style-name="ce1" office:value-type="float" office:value="2.5526168346405" calcext:value-type="float">
            <text:p>2.55261683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856.5853771975" calcext:value-type="float">
            <text:p>42856.58537719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818.72" calcext:value-type="float">
            <text:p>14818.72</text:p>
          </table:table-cell>
          <table:table-cell table:style-name="ce1" office:value-type="float" office:value="2260.90020751953" calcext:value-type="float">
            <text:p>2260.9002075195</text:p>
          </table:table-cell>
          <table:table-cell table:style-name="ce1" office:value-type="float" office:value="30298.765584717" calcext:value-type="float">
            <text:p>30298.765584717</text:p>
          </table:table-cell>
          <table:table-cell table:style-name="ce1" office:value-type="float" office:value="67.7776511364246" calcext:value-type="float">
            <text:p>67.7776511364</text:p>
          </table:table-cell>
          <table:table-cell table:style-name="ce1" office:value-type="float" office:value="2293.8" calcext:value-type="float">
            <text:p>2293.8</text:p>
          </table:table-cell>
          <table:table-cell table:style-name="ce1" office:value-type="float" office:value="4909.56" calcext:value-type="float">
            <text:p>4909.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959" calcext:value-type="float">
            <text:p>0.19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63.12" calcext:value-type="float">
            <text:p>2463.12</text:p>
          </table:table-cell>
          <table:table-cell table:style-name="ce2" office:value-type="date" office:date-value="2013-01-31" calcext:value-type="date">
            <text:p>1/31/2013</text:p>
          </table:table-cell>
          <table:table-cell table:style-name="ce2" office:value-type="date" office:date-value="2018-06-30" calcext:value-type="date">
            <text:p>6/30/201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2463.12" calcext:value-type="float">
            <text:p>2463.12</text:p>
          </table:table-cell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0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1980-02-17" calcext:value-type="date">
            <text:p>2/17/198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ALEJANDRA REYES LOPEZ</text:p>
          </table:table-cell>
          <table:table-cell table:style-name="ce1" office:value-type="string" calcext:value-type="string">
            <text:p>ALE Y LEONARDO</text:p>
          </table:table-cell>
          <table:table-cell table:style-name="ce1" office:value-type="string" calcext:value-type="string">
            <text:p>ALE</text:p>
          </table:table-cell>
          <table:table-cell table:style-name="ce1" office:value-type="string" calcext:value-type="string">
            <text:p>BANCOMER CLABE 012 180 01209842853 2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62.94180267334" calcext:value-type="float">
            <text:p>162.9418026733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2.94189453125" calcext:value-type="float">
            <text:p>462.9418945313</text:p>
          </table:table-cell>
          <table:table-cell table:style-name="ce1" office:value-type="float" office:value="13.070520401001" calcext:value-type="float">
            <text:p>13.07052040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47.051391714436" calcext:value-type="float">
            <text:p>347.0513917144</text:p>
          </table:table-cell>
          <table:table-cell table:style-name="ce1" office:value-type="float" office:value="667.32" calcext:value-type="float">
            <text:p>667.32</text:p>
          </table:table-cell>
          <table:table-cell table:style-name="ce1" office:value-type="float" office:value="4347.5" calcext:value-type="float">
            <text:p>4347.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057" calcext:value-type="float">
            <text:p>0.0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333.07" calcext:value-type="float">
            <text:p>1333.07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6-07-20" calcext:value-type="date">
            <text:p>7/20/200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806</text:p>
          </table:table-cell>
          <table:table-cell table:style-name="ce2" office:value-type="date" office:date-value="1986-12-09" calcext:value-type="date">
            <text:p>12/9/1986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EDUARDO NIETO LOPEZ</text:p>
          </table:table-cell>
          <table:table-cell table:style-name="ce1" office:value-type="string" calcext:value-type="string">
            <text:p>LALO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5729.7878417969" calcext:value-type="float">
            <text:p>15729.78784179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682.1399121094" calcext:value-type="float">
            <text:p>13682.1399121094</text:p>
          </table:table-cell>
          <table:table-cell table:style-name="ce1" office:value-type="float" office:value="2047.64826171875" calcext:value-type="float">
            <text:p>2047.6482617188</text:p>
          </table:table-cell>
          <table:table-cell table:style-name="ce1" office:value-type="float" office:value="183.066299438477" calcext:value-type="float">
            <text:p>183.06629943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6948.672175293" calcext:value-type="float">
            <text:p>86948.67217529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364.28" calcext:value-type="float">
            <text:p>20364.28</text:p>
          </table:table-cell>
          <table:table-cell table:style-name="ce1" office:value-type="float" office:value="4826.64227294922" calcext:value-type="float">
            <text:p>4826.6422729492</text:p>
          </table:table-cell>
          <table:table-cell table:style-name="ce1" office:value-type="float" office:value="71411.0344482422" calcext:value-type="float">
            <text:p>71411.0344482422</text:p>
          </table:table-cell>
          <table:table-cell table:style-name="ce1" office:value-type="float" office:value="4860.81726645441" calcext:value-type="float">
            <text:p>4860.8172664544</text:p>
          </table:table-cell>
          <table:table-cell table:style-name="ce1" office:value-type="float" office:value="20649.21" calcext:value-type="float">
            <text:p>20649.21</text:p>
          </table:table-cell>
          <table:table-cell table:style-name="ce1" office:value-type="float" office:value="127059.31" calcext:value-type="float">
            <text:p>127059.3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7637" calcext:value-type="float">
            <text:p>1.76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41.07" calcext:value-type="float">
            <text:p>3341.07</text:p>
          </table:table-cell>
          <table:table-cell table:style-name="ce2" office:value-type="date" office:date-value="2014-08-01" calcext:value-type="date">
            <text:p>8/1/2014</text:p>
          </table:table-cell>
          <table:table-cell table:style-name="ce2" office:value-type="date" office:date-value="2019-08-01" calcext:value-type="date">
            <text:p>8/1/201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3341.07" calcext:value-type="float">
            <text:p>3341.07</text:p>
          </table:table-cell>
        </table:table-row>
        <table:table-row table:style-name="ro1">
          <table:table-cell table:style-name="ce1" office:value-type="float" office:value="271" calcext:value-type="float">
            <text:p>271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4-08-24" calcext:value-type="date">
            <text:p>8/24/2014</text:p>
          </table:table-cell>
          <table:table-cell table:style-name="ce1" office:value-type="string" calcext:value-type="string">
            <text:p>JAQUELINE HERMOSILLO BAEZA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723.06732177734" calcext:value-type="float">
            <text:p>4723.0673217774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4723" calcext:value-type="float">
            <text:p>4723</text:p>
          </table:table-cell>
          <table:table-cell table:style-name="ce1" office:value-type="float" office:value="600.0673828125" calcext:value-type="float">
            <text:p>600.0673828125</text:p>
          </table:table-cell>
          <table:table-cell table:style-name="ce1" office:value-type="float" office:value="27.4290752410889" calcext:value-type="float">
            <text:p>27.42907524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548.2840362549" calcext:value-type="float">
            <text:p>20548.28403625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92" calcext:value-type="float">
            <text:p>7992</text:p>
          </table:table-cell>
          <table:table-cell table:style-name="ce1" office:value-type="float" office:value="1061.64945983887" calcext:value-type="float">
            <text:p>1061.6494598389</text:p>
          </table:table-cell>
          <table:table-cell table:style-name="ce1" office:value-type="float" office:value="13617.9334960937" calcext:value-type="float">
            <text:p>13617.9334960937</text:p>
          </table:table-cell>
          <table:table-cell table:style-name="ce1" office:value-type="float" office:value="728.3029382157" calcext:value-type="float">
            <text:p>728.3029382157</text:p>
          </table:table-cell>
          <table:table-cell table:number-columns-repeated="2"/>
          <table:table-cell table:style-name="ce1" office:value-type="float" office:value="100" calcext:value-type="float">
            <text:p>10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31.88" calcext:value-type="float">
            <text:p>1331.88</text:p>
          </table:table-cell>
          <table:table-cell table:style-name="ce2" office:value-type="date" office:date-value="2015-03-23" calcext:value-type="date">
            <text:p>3/23/2015</text:p>
          </table:table-cell>
          <table:table-cell table:style-name="ce2" office:value-type="date" office:date-value="2018-08-23" calcext:value-type="date">
            <text:p>8/23/201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1332" calcext:value-type="float">
            <text:p>1332</text:p>
          </table:table-cell>
        </table:table-row>
        <table:table-row table:style-name="ro1">
          <table:table-cell table:style-name="ce1" office:value-type="float" office:value="285" calcext:value-type="float">
            <text:p>285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15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2015-02-11" calcext:value-type="date">
            <text:p>2/11/2015</text:p>
          </table:table-cell>
          <table:table-cell table:style-name="ce1" office:value-type="string" calcext:value-type="string">
            <text:p>LAURA VERONICA CARRILLO LOPEZ (UNIFICACION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MEX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116-8052</text:p>
          </table:table-cell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82262.588496094" calcext:value-type="float">
            <text:p>582262.5884960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047.9" calcext:value-type="float">
            <text:p>44047.9</text:p>
          </table:table-cell>
          <table:table-cell table:style-name="ce1" office:value-type="float" office:value="34704.8662109375" calcext:value-type="float">
            <text:p>34704.8662109375</text:p>
          </table:table-cell>
          <table:table-cell table:style-name="ce1" office:value-type="float" office:value="572919.554707031" calcext:value-type="float">
            <text:p>572919.55470703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341.15" calcext:value-type="float">
            <text:p>7341.15</text:p>
          </table:table-cell>
          <table:table-cell table:style-name="ce2" office:value-type="date" office:date-value="2015-01-26" calcext:value-type="date">
            <text:p>1/26/2015</text:p>
          </table:table-cell>
          <table:table-cell table:style-name="ce2" office:value-type="date" office:date-value="2030-01-26" calcext:value-type="date">
            <text:p>1/26/203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7341.15" calcext:value-type="float">
            <text:p>7341.15</text:p>
          </table:table-cell>
        </table:table-row>
        <table:table-row table:style-name="ro1">
          <table:table-cell table:style-name="ce1" office:value-type="float" office:value="286" calcext:value-type="float">
            <text:p>286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17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813</text:p>
          </table:table-cell>
          <table:table-cell table:number-columns-repeated="2" table:style-name="ce2" office:value-type="date" office:date-value="2015-03-04" calcext:value-type="date">
            <text:p>3/4/2015</text:p>
          </table:table-cell>
          <table:table-cell table:style-name="ce1" office:value-type="string" calcext:value-type="string">
            <text:p>BULMARO SIERRA SANCH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62.845078125" calcext:value-type="float">
            <text:p>162.84507812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62.845078125" calcext:value-type="float">
            <text:p>162.845078125</text:p>
          </table:table-cell>
          <table:table-cell table:style-name="ce1" office:value-type="float" office:value="6.13301086425781" calcext:value-type="float">
            <text:p>6.133010864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62.845078125" calcext:value-type="float">
            <text:p>162.845078125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5-03-04" calcext:value-type="date">
            <text:p>3/4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9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1992-02-10" calcext:value-type="date">
            <text:p>2/10/1992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ANDREA CABRERA LOPEZ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88.011642456055" calcext:value-type="float">
            <text:p>388.011642456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8.011642456055" calcext:value-type="float">
            <text:p>388.0116424561</text:p>
          </table:table-cell>
          <table:table-cell table:style-name="ce1" office:value-type="float" office:value="14.6131505966187" calcext:value-type="float">
            <text:p>14.613150596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88.011642456055" calcext:value-type="float">
            <text:p>388.0116424561</text:p>
          </table:table-cell>
          <table:table-cell table:style-name="ce1" office:value-type="float" office:value="857.96" calcext:value-type="float">
            <text:p>857.96</text:p>
          </table:table-cell>
          <table:table-cell table:style-name="ce1" office:value-type="float" office:value="5625.81" calcext:value-type="float">
            <text:p>5625.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33" calcext:value-type="float">
            <text:p>0.073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6-06-30" calcext:value-type="date">
            <text:p>6/30/200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9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1993-10-10" calcext:value-type="date">
            <text:p>10/10/1993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SOFIA CABRERA LOPEZ</text:p>
          </table:table-cell>
          <table:table-cell table:style-name="ce1" office:value-type="string" calcext:value-type="string">
            <text:p>SOFI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217.2338571167" calcext:value-type="float">
            <text:p>2217.233857116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17.2338571167" calcext:value-type="float">
            <text:p>2217.2338571167</text:p>
          </table:table-cell>
          <table:table-cell table:style-name="ce1" office:value-type="float" office:value="83.504638671875" calcext:value-type="float">
            <text:p>83.504638671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217.2338571167" calcext:value-type="float">
            <text:p>2217.2338571167</text:p>
          </table:table-cell>
          <table:table-cell table:style-name="ce1" office:value-type="float" office:value="865.96" calcext:value-type="float">
            <text:p>865.96</text:p>
          </table:table-cell>
          <table:table-cell table:style-name="ce1" office:value-type="float" office:value="5682.2" calcext:value-type="float">
            <text:p>5682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4" calcext:value-type="float">
            <text:p>0.07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6-06-30" calcext:value-type="date">
            <text:p>6/30/200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9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style-name="ce2" office:value-type="date" office:date-value="2005-09-20" calcext:value-type="date">
            <text:p>9/20/20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KAREN BALBUENA</text:p>
          </table:table-cell>
          <table:table-cell table:style-name="ce1" office:value-type="string" calcext:value-type="string">
            <text:p>KARE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217.10607788086" calcext:value-type="float">
            <text:p>6217.1060778809</text:p>
          </table:table-cell>
          <table:table-cell table:style-name="ce1" office:value-type="float" office:value="605.82" calcext:value-type="float">
            <text:p>605.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822.92703125" calcext:value-type="float">
            <text:p>6822.92703125</text:p>
          </table:table-cell>
          <table:table-cell table:style-name="ce1" office:value-type="float" office:value="251.367858886719" calcext:value-type="float">
            <text:p>251.367858886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6674.37569431922" calcext:value-type="float">
            <text:p>6674.3756943192</text:p>
          </table:table-cell>
          <table:table-cell table:style-name="ce1" office:value-type="float" office:value="1560.1" calcext:value-type="float">
            <text:p>1560.1</text:p>
          </table:table-cell>
          <table:table-cell table:style-name="ce1" office:value-type="float" office:value="7638.61" calcext:value-type="float">
            <text:p>7638.61</text:p>
          </table:table-cell>
          <table:table-cell table:style-name="ce1" office:value-type="float" office:value="100.97" calcext:value-type="float">
            <text:p>100.97</text:p>
          </table:table-cell>
          <table:table-cell table:style-name="ce1" office:value-type="float" office:value="0.1332" calcext:value-type="float">
            <text:p>0.133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6-07-21" calcext:value-type="date">
            <text:p>7/21/200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22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1999-09-10" calcext:value-type="date">
            <text:p>9/10/1999</text:p>
          </table:table-cell>
          <table:table-cell table:style-name="ce2" office:value-type="date" office:date-value="2008-11-01" calcext:value-type="date">
            <text:p>11/1/2008</text:p>
          </table:table-cell>
          <table:table-cell table:style-name="ce1" office:value-type="string" calcext:value-type="string">
            <text:p>FERNANDO GONZALEZ LOPEZ</text:p>
          </table:table-cell>
          <table:table-cell table:style-name="ce1" office:value-type="string" calcext:value-type="string">
            <text:p>FERNANDO GONZALEZ LO</text:p>
          </table:table-cell>
          <table:table-cell table:style-name="ce1" office:value-type="string" calcext:value-type="string">
            <text:p>FERNANDOGL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3779.8970947266" calcext:value-type="float">
            <text:p>13779.8970947266</text:p>
          </table:table-cell>
          <table:table-cell table:style-name="ce1" office:value-type="float" office:value="1263.5" calcext:value-type="float">
            <text:p>1263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043.3974609375" calcext:value-type="float">
            <text:p>15043.3974609375</text:p>
          </table:table-cell>
          <table:table-cell table:style-name="ce1" office:value-type="float" office:value="560.574035644531" calcext:value-type="float">
            <text:p>560.574035644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4884.486820754" calcext:value-type="float">
            <text:p>14884.486820754</text:p>
          </table:table-cell>
          <table:table-cell table:style-name="ce1" office:value-type="float" office:value="1785.28" calcext:value-type="float">
            <text:p>1785.28</text:p>
          </table:table-cell>
          <table:table-cell table:style-name="ce1" office:value-type="float" office:value="7975.49" calcext:value-type="float">
            <text:p>7975.49</text:p>
          </table:table-cell>
          <table:table-cell table:style-name="ce1" office:value-type="float" office:value="210.583333333333" calcext:value-type="float">
            <text:p>210.5833333333</text:p>
          </table:table-cell>
          <table:table-cell table:style-name="ce1" office:value-type="float" office:value="0.1525" calcext:value-type="float">
            <text:p>0.15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33.25" calcext:value-type="float">
            <text:p>533.25</text:p>
          </table:table-cell>
          <table:table-cell table:style-name="ce2" office:value-type="date" office:date-value="2013-05-28" calcext:value-type="date">
            <text:p>5/28/2013</text:p>
          </table:table-cell>
          <table:table-cell table:style-name="ce2" office:value-type="date" office:date-value="2014-05-28" calcext:value-type="date">
            <text:p>5/28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22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1998-02-10" calcext:value-type="date">
            <text:p>2/10/1998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 FERNANDA LOPEZ SCOTTO</text:p>
          </table:table-cell>
          <table:table-cell table:style-name="ce1" office:value-type="string" calcext:value-type="string">
            <text:p>MA FERNANDA LOPEZ SC</text:p>
          </table:table-cell>
          <table:table-cell table:style-name="ce1" office:value-type="string" calcext:value-type="string">
            <text:p>MAFERNAND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728.88562805176" calcext:value-type="float">
            <text:p>3728.88562805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28.88562805176" calcext:value-type="float">
            <text:p>3728.8856280518</text:p>
          </table:table-cell>
          <table:table-cell table:style-name="ce1" office:value-type="float" office:value="140.435897827148" calcext:value-type="float">
            <text:p>140.435897827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728.88562805176" calcext:value-type="float">
            <text:p>3728.8856280518</text:p>
          </table:table-cell>
          <table:table-cell table:style-name="ce1" office:value-type="float" office:value="721.73" calcext:value-type="float">
            <text:p>721.73</text:p>
          </table:table-cell>
          <table:table-cell table:style-name="ce1" office:value-type="float" office:value="3458.78" calcext:value-type="float">
            <text:p>3458.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616" calcext:value-type="float">
            <text:p>0.061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6-08-03" calcext:value-type="date">
            <text:p>8/3/200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22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228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1987-08-19" calcext:value-type="date">
            <text:p>8/19/1987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EDGAR GONZALEZ LOPEZ</text:p>
          </table:table-cell>
          <table:table-cell table:style-name="ce1" office:value-type="string" calcext:value-type="string">
            <text:p>EDGAR-GL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3.5393101310731" calcext:value-type="float">
            <text:p>43.539310131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3.5393101310731" calcext:value-type="float">
            <text:p>43.5393101311</text:p>
          </table:table-cell>
          <table:table-cell table:style-name="ce1" office:value-type="float" office:value="1.6397613286972" calcext:value-type="float">
            <text:p>1.639761328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3.5393101310731" calcext:value-type="float">
            <text:p>43.5393101311</text:p>
          </table:table-cell>
          <table:table-cell table:style-name="ce1" office:value-type="float" office:value="520.76" calcext:value-type="float">
            <text:p>520.76</text:p>
          </table:table-cell>
          <table:table-cell table:style-name="ce1" office:value-type="float" office:value="2695.54" calcext:value-type="float">
            <text:p>2695.5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445" calcext:value-type="float">
            <text:p>0.04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3.28" calcext:value-type="float">
            <text:p>133.28</text:p>
          </table:table-cell>
          <table:table-cell table:style-name="ce2" office:value-type="date" office:date-value="2007-08-16" calcext:value-type="date">
            <text:p>8/16/2007</text:p>
          </table:table-cell>
          <table:table-cell table:style-name="ce2" office:value-type="date" office:date-value="2008-08-16" calcext:value-type="date">
            <text:p>8/16/200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5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807</text:p>
          </table:table-cell>
          <table:table-cell table:style-name="ce2" office:value-type="date" office:date-value="2005-11-27" calcext:value-type="date">
            <text:p>11/27/20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UIS ANTONIO MORONES LOPEZ</text:p>
          </table:table-cell>
          <table:table-cell table:style-name="ce1" office:value-type="string" calcext:value-type="string">
            <text:p>LUIS ANTONIO MORONES</text:p>
          </table:table-cell>
          <table:table-cell table:style-name="ce1" office:value-type="string" calcext:value-type="string">
            <text:p>LUIS-ANTO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21.059324569702" calcext:value-type="float">
            <text:p>221.059324569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1.059324569702" calcext:value-type="float">
            <text:p>221.0593245697</text:p>
          </table:table-cell>
          <table:table-cell table:style-name="ce1" office:value-type="float" office:value="8.32545375823975" calcext:value-type="float">
            <text:p>8.325453758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21.059324569702" calcext:value-type="float">
            <text:p>221.0593245697</text:p>
          </table:table-cell>
          <table:table-cell table:style-name="ce1" office:value-type="float" office:value="9989.97" calcext:value-type="float">
            <text:p>9989.97</text:p>
          </table:table-cell>
          <table:table-cell table:style-name="ce1" office:value-type="float" office:value="69436.46" calcext:value-type="float">
            <text:p>69436.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533" calcext:value-type="float">
            <text:p>0.85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02" calcext:value-type="float">
            <text:p>0.02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6-09-27" calcext:value-type="date">
            <text:p>9/27/200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220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2006-02-01" calcext:value-type="date">
            <text:p>2/1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MA DE JESUS AHORRO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849.52543945312" calcext:value-type="float">
            <text:p>5849.5254394531</text:p>
          </table:table-cell>
          <table:table-cell table:style-name="ce1" office:value-type="float" office:value="2063.20000305176" calcext:value-type="float">
            <text:p>2063.20000305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12.7263671875" calcext:value-type="float">
            <text:p>7912.7263671875</text:p>
          </table:table-cell>
          <table:table-cell table:style-name="ce1" office:value-type="float" office:value="282.903076171875" calcext:value-type="float">
            <text:p>282.903076171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7511.70571342573" calcext:value-type="float">
            <text:p>7511.7057134257</text:p>
          </table:table-cell>
          <table:table-cell table:style-name="ce1" office:value-type="float" office:value="965.73" calcext:value-type="float">
            <text:p>965.73</text:p>
          </table:table-cell>
          <table:table-cell table:style-name="ce1" office:value-type="float" office:value="5631.99" calcext:value-type="float">
            <text:p>5631.99</text:p>
          </table:table-cell>
          <table:table-cell table:style-name="ce1" office:value-type="float" office:value="343.866667175293" calcext:value-type="float">
            <text:p>343.8666671753</text:p>
          </table:table-cell>
          <table:table-cell table:style-name="ce1" office:value-type="float" office:value="0.0825" calcext:value-type="float">
            <text:p>0.08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873.2" calcext:value-type="float">
            <text:p>873.2</text:p>
          </table:table-cell>
          <table:table-cell table:style-name="ce2" office:value-type="date" office:date-value="2013-07-22" calcext:value-type="date">
            <text:p>7/22/2013</text:p>
          </table:table-cell>
          <table:table-cell table:style-name="ce2" office:value-type="date" office:date-value="2014-05-22" calcext:value-type="date">
            <text:p>5/22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810</text:p>
          </table:table-cell>
          <table:table-cell table:style-name="ce2" office:value-type="date" office:date-value="2003-03-02" calcext:value-type="date">
            <text:p>3/2/20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CLAUDIA PENICHE LOPEZ</text:p>
          </table:table-cell>
          <table:table-cell table:style-name="ce1" office:value-type="string" calcext:value-type="string">
            <text:p>CLAUDIA PENICHE LOPE</text:p>
          </table:table-cell>
          <table:table-cell table:style-name="ce1" office:value-type="string" calcext:value-type="string">
            <text:p>CLAUDI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11.851647949219" calcext:value-type="float">
            <text:p>111.8516479492</text:p>
          </table:table-cell>
          <table:table-cell table:style-name="ce1" office:value-type="float" office:value="0.0000585937500545697" calcext:value-type="float">
            <text:p>5.85937500545697E-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1.85170501709" calcext:value-type="float">
            <text:p>111.8517050171</text:p>
          </table:table-cell>
          <table:table-cell table:style-name="ce1" office:value-type="float" office:value="4.21251535415649" calcext:value-type="float">
            <text:p>4.212515354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11.851647949219" calcext:value-type="float">
            <text:p>111.8516479492</text:p>
          </table:table-cell>
          <table:table-cell table:style-name="ce1" office:value-type="float" office:value="312.18" calcext:value-type="float">
            <text:p>312.18</text:p>
          </table:table-cell>
          <table:table-cell table:style-name="ce1" office:value-type="float" office:value="1387.92" calcext:value-type="float">
            <text:p>1387.92</text:p>
          </table:table-cell>
          <table:table-cell table:style-name="ce1" office:value-type="float" office:value="0.00000976562500909495" calcext:value-type="float">
            <text:p>9.76562500909495E-06</text:p>
          </table:table-cell>
          <table:table-cell table:style-name="ce1" office:value-type="float" office:value="0.0267" calcext:value-type="float">
            <text:p>0.026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14-02-10" calcext:value-type="date">
            <text:p>2/10/2014</text:p>
          </table:table-cell>
          <table:table-cell table:style-name="ce2" office:value-type="date" office:date-value="2014-12-10" calcext:value-type="date">
            <text:p>12/10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2002-10-11" calcext:value-type="date">
            <text:p>10/11/200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UIS RICARDO LOPEZ ALEJALDRE</text:p>
          </table:table-cell>
          <table:table-cell table:style-name="ce1" office:value-type="string" calcext:value-type="string">
            <text:p>LUIS RICARDO LOPEZ A</text:p>
          </table:table-cell>
          <table:table-cell table:style-name="ce1" office:value-type="string" calcext:value-type="string">
            <text:p>LUIS-R-JR</text:p>
          </table:table-cell>
          <table:table-cell table:style-name="ce1" office:value-type="string" calcext:value-type="string">
            <text:p>CLABE BANAMEX: 002 180 43370079332 2</text:p>
          </table:table-cell>
          <table:table-cell table:style-name="ce1" office:value-type="string" calcext:value-type="string">
            <text:p>LUIS RICARDO LOPEZ ROSADO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7710.0062255859" calcext:value-type="float">
            <text:p>17710.0062255859</text:p>
          </table:table-cell>
          <table:table-cell table:style-name="ce1" office:value-type="float" office:value="2600.47" calcext:value-type="float">
            <text:p>2600.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310.475859375" calcext:value-type="float">
            <text:p>20310.475859375</text:p>
          </table:table-cell>
          <table:table-cell table:style-name="ce1" office:value-type="float" office:value="746.47314453125" calcext:value-type="float">
            <text:p>746.473144531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9820.5217872298" calcext:value-type="float">
            <text:p>19820.5217872298</text:p>
          </table:table-cell>
          <table:table-cell table:style-name="ce1" office:value-type="float" office:value="3928.22" calcext:value-type="float">
            <text:p>3928.22</text:p>
          </table:table-cell>
          <table:table-cell table:style-name="ce1" office:value-type="float" office:value="23410.09" calcext:value-type="float">
            <text:p>23410.09</text:p>
          </table:table-cell>
          <table:table-cell table:style-name="ce1" office:value-type="float" office:value="433.411666666667" calcext:value-type="float">
            <text:p>433.4116666667</text:p>
          </table:table-cell>
          <table:table-cell table:style-name="ce1" office:value-type="float" office:value="0.3355" calcext:value-type="float">
            <text:p>0.33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61.47" calcext:value-type="float">
            <text:p>1661.47</text:p>
          </table:table-cell>
          <table:table-cell table:style-name="ce2" office:value-type="date" office:date-value="2007-10-29" calcext:value-type="date">
            <text:p>10/29/2007</text:p>
          </table:table-cell>
          <table:table-cell table:style-name="ce2" office:value-type="date" office:date-value="2010-10-29" calcext:value-type="date">
            <text:p>10/29/201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8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2006-08-16" calcext:value-type="date">
            <text:p>8/16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ERICK ISAAC MONTES LOPEZ</text:p>
          </table:table-cell>
          <table:table-cell table:style-name="ce1" office:value-type="string" calcext:value-type="string">
            <text:p>ERICK ISAAC MONTES L</text:p>
          </table:table-cell>
          <table:table-cell table:style-name="ce1" office:value-type="string" calcext:value-type="string">
            <text:p>ERICK-ISAA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5820.6973876953" calcext:value-type="float">
            <text:p>15820.6973876953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1765.44" calcext:value-type="float">
            <text:p>11765.44</text:p>
          </table:table-cell>
          <table:table-cell table:style-name="ce1" office:value-type="float" office:value="4555.25669921875" calcext:value-type="float">
            <text:p>4555.2566992188</text:p>
          </table:table-cell>
          <table:table-cell table:style-name="ce1" office:value-type="float" office:value="293.214416503906" calcext:value-type="float">
            <text:p>293.214416503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7785.49475755832" calcext:value-type="float">
            <text:p>7785.4947575583</text:p>
          </table:table-cell>
          <table:table-cell table:style-name="ce1" office:value-type="float" office:value="3910.99" calcext:value-type="float">
            <text:p>3910.99</text:p>
          </table:table-cell>
          <table:table-cell table:style-name="ce1" office:value-type="float" office:value="23777.44" calcext:value-type="float">
            <text:p>23777.44</text:p>
          </table:table-cell>
          <table:table-cell table:style-name="ce1" office:value-type="float" office:value="83.3333333333333" calcext:value-type="float">
            <text:p>83.3333333333</text:p>
          </table:table-cell>
          <table:table-cell table:style-name="ce1" office:value-type="float" office:value="0.334" calcext:value-type="float">
            <text:p>0.33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91.58" calcext:value-type="float">
            <text:p>1091.58</text:p>
          </table:table-cell>
          <table:table-cell table:style-name="ce2" office:value-type="date" office:date-value="2013-05-23" calcext:value-type="date">
            <text:p>5/23/2013</text:p>
          </table:table-cell>
          <table:table-cell table:style-name="ce2" office:value-type="date" office:date-value="2014-08-23" calcext:value-type="date">
            <text:p>8/23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1</text:p>
          </table:table-cell>
          <table:table-cell table:style-name="ce1" office:value-type="string" calcext:value-type="string">
            <text:p>806</text:p>
          </table:table-cell>
          <table:table-cell table:style-name="ce2" office:value-type="date" office:date-value="1984-03-29" calcext:value-type="date">
            <text:p>3/29/1984</text:p>
          </table:table-cell>
          <table:table-cell table:style-name="ce2" office:value-type="date" office:date-value="2006-09-19" calcext:value-type="date">
            <text:p>9/19/2006</text:p>
          </table:table-cell>
          <table:table-cell table:number-columns-repeated="2" table:style-name="ce1" office:value-type="string" calcext:value-type="string">
            <text:p>GERARDO NIETO LOPEZ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7152.0040136719" calcext:value-type="float">
            <text:p>67152.0040136719</text:p>
          </table:table-cell>
          <table:table-cell table:style-name="ce1" office:value-type="float" office:value="83146.41" calcext:value-type="float">
            <text:p>83146.41</text:p>
          </table:table-cell>
          <table:table-cell table:style-name="ce1" office:value-type="float" office:value="16989.6599414063" calcext:value-type="float">
            <text:p>16989.6599414063</text:p>
          </table:table-cell>
          <table:table-cell table:style-name="ce1" office:value-type="float" office:value="133308.765" calcext:value-type="float">
            <text:p>133308.765</text:p>
          </table:table-cell>
          <table:table-cell table:style-name="ce1" office:value-type="float" office:value="4373.7919921875" calcext:value-type="float">
            <text:p>4373.79199218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6271.10171875" calcext:value-type="float">
            <text:p>46271.101718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989.66" calcext:value-type="float">
            <text:p>16989.66</text:p>
          </table:table-cell>
          <table:table-cell table:style-name="ce1" office:value-type="float" office:value="2416.15780639648" calcext:value-type="float">
            <text:p>2416.1578063965</text:p>
          </table:table-cell>
          <table:table-cell table:style-name="ce1" office:value-type="float" office:value="31697.5995251465" calcext:value-type="float">
            <text:p>31697.5995251465</text:p>
          </table:table-cell>
          <table:table-cell table:style-name="ce1" office:value-type="float" office:value="116133.90483559" calcext:value-type="float">
            <text:p>116133.90483559</text:p>
          </table:table-cell>
          <table:table-cell table:style-name="ce1" office:value-type="float" office:value="23708.06" calcext:value-type="float">
            <text:p>23708.06</text:p>
          </table:table-cell>
          <table:table-cell table:style-name="ce1" office:value-type="float" office:value="98089.89" calcext:value-type="float">
            <text:p>98089.89</text:p>
          </table:table-cell>
          <table:table-cell table:style-name="ce1" office:value-type="float" office:value="13857.735" calcext:value-type="float">
            <text:p>13857.735</text:p>
          </table:table-cell>
          <table:table-cell table:style-name="ce1" office:value-type="float" office:value="2.0249" calcext:value-type="float">
            <text:p>2.02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31.61" calcext:value-type="float">
            <text:p>2831.61</text:p>
          </table:table-cell>
          <table:table-cell table:style-name="ce2" office:value-type="date" office:date-value="2016-04-14" calcext:value-type="date">
            <text:p>4/14/2016</text:p>
          </table:table-cell>
          <table:table-cell table:style-name="ce2" office:value-type="date" office:date-value="2018-04-14" calcext:value-type="date">
            <text:p>4/14/201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2831.61" calcext:value-type="float">
            <text:p>2831.61</text:p>
          </table:table-cell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LUIS LOPEZ BAEZA (SEGURO)</text:p>
          </table:table-cell>
          <table:table-cell table:style-name="ce1" office:value-type="string" calcext:value-type="string">
            <text:p>LUIS LOPEZ BAEZA (SE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7404.8911132813" calcext:value-type="float">
            <text:p>57404.8911132813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8404.890625" calcext:value-type="float">
            <text:p>58404.890625</text:p>
          </table:table-cell>
          <table:table-cell table:style-name="ce1" office:value-type="float" office:value="2185.796875" calcext:value-type="float">
            <text:p>2185.79687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8037.76782561" calcext:value-type="float">
            <text:p>58037.76782561</text:p>
          </table:table-cell>
          <table:table-cell table:style-name="ce1" office:value-type="float" office:value="6147.6" calcext:value-type="float">
            <text:p>6147.6</text:p>
          </table:table-cell>
          <table:table-cell table:style-name="ce1" office:value-type="float" office:value="25210.11" calcext:value-type="float">
            <text:p>25210.11</text:p>
          </table:table-cell>
          <table:table-cell table:style-name="ce1" office:value-type="float" office:value="166.666666666667" calcext:value-type="float">
            <text:p>166.6666666667</text:p>
          </table:table-cell>
          <table:table-cell table:style-name="ce1" office:value-type="float" office:value="0.5251" calcext:value-type="float">
            <text:p>0.525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808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808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FERNANDO LOPEZ BAEZA (SEGURO)</text:p>
          </table:table-cell>
          <table:table-cell table:style-name="ce1" office:value-type="string" calcext:value-type="string">
            <text:p>FERNANDO LOPEZ BAEZA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144.46673583984" calcext:value-type="float">
            <text:p>5144.4667358399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44.466796875" calcext:value-type="float">
            <text:p>5344.466796875</text:p>
          </table:table-cell>
          <table:table-cell table:style-name="ce1" office:value-type="float" office:value="198.619216918945" calcext:value-type="float">
            <text:p>198.619216918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273.78180433299" calcext:value-type="float">
            <text:p>5273.781804333</text:p>
          </table:table-cell>
          <table:table-cell table:style-name="ce1" office:value-type="float" office:value="308.26" calcext:value-type="float">
            <text:p>308.26</text:p>
          </table:table-cell>
          <table:table-cell table:style-name="ce1" office:value-type="float" office:value="1019.25" calcext:value-type="float">
            <text:p>1019.25</text:p>
          </table:table-cell>
          <table:table-cell table:style-name="ce1" office:value-type="float" office:value="33.3333333333333" calcext:value-type="float">
            <text:p>33.3333333333</text:p>
          </table:table-cell>
          <table:table-cell table:style-name="ce1" office:value-type="float" office:value="0.0263" calcext:value-type="float">
            <text:p>0.026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813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813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RTHA PATRICIA LOPEZ BAEZA (SEGURO)</text:p>
          </table:table-cell>
          <table:table-cell table:style-name="ce1" office:value-type="string" calcext:value-type="string">
            <text:p>MARTHA PATRICIA LOPE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399.65472412109" calcext:value-type="float">
            <text:p>5399.65472412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99.65" calcext:value-type="float">
            <text:p>5399.65</text:p>
          </table:table-cell>
          <table:table-cell table:style-name="ce1" office:value-type="float" office:value="0.00491699218741815" calcext:value-type="float">
            <text:p>0.0049169922</text:p>
          </table:table-cell>
          <table:table-cell table:style-name="ce1" office:value-type="float" office:value="66.8581314086914" calcext:value-type="float">
            <text:p>66.858131408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775.23212138137" calcext:value-type="float">
            <text:p>1775.2321213814</text:p>
          </table:table-cell>
          <table:table-cell table:style-name="ce1" office:value-type="float" office:value="1517.76" calcext:value-type="float">
            <text:p>1517.76</text:p>
          </table:table-cell>
          <table:table-cell table:style-name="ce1" office:value-type="float" office:value="6330.47" calcext:value-type="float">
            <text:p>6330.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296" calcext:value-type="float">
            <text:p>0.129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87" calcext:value-type="float">
            <text:p>287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2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813</text:p>
          </table:table-cell>
          <table:table-cell table:number-columns-repeated="2" table:style-name="ce2" office:value-type="date" office:date-value="2015-03-04" calcext:value-type="date">
            <text:p>3/4/2015</text:p>
          </table:table-cell>
          <table:table-cell table:style-name="ce1" office:value-type="string" calcext:value-type="string">
            <text:p>PATRICIA LOPEZ BAEZA ZAPATOS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14-180-60501048630-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1.3282591247558" calcext:value-type="float">
            <text:p>41.328259124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1.3282591247558" calcext:value-type="float">
            <text:p>41.3282591248</text:p>
          </table:table-cell>
          <table:table-cell table:style-name="ce1" office:value-type="float" office:value="1.55648958683014" calcext:value-type="float">
            <text:p>1.556489586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1.3282591247558" calcext:value-type="float">
            <text:p>41.3282591248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5-03-04" calcext:value-type="date">
            <text:p>3/4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AMADA LETICIA LOPEZ BAEZA (SEGURO)</text:p>
          </table:table-cell>
          <table:table-cell table:style-name="ce1" office:value-type="string" calcext:value-type="string">
            <text:p>AMADA LETICIA LOPEZ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6757.9611816406" calcext:value-type="float">
            <text:p>16757.9611816406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757.9609375" calcext:value-type="float">
            <text:p>18757.9609375</text:p>
          </table:table-cell>
          <table:table-cell table:style-name="ce1" office:value-type="float" office:value="691.803466796875" calcext:value-type="float">
            <text:p>691.803466796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8368.9200857502" calcext:value-type="float">
            <text:p>18368.9200857502</text:p>
          </table:table-cell>
          <table:table-cell table:style-name="ce1" office:value-type="float" office:value="1593.91" calcext:value-type="float">
            <text:p>1593.91</text:p>
          </table:table-cell>
          <table:table-cell table:style-name="ce1" office:value-type="float" office:value="7351.35" calcext:value-type="float">
            <text:p>7351.35</text:p>
          </table:table-cell>
          <table:table-cell table:style-name="ce1" office:value-type="float" office:value="333.333333333333" calcext:value-type="float">
            <text:p>333.3333333333</text:p>
          </table:table-cell>
          <table:table-cell table:style-name="ce1" office:value-type="float" office:value="0.1361" calcext:value-type="float">
            <text:p>0.136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811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811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TERESA LOPEZ BAEZA (SEGURO)</text:p>
          </table:table-cell>
          <table:table-cell table:style-name="ce1" office:value-type="string" calcext:value-type="string">
            <text:p>TERESA LOPEZ BAEZA (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860.4333190918" calcext:value-type="float">
            <text:p>4860.433319091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860.4333190918" calcext:value-type="float">
            <text:p>4860.4333190918</text:p>
          </table:table-cell>
          <table:table-cell table:style-name="ce1" office:value-type="float" office:value="183.051834106445" calcext:value-type="float">
            <text:p>183.051834106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860.4333190918" calcext:value-type="float">
            <text:p>4860.4333190918</text:p>
          </table:table-cell>
          <table:table-cell table:style-name="ce1" office:value-type="float" office:value="865.38" calcext:value-type="float">
            <text:p>865.38</text:p>
          </table:table-cell>
          <table:table-cell table:style-name="ce1" office:value-type="float" office:value="3856.48" calcext:value-type="float">
            <text:p>3856.4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39" calcext:value-type="float">
            <text:p>0.073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810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810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ROSA MARIA LOPEZ BAEZA (SEGURO)</text:p>
          </table:table-cell>
          <table:table-cell table:style-name="ce1" office:value-type="string" calcext:value-type="string">
            <text:p>ROSA MARIA LOPEZ BAE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4246.0261230469" calcext:value-type="float">
            <text:p>14246.0261230469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716.0263671875" calcext:value-type="float">
            <text:p>14716.0263671875</text:p>
          </table:table-cell>
          <table:table-cell table:style-name="ce1" office:value-type="float" office:value="551.044250488281" calcext:value-type="float">
            <text:p>551.044250488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4631.4507805811" calcext:value-type="float">
            <text:p>14631.4507805811</text:p>
          </table:table-cell>
          <table:table-cell table:style-name="ce1" office:value-type="float" office:value="2094.22" calcext:value-type="float">
            <text:p>2094.22</text:p>
          </table:table-cell>
          <table:table-cell table:style-name="ce1" office:value-type="float" office:value="7902.38" calcext:value-type="float">
            <text:p>7902.38</text:p>
          </table:table-cell>
          <table:table-cell table:style-name="ce1" office:value-type="float" office:value="78.3333333333333" calcext:value-type="float">
            <text:p>78.3333333333</text:p>
          </table:table-cell>
          <table:table-cell table:style-name="ce1" office:value-type="float" office:value="0.1789" calcext:value-type="float">
            <text:p>0.178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809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809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RAUL LOPEZ BAEZA (SEGURO)</text:p>
          </table:table-cell>
          <table:table-cell table:style-name="ce1" office:value-type="string" calcext:value-type="string">
            <text:p>RAUL LOPEZ BAEZA (SE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8004.8438720703" calcext:value-type="float">
            <text:p>18004.8438720703</text:p>
          </table:table-cell>
          <table:table-cell table:style-name="ce1" office:value-type="float" office:value="898" calcext:value-type="float">
            <text:p>8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902.84375" calcext:value-type="float">
            <text:p>18902.84375</text:p>
          </table:table-cell>
          <table:table-cell table:style-name="ce1" office:value-type="float" office:value="705.889099121094" calcext:value-type="float">
            <text:p>705.889099121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8742.9260638511" calcext:value-type="float">
            <text:p>18742.9260638511</text:p>
          </table:table-cell>
          <table:table-cell table:style-name="ce1" office:value-type="float" office:value="2520.21" calcext:value-type="float">
            <text:p>2520.21</text:p>
          </table:table-cell>
          <table:table-cell table:style-name="ce1" office:value-type="float" office:value="10140.2" calcext:value-type="float">
            <text:p>10140.2</text:p>
          </table:table-cell>
          <table:table-cell table:style-name="ce1" office:value-type="float" office:value="149.666666666667" calcext:value-type="float">
            <text:p>149.6666666667</text:p>
          </table:table-cell>
          <table:table-cell table:style-name="ce1" office:value-type="float" office:value="0.2153" calcext:value-type="float">
            <text:p>0.215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807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07</text:p>
          </table:table-cell>
          <table:table-cell table:style-name="ce1" office:value-type="string" calcext:value-type="string">
            <text:p>807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 ANTONIA LOPEZ BAEZA (SEGURO)</text:p>
          </table:table-cell>
          <table:table-cell table:style-name="ce1" office:value-type="string" calcext:value-type="string">
            <text:p>MA ANTONIA LOPEZ BAE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420.13878601074" calcext:value-type="float">
            <text:p>3420.13878601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420.13878601074" calcext:value-type="float">
            <text:p>3420.1387860108</text:p>
          </table:table-cell>
          <table:table-cell table:style-name="ce1" office:value-type="float" office:value="128.807998657227" calcext:value-type="float">
            <text:p>128.807998657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420.13878601074" calcext:value-type="float">
            <text:p>3420.1387860108</text:p>
          </table:table-cell>
          <table:table-cell table:style-name="ce1" office:value-type="float" office:value="929.17" calcext:value-type="float">
            <text:p>929.17</text:p>
          </table:table-cell>
          <table:table-cell table:style-name="ce1" office:value-type="float" office:value="4735.63" calcext:value-type="float">
            <text:p>4735.6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794" calcext:value-type="float">
            <text:p>0.079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806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806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BERTHA LOPEZ BAEZA (SEGURO)</text:p>
          </table:table-cell>
          <table:table-cell table:style-name="ce1" office:value-type="string" calcext:value-type="string">
            <text:p>BERTHA LOPEZ BAEZA (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0779.8132324219" calcext:value-type="float">
            <text:p>20779.81323242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779.8132324219" calcext:value-type="float">
            <text:p>20779.8132324219</text:p>
          </table:table-cell>
          <table:table-cell table:style-name="ce1" office:value-type="float" office:value="782.601623535156" calcext:value-type="float">
            <text:p>782.601623535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0779.8132324219" calcext:value-type="float">
            <text:p>20779.8132324219</text:p>
          </table:table-cell>
          <table:table-cell table:style-name="ce1" office:value-type="float" office:value="1562.79" calcext:value-type="float">
            <text:p>1562.79</text:p>
          </table:table-cell>
          <table:table-cell table:style-name="ce1" office:value-type="float" office:value="4592.2" calcext:value-type="float">
            <text:p>4592.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335" calcext:value-type="float">
            <text:p>0.133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YOLANDA LOPEZ BAEZA (SEGURO)</text:p>
          </table:table-cell>
          <table:table-cell table:style-name="ce1" office:value-type="string" calcext:value-type="string">
            <text:p>YOLANDA LOPEZ BAEZA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3397.8051757813" calcext:value-type="float">
            <text:p>63397.8051757813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397.8046875" calcext:value-type="float">
            <text:p>66397.8046875</text:p>
          </table:table-cell>
          <table:table-cell table:style-name="ce1" office:value-type="float" office:value="2471.14965820312" calcext:value-type="float">
            <text:p>2471.149658203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65614.5175045484" calcext:value-type="float">
            <text:p>65614.5175045484</text:p>
          </table:table-cell>
          <table:table-cell table:style-name="ce1" office:value-type="float" office:value="4742.52" calcext:value-type="float">
            <text:p>4742.52</text:p>
          </table:table-cell>
          <table:table-cell table:style-name="ce1" office:value-type="float" office:value="16590.49" calcext:value-type="float">
            <text:p>16590.49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4051" calcext:value-type="float">
            <text:p>0.405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04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MA DE JESUS LOPEZ BAEZA (SEGURO)</text:p>
          </table:table-cell>
          <table:table-cell table:style-name="ce1" office:value-type="string" calcext:value-type="string">
            <text:p>MA DE JESUS LOPEZ BA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1031.7922363281" calcext:value-type="float">
            <text:p>11031.79223632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031.7922363281" calcext:value-type="float">
            <text:p>11031.7922363281</text:p>
          </table:table-cell>
          <table:table-cell table:style-name="ce1" office:value-type="float" office:value="415.475250244141" calcext:value-type="float">
            <text:p>415.475250244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1031.7922363281" calcext:value-type="float">
            <text:p>11031.7922363281</text:p>
          </table:table-cell>
          <table:table-cell table:style-name="ce1" office:value-type="float" office:value="1181.43" calcext:value-type="float">
            <text:p>1181.43</text:p>
          </table:table-cell>
          <table:table-cell table:style-name="ce1" office:value-type="float" office:value="4681.13" calcext:value-type="float">
            <text:p>4681.1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009" calcext:value-type="float">
            <text:p>0.100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AURORA LOPEZ BAEZA (SEGURO)</text:p>
          </table:table-cell>
          <table:table-cell table:style-name="ce1" office:value-type="string" calcext:value-type="string">
            <text:p>AURORA LOPEZ BAEZA (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0166.1259765625" calcext:value-type="float">
            <text:p>10166.1259765625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466.1259765625" calcext:value-type="float">
            <text:p>10466.1259765625</text:p>
          </table:table-cell>
          <table:table-cell table:style-name="ce1" office:value-type="float" office:value="392.840301513672" calcext:value-type="float">
            <text:p>392.840301513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0430.7835108091" calcext:value-type="float">
            <text:p>10430.7835108091</text:p>
          </table:table-cell>
          <table:table-cell table:style-name="ce1" office:value-type="float" office:value="626.35" calcext:value-type="float">
            <text:p>626.35</text:p>
          </table:table-cell>
          <table:table-cell table:style-name="ce1" office:value-type="float" office:value="1830.16" calcext:value-type="float">
            <text:p>1830.1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0535" calcext:value-type="float">
            <text:p>0.053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801</text:p>
          </table:table-cell>
          <table:table-cell table:style-name="ce1" office:value-type="string" calcext:value-type="string">
            <text:p>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801</text:p>
          </table:table-cell>
          <table:table-cell table:style-name="ce2" office:value-type="date" office:date-value="2006-12-05" calcext:value-type="date">
            <text:p>12/5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DAVID LOPEZ BAEZA (SEGURO)</text:p>
          </table:table-cell>
          <table:table-cell table:style-name="ce1" office:value-type="string" calcext:value-type="string">
            <text:p>DAVID LOPEZ BAEZA (S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style-name="ce1" office:value-type="float" office:value="3861.06" calcext:value-type="float">
            <text:p>3861.06</text:p>
          </table:table-cell>
          <table:table-cell table:style-name="ce1" office:value-type="float" office:value="12060.86" calcext:value-type="float">
            <text:p>12060.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3298" calcext:value-type="float">
            <text:p>0.329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0-05" calcext:value-type="date">
            <text:p>10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997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800</text:p>
          </table:table-cell>
          <table:table-cell table:style-name="ce2" office:value-type="date" office:date-value="2006-12-06" calcext:value-type="date">
            <text:p>12/6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CUENTA ESPECIAL FRAUDE</text:p>
          </table:table-cell>
          <table:table-cell table:style-name="ce1" office:value-type="string" calcext:value-type="string">
            <text:p>CUENTA ESPECIAL FRAU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12 180 00173086216 6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0276.4866113281" calcext:value-type="float">
            <text:p>10276.486611328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276.4866113281" calcext:value-type="float">
            <text:p>10276.4866113281</text:p>
          </table:table-cell>
          <table:table-cell table:style-name="ce1" office:value-type="float" office:value="387.029235839844" calcext:value-type="float">
            <text:p>387.029235839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0276.4866113281" calcext:value-type="float">
            <text:p>10276.4866113281</text:p>
          </table:table-cell>
          <table:table-cell table:style-name="ce1" office:value-type="float" office:value="1564.07" calcext:value-type="float">
            <text:p>1564.07</text:p>
          </table:table-cell>
          <table:table-cell table:style-name="ce1" office:value-type="float" office:value="5634.57" calcext:value-type="float">
            <text:p>5634.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336" calcext:value-type="float">
            <text:p>0.133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09-28" calcext:value-type="date">
            <text:p>9/28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996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800</text:p>
          </table:table-cell>
          <table:table-cell table:number-columns-repeated="2"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BANCO GNL HSBC</text:p>
          </table:table-cell>
          <table:table-cell table:style-name="ce1" office:value-type="string" calcext:value-type="string">
            <text:p>BANCO GNL</text:p>
          </table:table-cell>
          <table:table-cell/>
          <table:table-cell table:style-name="ce1" office:value-type="string" calcext:value-type="string">
            <text:p>JULIO NIETO MATA</text:p>
          </table:table-cell>
          <table:table-cell table:style-name="ce1" office:value-type="string" calcext:value-type="string">
            <text:p>CLABE: 021-180-04042615476-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<text:s/>021-180-04042615476-1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22295.549916992" calcext:value-type="float">
            <text:p>322295.549916992</text:p>
          </table:table-cell>
          <table:table-cell table:style-name="ce1" office:value-type="float" office:value="117649.56" calcext:value-type="float">
            <text:p>117649.56</text:p>
          </table:table-cell>
          <table:table-cell table:style-name="ce1" office:value-type="float" office:value="336708.46" calcext:value-type="float">
            <text:p>336708.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3236.649916992" calcext:value-type="float">
            <text:p>103236.649916992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2" office:value-type="date" office:date-value="2007-10-31" calcext:value-type="date">
            <text:p>10/31/2007</text:p>
          </table:table-cell>
          <table:table-cell table:style-name="ce2" office:value-type="date" office:date-value="2007-11-15" calcext:value-type="date">
            <text:p>11/1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4"/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J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S</text:p>
          </table:table-cell>
          <table:table-cell/>
          <table:table-cell table:style-name="ce1" office:value-type="string" calcext:value-type="string">
            <text:p>N</text:p>
          </table:table-cell>
          <table:table-cell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995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800</text:p>
          </table:table-cell>
          <table:table-cell table:number-columns-repeated="2"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BANCO VCL HSBC</text:p>
          </table:table-cell>
          <table:table-cell table:style-name="ce1" office:value-type="string" calcext:value-type="string">
            <text:p>BANCO VCL</text:p>
          </table:table-cell>
          <table:table-cell/>
          <table:table-cell table:style-name="ce1" office:value-type="string" calcext:value-type="string">
            <text:p>CLABE 021 180 04038436069 7</text:p>
          </table:table-cell>
          <table:table-cell table:style-name="ce1" office:value-type="string" calcext:value-type="string">
            <text:p>VERONICA CARRILLO LOPEZ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2772.7301171875" calcext:value-type="float">
            <text:p>82772.7301171875</text:p>
          </table:table-cell>
          <table:table-cell table:style-name="ce1" office:value-type="float" office:value="67787.9901953125" calcext:value-type="float">
            <text:p>67787.9901953125</text:p>
          </table:table-cell>
          <table:table-cell table:style-name="ce1" office:value-type="float" office:value="43052.0495703125" calcext:value-type="float">
            <text:p>43052.04957031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7508.670742188" calcext:value-type="float">
            <text:p>107508.670742188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2" office:value-type="date" office:date-value="2007-10-31" calcext:value-type="date">
            <text:p>10/31/2007</text:p>
          </table:table-cell>
          <table:table-cell table:style-name="ce2" office:value-type="date" office:date-value="2007-11-15" calcext:value-type="date">
            <text:p>11/1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4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2006-08-16" calcext:value-type="date">
            <text:p>8/16/2006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ERICK ISAAC MONTES LOPEZ (AHORRO)</text:p>
          </table:table-cell>
          <table:table-cell table:style-name="ce1" office:value-type="string" calcext:value-type="string">
            <text:p>ERICK ISAAC MONTES L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957.68156433105" calcext:value-type="float">
            <text:p>1957.6815643311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941.35989257813" calcext:value-type="float">
            <text:p>2941.3598925781</text:p>
          </table:table-cell>
          <table:table-cell table:style-name="ce1" office:value-type="float" office:value="-483.678344726563" calcext:value-type="float">
            <text:p>-483.6783447266</text:p>
          </table:table-cell>
          <table:table-cell table:style-name="ce1" office:value-type="float" office:value="31.9910793304443" calcext:value-type="float">
            <text:p>31.991079330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49.434331454342" calcext:value-type="float">
            <text:p>849.4343314543</text:p>
          </table:table-cell>
          <table:table-cell table:style-name="ce1" office:value-type="float" office:value="376.17" calcext:value-type="float">
            <text:p>376.17</text:p>
          </table:table-cell>
          <table:table-cell table:style-name="ce1" office:value-type="float" office:value="2048.36" calcext:value-type="float">
            <text:p>2048.36</text:p>
          </table:table-cell>
          <table:table-cell table:style-name="ce1" office:value-type="float" office:value="83.3333333333333" calcext:value-type="float">
            <text:p>83.3333333333</text:p>
          </table:table-cell>
          <table:table-cell table:style-name="ce1" office:value-type="float" office:value="0.0321" calcext:value-type="float">
            <text:p>0.032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2-01-16" calcext:value-type="date">
            <text:p>1/16/2012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994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800</text:p>
          </table:table-cell>
          <table:table-cell table:style-name="ce2" office:value-type="date" office:date-value="2007-01-16" calcext:value-type="date">
            <text:p>1/16/2007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BANCO JBS HSBC</text:p>
          </table:table-cell>
          <table:table-cell table:style-name="ce1" office:value-type="string" calcext:value-type="string">
            <text:p>BANCO JBS</text:p>
          </table:table-cell>
          <table:table-cell/>
          <table:table-cell table:style-name="ce1" office:value-type="string" calcext:value-type="string">
            <text:p>CTA HSBC 4041 2984 2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02 180 0577 8061726 0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23155.440273438" calcext:value-type="float">
            <text:p>123155.440273438</text:p>
          </table:table-cell>
          <table:table-cell table:style-name="ce1" office:value-type="float" office:value="43892.2900097656" calcext:value-type="float">
            <text:p>43892.2900097656</text:p>
          </table:table-cell>
          <table:table-cell table:style-name="ce1" office:value-type="float" office:value="123318.53" calcext:value-type="float">
            <text:p>123318.5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729.2002832031" calcext:value-type="float">
            <text:p>43729.2002832031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2" office:value-type="date" office:date-value="2007-10-31" calcext:value-type="date">
            <text:p>10/31/2007</text:p>
          </table:table-cell>
          <table:table-cell table:style-name="ce2" office:value-type="date" office:date-value="2010-10-31" calcext:value-type="date">
            <text:p>10/31/201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M</text:p>
          </table:table-cell>
          <table:table-cell/>
          <table:table-cell table:style-name="ce1" office:value-type="string" calcext:value-type="string">
            <text:p>M</text:p>
          </table:table-cell>
          <table:table-cell/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O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47-07-19" calcext:value-type="date">
            <text:p>7/19/1947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MARTHA BAEZA OROZCO</text:p>
          </table:table-cell>
          <table:table-cell/>
          <table:table-cell table:style-name="ce1" office:value-type="string" calcext:value-type="string">
            <text:p>CLABE SANTANDER 014 180 6053 4937 518 9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610.23350528717" calcext:value-type="float">
            <text:p>2610.2335052872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855" calcext:value-type="float">
            <text:p>855</text:p>
          </table:table-cell>
          <table:table-cell table:style-name="ce1" office:value-type="float" office:value="2255.2333984375" calcext:value-type="float">
            <text:p>2255.2333984375</text:p>
          </table:table-cell>
          <table:table-cell table:style-name="ce1" office:value-type="float" office:value="83.2590484619141" calcext:value-type="float">
            <text:p>83.2590484619</text:p>
          </table:table-cell>
          <table:table-cell table:style-name="ce1" office:value-type="float" office:value="992.050176620483" calcext:value-type="float">
            <text:p>992.0501766205</text:p>
          </table:table-cell>
          <table:table-cell table:style-name="ce1" office:value-type="float" office:value="25415.51" calcext:value-type="float">
            <text:p>25415.51</text:p>
          </table:table-cell>
          <table:table-cell table:style-name="ce1" office:value-type="float" office:value="55000" calcext:value-type="float">
            <text:p>55000</text:p>
          </table:table-cell>
          <table:table-cell table:style-name="ce1" office:value-type="float" office:value="26376.48" calcext:value-type="float">
            <text:p>26376.48</text:p>
          </table:table-cell>
          <table:table-cell table:style-name="ce1" office:value-type="float" office:value="960.968676715089" calcext:value-type="float">
            <text:p>960.9686767151</text:p>
          </table:table-cell>
          <table:table-cell table:style-name="ce1" office:value-type="float" office:value="54999.9986767151" calcext:value-type="float">
            <text:p>54999.9986767151</text:p>
          </table:table-cell>
          <table:table-cell table:style-name="ce1" office:value-type="float" office:value="2210.71295734196" calcext:value-type="float">
            <text:p>2210.712957342</text:p>
          </table:table-cell>
          <table:table-cell table:style-name="ce1" office:value-type="float" office:value="1363.84" calcext:value-type="float">
            <text:p>1363.84</text:p>
          </table:table-cell>
          <table:table-cell table:style-name="ce1" office:value-type="float" office:value="8962.07" calcext:value-type="float">
            <text:p>8962.07</text:p>
          </table:table-cell>
          <table:table-cell table:style-name="ce1" office:value-type="float" office:value="83.3333333333333" calcext:value-type="float">
            <text:p>83.3333333333</text:p>
          </table:table-cell>
          <table:table-cell table:style-name="ce1" office:value-type="float" office:value="0.1165" calcext:value-type="float">
            <text:p>0.11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31.4" calcext:value-type="float">
            <text:p>1831.4</text:p>
          </table:table-cell>
          <table:table-cell table:style-name="ce2" office:value-type="date" office:date-value="2017-04-11" calcext:value-type="date">
            <text:p>4/11/2017</text:p>
          </table:table-cell>
          <table:table-cell table:style-name="ce2" office:value-type="date" office:date-value="2020-04-11" calcext:value-type="date">
            <text:p>4/11/202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20.14" calcext:value-type="float">
            <text:p>3820.14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9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style-name="ce2" office:value-type="date" office:date-value="2007-02-04" calcext:value-type="date">
            <text:p>2/4/2007</text:p>
          </table:table-cell>
          <table:table-cell table:style-name="ce2" office:value-type="date" office:date-value="1899-12-31" calcext:value-type="date">
            <text:p>12/31/1899</text:p>
          </table:table-cell>
          <table:table-cell table:number-columns-repeated="2" table:style-name="ce1" office:value-type="string" calcext:value-type="string">
            <text:p>KARINA BALBUENA</text:p>
          </table:table-cell>
          <table:table-cell table:style-name="ce1" office:value-type="string" calcext:value-type="string">
            <text:p>KARIN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570.45073364258" calcext:value-type="float">
            <text:p>6570.4507336426</text:p>
          </table:table-cell>
          <table:table-cell table:style-name="ce1" office:value-type="float" office:value="605.88" calcext:value-type="float">
            <text:p>605.8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76.3305859375" calcext:value-type="float">
            <text:p>7176.3305859375</text:p>
          </table:table-cell>
          <table:table-cell table:style-name="ce1" office:value-type="float" office:value="264.677093505859" calcext:value-type="float">
            <text:p>264.677093505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7027.76563775217" calcext:value-type="float">
            <text:p>7027.7656377522</text:p>
          </table:table-cell>
          <table:table-cell table:style-name="ce1" office:value-type="float" office:value="1100.57" calcext:value-type="float">
            <text:p>1100.57</text:p>
          </table:table-cell>
          <table:table-cell table:style-name="ce1" office:value-type="float" office:value="4275.24" calcext:value-type="float">
            <text:p>4275.24</text:p>
          </table:table-cell>
          <table:table-cell table:style-name="ce1" office:value-type="float" office:value="100.98" calcext:value-type="float">
            <text:p>100.98</text:p>
          </table:table-cell>
          <table:table-cell table:style-name="ce1" office:value-type="float" office:value="0.094" calcext:value-type="float">
            <text:p>0.09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7-12-05" calcext:value-type="date">
            <text:p>12/5/200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88" calcext:value-type="float">
            <text:p>288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80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80</text:p>
          </table:table-cell>
          <table:table-cell table:style-name="ce1" office:value-type="string" calcext:value-type="string">
            <text:p>808</text:p>
          </table:table-cell>
          <table:table-cell table:number-columns-repeated="2" table:style-name="ce2" office:value-type="date" office:date-value="2015-04-06" calcext:value-type="date">
            <text:p>4/6/2015</text:p>
          </table:table-cell>
          <table:table-cell table:style-name="ce1" office:value-type="string" calcext:value-type="string">
            <text:p>CESAR IVAN LOPEZ HERNANDEZ (PRESTAMO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12 180 00173086216 6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354.8" calcext:value-type="float">
            <text:p>2354.8</text:p>
          </table:table-cell>
          <table:table-cell table:style-name="ce2" office:value-type="date" office:date-value="2015-03-28" calcext:value-type="date">
            <text:p>3/28/2015</text:p>
          </table:table-cell>
          <table:table-cell table:style-name="ce2" office:value-type="date" office:date-value="2017-03-28" calcext:value-type="date">
            <text:p>3/28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810</text:p>
          </table:table-cell>
          <table:table-cell table:style-name="ce2" office:value-type="date" office:date-value="2007-04-23" calcext:value-type="date">
            <text:p>4/23/2007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1" office:value-type="string" calcext:value-type="string">
            <text:p>CAROLINA BAUTISTA PENICHE</text:p>
          </table:table-cell>
          <table:table-cell table:style-name="ce1" office:value-type="string" calcext:value-type="string">
            <text:p>CAROLINA BAUTISTA PE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836.42014694214" calcext:value-type="float">
            <text:p>1836.420146942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36.42014694214" calcext:value-type="float">
            <text:p>1836.4201469421</text:p>
          </table:table-cell>
          <table:table-cell table:style-name="ce1" office:value-type="float" office:value="69.1625747680664" calcext:value-type="float">
            <text:p>69.162574768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836.42014694214" calcext:value-type="float">
            <text:p>1836.4201469421</text:p>
          </table:table-cell>
          <table:table-cell table:style-name="ce1" office:value-type="float" office:value="678.35" calcext:value-type="float">
            <text:p>678.35</text:p>
          </table:table-cell>
          <table:table-cell table:style-name="ce1" office:value-type="float" office:value="2649.24" calcext:value-type="float">
            <text:p>2649.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579" calcext:value-type="float">
            <text:p>0.057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8-02-21" calcext:value-type="date">
            <text:p>2/21/200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5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2002-08-03" calcext:value-type="date">
            <text:p>8/3/2002</text:p>
          </table:table-cell>
          <table:table-cell table:style-name="ce2" office:value-type="date" office:date-value="2007-05-31" calcext:value-type="date">
            <text:p>5/31/2007</text:p>
          </table:table-cell>
          <table:table-cell table:number-columns-repeated="2" table:style-name="ce1" office:value-type="string" calcext:value-type="string">
            <text:p>ISAAC RUIZ CARRILLO</text:p>
          </table:table-cell>
          <table:table-cell table:style-name="ce1" office:value-type="string" calcext:value-type="string">
            <text:p>ISSAC-RUIZ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7903.5151367188" calcext:value-type="float">
            <text:p>17903.5151367188</text:p>
          </table:table-cell>
          <table:table-cell table:style-name="ce1" office:value-type="float" office:value="1102.95" calcext:value-type="float">
            <text:p>1102.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9006.465" calcext:value-type="float">
            <text:p>19006.465</text:p>
          </table:table-cell>
          <table:table-cell table:style-name="ce1" office:value-type="float" office:value="703.556274414063" calcext:value-type="float">
            <text:p>703.556274414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8680.9832189105" calcext:value-type="float">
            <text:p>18680.9832189105</text:p>
          </table:table-cell>
          <table:table-cell table:style-name="ce1" office:value-type="float" office:value="5619.98" calcext:value-type="float">
            <text:p>5619.98</text:p>
          </table:table-cell>
          <table:table-cell table:style-name="ce1" office:value-type="float" office:value="20258.57" calcext:value-type="float">
            <text:p>20258.57</text:p>
          </table:table-cell>
          <table:table-cell table:style-name="ce1" office:value-type="float" office:value="183.825" calcext:value-type="float">
            <text:p>183.825</text:p>
          </table:table-cell>
          <table:table-cell table:style-name="ce1" office:value-type="float" office:value="0.48" calcext:value-type="float">
            <text:p>0.48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8-04-02" calcext:value-type="date">
            <text:p>4/2/200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1</text:p>
          </table:table-cell>
          <table:table-cell table:style-name="ce1" office:value-type="string" calcext:value-type="string">
            <text:p>810</text:p>
          </table:table-cell>
          <table:table-cell table:style-name="ce2" office:value-type="date" office:date-value="1985-09-17" calcext:value-type="date">
            <text:p>9/17/1985</text:p>
          </table:table-cell>
          <table:table-cell table:style-name="ce2" office:value-type="date" office:date-value="2007-08-01" calcext:value-type="date">
            <text:p>8/1/2007</text:p>
          </table:table-cell>
          <table:table-cell table:style-name="ce1" office:value-type="string" calcext:value-type="string">
            <text:p>MA LUISA PENICHE LOPEZ Y/O CARLOS FCO</text:p>
          </table:table-cell>
          <table:table-cell table:style-name="ce1" office:value-type="string" calcext:value-type="string">
            <text:p>MA LUISA PENICHE LOP</text:p>
          </table:table-cell>
          <table:table-cell table:style-name="ce1" office:value-type="string" calcext:value-type="string">
            <text:p>MA LUISA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0.5670178222656" calcext:value-type="float">
            <text:p>60.56701782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60.5670178222656" calcext:value-type="float">
            <text:p>60.5670178223</text:p>
          </table:table-cell>
          <table:table-cell table:style-name="ce1" office:value-type="float" office:value="2.2810525894165" calcext:value-type="float">
            <text:p>2.281052589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60.5670178222656" calcext:value-type="float">
            <text:p>60.5670178223</text:p>
          </table:table-cell>
          <table:table-cell table:style-name="ce1" office:value-type="float" office:value="119.2" calcext:value-type="float">
            <text:p>119.2</text:p>
          </table:table-cell>
          <table:table-cell table:style-name="ce1" office:value-type="float" office:value="418.51" calcext:value-type="float">
            <text:p>418.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02" calcext:value-type="float">
            <text:p>0.010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6-11-01" calcext:value-type="date">
            <text:p>11/1/2006</text:p>
          </table:table-cell>
          <table:table-cell table:style-name="ce2" office:value-type="date" office:date-value="2008-05-31" calcext:value-type="date">
            <text:p>5/31/200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1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67-08-31" calcext:value-type="date">
            <text:p>8/31/1967</text:p>
          </table:table-cell>
          <table:table-cell table:style-name="ce2" office:value-type="date" office:date-value="2011-03-11" calcext:value-type="date">
            <text:p>3/11/2011</text:p>
          </table:table-cell>
          <table:table-cell table:style-name="ce1" office:value-type="string" calcext:value-type="string">
            <text:p>LUCILA ALEJALDRE CASTRO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88528.602539063" calcext:value-type="float">
            <text:p>188528.60253906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88528.602539063" calcext:value-type="float">
            <text:p>188528.602539063</text:p>
          </table:table-cell>
          <table:table-cell table:style-name="ce1" office:value-type="float" office:value="7100.2939453125" calcext:value-type="float">
            <text:p>7100.293945312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88528.602539063" calcext:value-type="float">
            <text:p>188528.602539063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03-11" calcext:value-type="date">
            <text:p>3/11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4"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337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2015-07-19" calcext:value-type="date">
            <text:p>7/19/2015</text:p>
          </table:table-cell>
          <table:table-cell table:style-name="ce1" office:value-type="string" calcext:value-type="string">
            <text:p>YOLANDA LOPEZ BAEZA (PRESTAMO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0202270507811875" calcext:value-type="float">
            <text:p>0.0002022705</text:p>
          </table:table-cell>
          <table:table-cell table:style-name="ce2" office:value-type="date" office:date-value="2015-06-05" calcext:value-type="date">
            <text:p>6/5/2015</text:p>
          </table:table-cell>
          <table:table-cell table:style-name="ce2" office:value-type="date" office:date-value="2016-04-05" calcext:value-type="date">
            <text:p>4/5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811</text:p>
          </table:table-cell>
          <table:table-cell table:style-name="ce2" office:value-type="date" office:date-value="1983-01-25" calcext:value-type="date">
            <text:p>1/25/1983</text:p>
          </table:table-cell>
          <table:table-cell table:style-name="ce2" office:value-type="date" office:date-value="2007-08-13" calcext:value-type="date">
            <text:p>8/13/2007</text:p>
          </table:table-cell>
          <table:table-cell table:number-columns-repeated="2" table:style-name="ce1" office:value-type="string" calcext:value-type="string">
            <text:p>JESSICA MUñOZ LOPEZ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891.18062744141" calcext:value-type="float">
            <text:p>6891.1806274414</text:p>
          </table:table-cell>
          <table:table-cell table:style-name="ce1" office:value-type="float" office:value="181.8" calcext:value-type="float">
            <text:p>181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72.980859375" calcext:value-type="float">
            <text:p>7072.980859375</text:p>
          </table:table-cell>
          <table:table-cell table:style-name="ce1" office:value-type="float" office:value="264.497863769531" calcext:value-type="float">
            <text:p>264.497863769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7023.00638086606" calcext:value-type="float">
            <text:p>7023.0063808661</text:p>
          </table:table-cell>
          <table:table-cell table:style-name="ce1" office:value-type="float" office:value="773.44" calcext:value-type="float">
            <text:p>773.44</text:p>
          </table:table-cell>
          <table:table-cell table:style-name="ce1" office:value-type="float" office:value="3414.15" calcext:value-type="float">
            <text:p>3414.15</text:p>
          </table:table-cell>
          <table:table-cell table:style-name="ce1" office:value-type="float" office:value="30.3" calcext:value-type="float">
            <text:p>30.3</text:p>
          </table:table-cell>
          <table:table-cell table:style-name="ce1" office:value-type="float" office:value="0.0661" calcext:value-type="float">
            <text:p>0.066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11-22" calcext:value-type="date">
            <text:p>11/22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5"/>
          <table:table-cell table:style-name="ce1" office:value-type="string" calcext:value-type="string">
            <text:p>J</text:p>
          </table:table-cell>
          <table:table-cell table:number-columns-repeated="6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01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7-12-05" calcext:value-type="date">
            <text:p>12/5/2007</text:p>
          </table:table-cell>
          <table:table-cell table:style-name="ce1" office:value-type="string" calcext:value-type="string">
            <text:p>DANIELA Y LUIS RICARDO</text:p>
          </table:table-cell>
          <table:table-cell table:style-name="ce1" office:value-type="string" calcext:value-type="string">
            <text:p>DANIELA Y LUIS RICAR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7281.8024902344" calcext:value-type="float">
            <text:p>17281.8024902344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281.8024902344" calcext:value-type="float">
            <text:p>17281.8024902344</text:p>
          </table:table-cell>
          <table:table-cell table:style-name="ce1" office:value-type="float" office:value="650.86083984375" calcext:value-type="float">
            <text:p>650.860839843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7281.8024902344" calcext:value-type="float">
            <text:p>17281.8024902344</text:p>
          </table:table-cell>
          <table:table-cell table:style-name="ce1" office:value-type="float" office:value="2012.86" calcext:value-type="float">
            <text:p>2012.86</text:p>
          </table:table-cell>
          <table:table-cell table:style-name="ce1" office:value-type="float" office:value="5541.69" calcext:value-type="float">
            <text:p>5541.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1719" calcext:value-type="float">
            <text:p>0.171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7-12-05" calcext:value-type="date">
            <text:p>12/5/2007</text:p>
          </table:table-cell>
          <table:table-cell table:style-name="ce2" office:value-type="date" office:date-value="2008-10-04" calcext:value-type="date">
            <text:p>10/4/200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8</text:p>
          </table:table-cell>
          <table:table-cell table:style-name="ce1" office:value-type="string" calcext:value-type="string">
            <text:p>8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7-12-05" calcext:value-type="date">
            <text:p>12/5/2007</text:p>
          </table:table-cell>
          <table:table-cell table:style-name="ce1" office:value-type="string" calcext:value-type="string">
            <text:p>MA DE LOS ANGELES RAMIREZ HERNANDEZ</text:p>
          </table:table-cell>
          <table:table-cell table:style-name="ce1" office:value-type="string" calcext:value-type="string">
            <text:p>MA DE LOS ANGELES RA</text:p>
          </table:table-cell>
          <table:table-cell/>
          <table:table-cell table:style-name="ce1" office:value-type="string" calcext:value-type="string">
            <text:p>CTA 4027 6605 4566 1698 BCO AZTECA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6103863891 3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745-2586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9634.2232617188" calcext:value-type="float">
            <text:p>29634.2232617188</text:p>
          </table:table-cell>
          <table:table-cell table:style-name="ce1" office:value-type="float" office:value="1102.28" calcext:value-type="float">
            <text:p>1102.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736.506953125" calcext:value-type="float">
            <text:p>30736.506953125</text:p>
          </table:table-cell>
          <table:table-cell table:style-name="ce1" office:value-type="float" office:value="1146.30529785156" calcext:value-type="float">
            <text:p>1146.30529785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000" calcext:value-type="float">
            <text:p>50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30436.9536726777" calcext:value-type="float">
            <text:p>30436.9536726777</text:p>
          </table:table-cell>
          <table:table-cell table:style-name="ce1" office:value-type="float" office:value="1092.9" calcext:value-type="float">
            <text:p>1092.9</text:p>
          </table:table-cell>
          <table:table-cell table:style-name="ce1" office:value-type="float" office:value="2980.57" calcext:value-type="float">
            <text:p>2980.57</text:p>
          </table:table-cell>
          <table:table-cell table:style-name="ce1" office:value-type="float" office:value="183.713333333333" calcext:value-type="float">
            <text:p>183.7133333333</text:p>
          </table:table-cell>
          <table:table-cell table:style-name="ce1" office:value-type="float" office:value="0.0933" calcext:value-type="float">
            <text:p>0.09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21.38" calcext:value-type="float">
            <text:p>1321.38</text:p>
          </table:table-cell>
          <table:table-cell table:style-name="ce2" office:value-type="date" office:date-value="2017-04-25" calcext:value-type="date">
            <text:p>4/25/2017</text:p>
          </table:table-cell>
          <table:table-cell table:style-name="ce2" office:value-type="date" office:date-value="2021-04-25" calcext:value-type="date">
            <text:p>4/25/202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8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7-12-05" calcext:value-type="date">
            <text:p>12/5/2007</text:p>
          </table:table-cell>
          <table:table-cell table:number-columns-repeated="2" table:style-name="ce1" office:value-type="string" calcext:value-type="string">
            <text:p>LUIS ANGEL BALBUENA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0640.8765208816" calcext:value-type="float">
            <text:p>20640.8765208816</text:p>
          </table:table-cell>
          <table:table-cell table:style-name="ce1" office:value-type="float" office:value="1103.24" calcext:value-type="float">
            <text:p>1103.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744.111328125" calcext:value-type="float">
            <text:p>21744.111328125</text:p>
          </table:table-cell>
          <table:table-cell table:style-name="ce1" office:value-type="float" office:value="807.627075195313" calcext:value-type="float">
            <text:p>807.6270751953</text:p>
          </table:table-cell>
          <table:table-cell table:style-name="ce1" office:value-type="float" office:value="3.61263389587402" calcext:value-type="float">
            <text:p>3.6126338959</text:p>
          </table:table-cell>
          <table:table-cell table:style-name="ce1" office:value-type="float" office:value="37720.095456543" calcext:value-type="float">
            <text:p>37720.0954565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929.24" calcext:value-type="float">
            <text:p>7929.24</text:p>
          </table:table-cell>
          <table:table-cell table:style-name="ce1" office:value-type="float" office:value="2119.65188598633" calcext:value-type="float">
            <text:p>2119.6518859863</text:p>
          </table:table-cell>
          <table:table-cell table:style-name="ce1" office:value-type="float" office:value="31910.5073425293" calcext:value-type="float">
            <text:p>31910.5073425293</text:p>
          </table:table-cell>
          <table:table-cell table:style-name="ce1" office:value-type="float" office:value="21444.2951510186" calcext:value-type="float">
            <text:p>21444.2951510186</text:p>
          </table:table-cell>
          <table:table-cell table:style-name="ce1" office:value-type="float" office:value="1152.77" calcext:value-type="float">
            <text:p>1152.77</text:p>
          </table:table-cell>
          <table:table-cell table:style-name="ce1" office:value-type="float" office:value="2939.17" calcext:value-type="float">
            <text:p>2939.17</text:p>
          </table:table-cell>
          <table:table-cell table:style-name="ce1" office:value-type="float" office:value="183.873333333333" calcext:value-type="float">
            <text:p>183.8733333333</text:p>
          </table:table-cell>
          <table:table-cell table:style-name="ce1" office:value-type="float" office:value="0.0985" calcext:value-type="float">
            <text:p>0.098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21.54" calcext:value-type="float">
            <text:p>1321.54</text:p>
          </table:table-cell>
          <table:table-cell table:style-name="ce2" office:value-type="date" office:date-value="2015-08-06" calcext:value-type="date">
            <text:p>8/6/2015</text:p>
          </table:table-cell>
          <table:table-cell table:style-name="ce2" office:value-type="date" office:date-value="2019-08-06" calcext:value-type="date">
            <text:p>8/6/201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1321.54" calcext:value-type="float">
            <text:p>1321.54</text:p>
          </table:table-cell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71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1968-06-27" calcext:value-type="date">
            <text:p>6/27/1968</text:p>
          </table:table-cell>
          <table:table-cell table:style-name="ce2" office:value-type="date" office:date-value="2007-12-28" calcext:value-type="date">
            <text:p>12/28/2007</text:p>
          </table:table-cell>
          <table:table-cell table:number-columns-repeated="2" table:style-name="ce1" office:value-type="string" calcext:value-type="string">
            <text:p>OLGA LOPEZ LOPEZ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-180-04027125897-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775.75807281494" calcext:value-type="float">
            <text:p>2775.758072815</text:p>
          </table:table-cell>
          <table:table-cell table:style-name="ce1" office:value-type="float" office:value="4903.5500390625" calcext:value-type="float">
            <text:p>4903.550039062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679.30814453125" calcext:value-type="float">
            <text:p>7679.3081445313</text:p>
          </table:table-cell>
          <table:table-cell table:style-name="ce1" office:value-type="float" office:value="251.393432617188" calcext:value-type="float">
            <text:p>251.393432617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6675.05475774645" calcext:value-type="float">
            <text:p>6675.0547577465</text:p>
          </table:table-cell>
          <table:table-cell table:style-name="ce1" office:value-type="float" office:value="87.09" calcext:value-type="float">
            <text:p>87.09</text:p>
          </table:table-cell>
          <table:table-cell table:style-name="ce1" office:value-type="float" office:value="342.93" calcext:value-type="float">
            <text:p>342.93</text:p>
          </table:table-cell>
          <table:table-cell table:style-name="ce1" office:value-type="float" office:value="817.25833984375" calcext:value-type="float">
            <text:p>817.2583398438</text:p>
          </table:table-cell>
          <table:table-cell table:style-name="ce1" office:value-type="float" office:value="0.0074" calcext:value-type="float">
            <text:p>0.00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51.71" calcext:value-type="float">
            <text:p>451.71</text:p>
          </table:table-cell>
          <table:table-cell table:style-name="ce2" office:value-type="date" office:date-value="2013-03-27" calcext:value-type="date">
            <text:p>3/27/2013</text:p>
          </table:table-cell>
          <table:table-cell table:style-name="ce2" office:value-type="date" office:date-value="2014-03-27" calcext:value-type="date">
            <text:p>3/27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7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3</text:p>
          </table:table-cell>
          <table:table-cell table:style-name="ce1" office:value-type="string" calcext:value-type="string">
            <text:p>801</text:p>
          </table:table-cell>
          <table:table-cell table:style-name="ce2" office:value-type="date" office:date-value="2009-10-15" calcext:value-type="date">
            <text:p>10/15/2009</text:p>
          </table:table-cell>
          <table:table-cell table:style-name="ce2" office:value-type="date" office:date-value="2009-12-09" calcext:value-type="date">
            <text:p>12/9/2009</text:p>
          </table:table-cell>
          <table:table-cell table:style-name="ce1" office:value-type="string" calcext:value-type="string">
            <text:p>AXEL ARTURO CARRILLO LOPEZ</text:p>
          </table:table-cell>
          <table:table-cell table:style-name="ce1" office:value-type="string" calcext:value-type="string">
            <text:p>AXEL ARTURO CARRILLO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1975.3902294922" calcext:value-type="float">
            <text:p>21975.3902294922</text:p>
          </table:table-cell>
          <table:table-cell table:style-name="ce1" office:value-type="float" office:value="1253.6" calcext:value-type="float">
            <text:p>1253.6</text:p>
          </table:table-cell>
          <table:table-cell table:style-name="ce1" office:value-type="float" office:value="2743.44" calcext:value-type="float">
            <text:p>2743.44</text:p>
          </table:table-cell>
          <table:table-cell table:style-name="ce1" office:value-type="float" office:value="20485.55203125" calcext:value-type="float">
            <text:p>20485.55203125</text:p>
          </table:table-cell>
          <table:table-cell table:style-name="ce1" office:value-type="float" office:value="769.796997070312" calcext:value-type="float">
            <text:p>769.79699707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972.322644043" calcext:value-type="float">
            <text:p>62972.3226440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839.16" calcext:value-type="float">
            <text:p>64839.16</text:p>
          </table:table-cell>
          <table:table-cell table:style-name="ce1" office:value-type="float" office:value="1866.83557128906" calcext:value-type="float">
            <text:p>1866.8355712891</text:p>
          </table:table-cell>
          <table:table-cell table:style-name="ce1" office:value-type="float" office:value="-0.00178466796933208" calcext:value-type="float">
            <text:p>-0.001784668</text:p>
          </table:table-cell>
          <table:table-cell table:style-name="ce1" office:value-type="float" office:value="20439.8223390812" calcext:value-type="float">
            <text:p>20439.8223390812</text:p>
          </table:table-cell>
          <table:table-cell table:style-name="ce1" office:value-type="float" office:value="79.97" calcext:value-type="float">
            <text:p>79.97</text:p>
          </table:table-cell>
          <table:table-cell table:style-name="ce1" office:value-type="float" office:value="86.55" calcext:value-type="float">
            <text:p>86.55</text:p>
          </table:table-cell>
          <table:table-cell table:style-name="ce1" office:value-type="float" office:value="208.933333333333" calcext:value-type="float">
            <text:p>208.9333333333</text:p>
          </table:table-cell>
          <table:table-cell table:style-name="ce1" office:value-type="float" office:value="0.0068" calcext:value-type="float">
            <text:p>0.006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71.72" calcext:value-type="float">
            <text:p>1371.72</text:p>
          </table:table-cell>
          <table:table-cell table:style-name="ce2" office:value-type="date" office:date-value="2015-12-13" calcext:value-type="date">
            <text:p>12/13/2015</text:p>
          </table:table-cell>
          <table:table-cell table:style-name="ce2" office:value-type="date" office:date-value="2021-12-13" calcext:value-type="date">
            <text:p>12/13/202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7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20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2008-10-19" calcext:value-type="date">
            <text:p>10/19/2008</text:p>
          </table:table-cell>
          <table:table-cell table:style-name="ce2" office:value-type="date" office:date-value="2009-12-09" calcext:value-type="date">
            <text:p>12/9/2009</text:p>
          </table:table-cell>
          <table:table-cell table:style-name="ce1" office:value-type="string" calcext:value-type="string">
            <text:p>VALENTINA MONROY CARRILLO</text:p>
          </table:table-cell>
          <table:table-cell table:style-name="ce1" office:value-type="string" calcext:value-type="string">
            <text:p>VALENTINA MONROY CAR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511.24531982422" calcext:value-type="float">
            <text:p>8511.2453198242</text:p>
          </table:table-cell>
          <table:table-cell table:style-name="ce1" office:value-type="float" office:value="303.65" calcext:value-type="float">
            <text:p>303.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814.8969921875" calcext:value-type="float">
            <text:p>8814.8969921875</text:p>
          </table:table-cell>
          <table:table-cell table:style-name="ce1" office:value-type="float" office:value="328.534729003906" calcext:value-type="float">
            <text:p>328.534729003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723.32737461874" calcext:value-type="float">
            <text:p>8723.3273746187</text:p>
          </table:table-cell>
          <table:table-cell table:style-name="ce1" office:value-type="float" office:value="76.75" calcext:value-type="float">
            <text:p>76.75</text:p>
          </table:table-cell>
          <table:table-cell table:style-name="ce1" office:value-type="float" office:value="68.67" calcext:value-type="float">
            <text:p>68.67</text:p>
          </table:table-cell>
          <table:table-cell table:style-name="ce1" office:value-type="float" office:value="50.6083333333333" calcext:value-type="float">
            <text:p>50.6083333333</text:p>
          </table:table-cell>
          <table:table-cell table:style-name="ce1" office:value-type="float" office:value="0.0066" calcext:value-type="float">
            <text:p>0.006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09-12-09" calcext:value-type="date">
            <text:p>12/9/200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74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70-04-03" calcext:value-type="date">
            <text:p>4/3/1970</text:p>
          </table:table-cell>
          <table:table-cell table:style-name="ce2" office:value-type="date" office:date-value="2009-11-08" calcext:value-type="date">
            <text:p>11/8/2009</text:p>
          </table:table-cell>
          <table:table-cell table:style-name="ce1" office:value-type="string" calcext:value-type="string">
            <text:p>LUIS RICARDO LOPEZ ROSADO</text:p>
          </table:table-cell>
          <table:table-cell table:style-name="ce1" office:value-type="string" calcext:value-type="string">
            <text:p>LUIS RICARDO LOPEZ R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02 010 9008 0565274 1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3083.6960449219" calcext:value-type="float">
            <text:p>13083.696044921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083.6960449219" calcext:value-type="float">
            <text:p>13083.6960449219</text:p>
          </table:table-cell>
          <table:table-cell table:style-name="ce1" office:value-type="float" office:value="492.753295898438" calcext:value-type="float">
            <text:p>492.75329589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974.78" calcext:value-type="float">
            <text:p>55974.78</text:p>
          </table:table-cell>
          <table:table-cell table:style-name="ce1" office:value-type="float" office:value="1341.74" calcext:value-type="float">
            <text:p>1341.74</text:p>
          </table:table-cell>
          <table:table-cell table:style-name="ce1" office:value-type="float" office:value="8050.44" calcext:value-type="float">
            <text:p>8050.4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9266.08" calcext:value-type="float">
            <text:p>49266.08</text:p>
          </table:table-cell>
          <table:table-cell table:style-name="ce1" office:value-type="float" office:value="13083.6960449219" calcext:value-type="float">
            <text:p>13083.6960449219</text:p>
          </table:table-cell>
          <table:table-cell table:style-name="ce1" office:value-type="float" office:value="260.83" calcext:value-type="float">
            <text:p>260.83</text:p>
          </table:table-cell>
          <table:table-cell table:style-name="ce1" office:value-type="float" office:value="60.57" calcext:value-type="float">
            <text:p>60.5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223" calcext:value-type="float">
            <text:p>0.02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0" calcext:value-type="float">
            <text:p>110</text:p>
          </table:table-cell>
          <table:table-cell table:style-name="ce2" office:value-type="date" office:date-value="2016-07-12" calcext:value-type="date">
            <text:p>7/12/2016</text:p>
          </table:table-cell>
          <table:table-cell table:style-name="ce2" office:value-type="date" office:date-value="2021-07-12" calcext:value-type="date">
            <text:p>7/12/202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1341.74" calcext:value-type="float">
            <text:p>1341.74</text:p>
          </table:table-cell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1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2012-11-26" calcext:value-type="date">
            <text:p>11/26/2012</text:p>
          </table:table-cell>
          <table:table-cell table:style-name="ce2" office:value-type="date" office:date-value="2012-12-10" calcext:value-type="date">
            <text:p>12/10/2012</text:p>
          </table:table-cell>
          <table:table-cell table:style-name="ce1" office:value-type="string" calcext:value-type="string">
            <text:p>MATEO SANCHEZ CARRILLO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2989.3284375" calcext:value-type="float">
            <text:p>52989.3284375</text:p>
          </table:table-cell>
          <table:table-cell table:style-name="ce1" office:value-type="float" office:value="923.98" calcext:value-type="float">
            <text:p>923.9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3913.305" calcext:value-type="float">
            <text:p>53913.305</text:p>
          </table:table-cell>
          <table:table-cell table:style-name="ce1" office:value-type="float" office:value="2021.24475097656" calcext:value-type="float">
            <text:p>2021.244750976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3668.5440539384" calcext:value-type="float">
            <text:p>53668.5440539384</text:p>
          </table:table-cell>
          <table:table-cell table:number-columns-repeated="2"/>
          <table:table-cell table:style-name="ce1" office:value-type="float" office:value="153.996666666667" calcext:value-type="float">
            <text:p>153.9966666667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2-12-10" calcext:value-type="date">
            <text:p>12/10/2012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92" calcext:value-type="float">
            <text:p>29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5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number-columns-repeated="2" table:style-name="ce2" office:value-type="date" office:date-value="2015-10-26" calcext:value-type="date">
            <text:p>10/26/2015</text:p>
          </table:table-cell>
          <table:table-cell table:style-name="ce1" office:value-type="string" calcext:value-type="string">
            <text:p>ARIADNA REYES LOPEZ (PRESTAMO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1697.1179821777" calcext:value-type="float">
            <text:p>31697.11798217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989.7999414063" calcext:value-type="float">
            <text:p>16989.7999414063</text:p>
          </table:table-cell>
          <table:table-cell table:style-name="ce1" office:value-type="float" office:value="1519.55380249023" calcext:value-type="float">
            <text:p>1519.5538024902</text:p>
          </table:table-cell>
          <table:table-cell table:style-name="ce1" office:value-type="float" office:value="16226.8718432617" calcext:value-type="float">
            <text:p>16226.871843261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831.56" calcext:value-type="float">
            <text:p>2831.56</text:p>
          </table:table-cell>
          <table:table-cell table:style-name="ce2" office:value-type="date" office:date-value="2015-10-17" calcext:value-type="date">
            <text:p>10/17/2015</text:p>
          </table:table-cell>
          <table:table-cell table:style-name="ce2" office:value-type="date" office:date-value="2017-10-17" calcext:value-type="date">
            <text:p>10/17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2831.56" calcext:value-type="float">
            <text:p>2831.56</text:p>
          </table:table-cell>
        </table:table-row>
        <table:table-row table:style-name="ro1">
          <table:table-cell table:style-name="ce1" office:value-type="float" office:value="293" calcext:value-type="float">
            <text:p>293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51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813</text:p>
          </table:table-cell>
          <table:table-cell table:number-columns-repeated="2" table:style-name="ce2" office:value-type="date" office:date-value="2015-11-06" calcext:value-type="date">
            <text:p>11/6/2015</text:p>
          </table:table-cell>
          <table:table-cell table:style-name="ce1" office:value-type="string" calcext:value-type="string">
            <text:p>MARTHA PATRICIA LOPEZ (GASTOS MEDICOS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STADO DE MEXICO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0" calcext:value-type="float">
            <text:p>300</text:p>
          </table:table-cell>
          <table:table-cell table:style-name="ce2" office:value-type="date" office:date-value="2015-10-27" calcext:value-type="date">
            <text:p>10/27/2015</text:p>
          </table:table-cell>
          <table:table-cell table:style-name="ce2" office:value-type="date" office:date-value="2016-08-27" calcext:value-type="date">
            <text:p>8/27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94" calcext:value-type="float">
            <text:p>294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20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813</text:p>
          </table:table-cell>
          <table:table-cell table:style-name="ce2" office:value-type="date" office:date-value="2015-10-30" calcext:value-type="date">
            <text:p>10/30/2015</text:p>
          </table:table-cell>
          <table:table-cell table:style-name="ce2" office:value-type="date" office:date-value="2016-01-07" calcext:value-type="date">
            <text:p>1/7/2016</text:p>
          </table:table-cell>
          <table:table-cell table:style-name="ce1" office:value-type="string" calcext:value-type="string">
            <text:p>IAN HABID CONTRERAS LOP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567.40800598145" calcext:value-type="float">
            <text:p>3567.4080059815</text:p>
          </table:table-cell>
          <table:table-cell table:style-name="ce1" office:value-type="float" office:value="1258.41" calcext:value-type="float">
            <text:p>1258.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25.81787109375" calcext:value-type="float">
            <text:p>4825.8178710938</text:p>
          </table:table-cell>
          <table:table-cell table:style-name="ce1" office:value-type="float" office:value="171.885757446289" calcext:value-type="float">
            <text:p>171.885757446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563.94923885816" calcext:value-type="float">
            <text:p>4563.9492388582</text:p>
          </table:table-cell>
          <table:table-cell table:number-columns-repeated="2"/>
          <table:table-cell table:style-name="ce1" office:value-type="float" office:value="209.735" calcext:value-type="float">
            <text:p>209.735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6-01-20" calcext:value-type="date">
            <text:p>1/20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7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6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3-03" calcext:value-type="date">
            <text:p>3/3/2008</text:p>
          </table:table-cell>
          <table:table-cell table:style-name="ce1" office:value-type="string" calcext:value-type="string">
            <text:p>DANIEL SANCHEZ GOMEZ</text:p>
          </table:table-cell>
          <table:table-cell table:style-name="ce1" office:value-type="string" calcext:value-type="string">
            <text:p>GERARDO TELLEZ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0101.5554711914" calcext:value-type="float">
            <text:p>10101.5554711914</text:p>
          </table:table-cell>
          <table:table-cell table:style-name="ce1" office:value-type="float" office:value="2154.56" calcext:value-type="float">
            <text:p>2154.5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256.1144921875" calcext:value-type="float">
            <text:p>12256.1144921875</text:p>
          </table:table-cell>
          <table:table-cell table:style-name="ce1" office:value-type="float" office:value="446.521728515625" calcext:value-type="float">
            <text:p>446.521728515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1856.1448410544" calcext:value-type="float">
            <text:p>11856.1448410544</text:p>
          </table:table-cell>
          <table:table-cell table:style-name="ce1" office:value-type="float" office:value="253.96" calcext:value-type="float">
            <text:p>253.96</text:p>
          </table:table-cell>
          <table:table-cell table:style-name="ce1" office:value-type="float" office:value="1772.85" calcext:value-type="float">
            <text:p>1772.85</text:p>
          </table:table-cell>
          <table:table-cell table:style-name="ce1" office:value-type="float" office:value="359.093333333333" calcext:value-type="float">
            <text:p>359.0933333333</text:p>
          </table:table-cell>
          <table:table-cell table:style-name="ce1" office:value-type="float" office:value="0.0217" calcext:value-type="float">
            <text:p>0.021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00" calcext:value-type="float">
            <text:p>3000</text:p>
          </table:table-cell>
          <table:table-cell table:style-name="ce2" office:value-type="date" office:date-value="2014-08-07" calcext:value-type="date">
            <text:p>8/7/2014</text:p>
          </table:table-cell>
          <table:table-cell table:style-name="ce2" office:value-type="date" office:date-value="2015-06-07" calcext:value-type="date">
            <text:p>6/7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7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2010-09-16" calcext:value-type="date">
            <text:p>9/16/2010</text:p>
          </table:table-cell>
          <table:table-cell table:style-name="ce2" office:value-type="date" office:date-value="2008-03-25" calcext:value-type="date">
            <text:p>3/25/2008</text:p>
          </table:table-cell>
          <table:table-cell table:style-name="ce1" office:value-type="string" calcext:value-type="string">
            <text:p>MARLEY CAMILA GONZALEZ ANTONIO</text:p>
          </table:table-cell>
          <table:table-cell table:style-name="ce1" office:value-type="string" calcext:value-type="string">
            <text:p>ERICK GERARDO TELLEZ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643.89452316284" calcext:value-type="float">
            <text:p>1643.8945231629</text:p>
          </table:table-cell>
          <table:table-cell table:style-name="ce1" office:value-type="float" office:value="50.77" calcext:value-type="float">
            <text:p>50.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94.66453125" calcext:value-type="float">
            <text:p>1694.66453125</text:p>
          </table:table-cell>
          <table:table-cell table:style-name="ce1" office:value-type="float" office:value="63.3733062744141" calcext:value-type="float">
            <text:p>63.373306274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682.7022765875" calcext:value-type="float">
            <text:p>1682.7022765875</text:p>
          </table:table-cell>
          <table:table-cell table:style-name="ce1" office:value-type="float" office:value="33.97" calcext:value-type="float">
            <text:p>33.97</text:p>
          </table:table-cell>
          <table:table-cell table:style-name="ce1" office:value-type="float" office:value="237.14" calcext:value-type="float">
            <text:p>237.14</text:p>
          </table:table-cell>
          <table:table-cell table:style-name="ce1" office:value-type="float" office:value="8.46166666666667" calcext:value-type="float">
            <text:p>8.4616666667</text:p>
          </table:table-cell>
          <table:table-cell table:style-name="ce1" office:value-type="float" office:value="0.0029" calcext:value-type="float">
            <text:p>0.00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21.77" calcext:value-type="float">
            <text:p>521.77</text:p>
          </table:table-cell>
          <table:table-cell table:style-name="ce2" office:value-type="date" office:date-value="2014-02-12" calcext:value-type="date">
            <text:p>2/12/2014</text:p>
          </table:table-cell>
          <table:table-cell table:style-name="ce2" office:value-type="date" office:date-value="2014-08-12" calcext:value-type="date">
            <text:p>8/12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8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68-04-19" calcext:value-type="date">
            <text:p>4/19/1968</text:p>
          </table:table-cell>
          <table:table-cell table:style-name="ce2" office:value-type="date" office:date-value="2011-01-24" calcext:value-type="date">
            <text:p>1/24/2011</text:p>
          </table:table-cell>
          <table:table-cell table:style-name="ce1" office:value-type="string" calcext:value-type="string">
            <text:p>ANA MARIA LOPEZ LOPEZ</text:p>
          </table:table-cell>
          <table:table-cell table:style-name="ce1" office:value-type="string" calcext:value-type="string">
            <text:p>JOSHUA PAUL TELLEZ M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008.55099899292" calcext:value-type="float">
            <text:p>1008.5509989929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8.55099899292" calcext:value-type="float">
            <text:p>1008.5509989929</text:p>
          </table:table-cell>
          <table:table-cell table:style-name="ce1" office:value-type="float" office:value="37.9836730957031" calcext:value-type="float">
            <text:p>37.983673095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008.55099899292" calcext:value-type="float">
            <text:p>1008.5509989929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37.37" calcext:value-type="float">
            <text:p>237.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29" calcext:value-type="float">
            <text:p>0.00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01-24" calcext:value-type="date">
            <text:p>1/24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21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2002-08-10" calcext:value-type="date">
            <text:p>8/10/2002</text:p>
          </table:table-cell>
          <table:table-cell table:style-name="ce2" office:value-type="date" office:date-value="2008-04-29" calcext:value-type="date">
            <text:p>4/29/2008</text:p>
          </table:table-cell>
          <table:table-cell table:style-name="ce1" office:value-type="string" calcext:value-type="string">
            <text:p>DIANA MARIEL RAMOS LOPEZ</text:p>
          </table:table-cell>
          <table:table-cell table:style-name="ce1" office:value-type="string" calcext:value-type="string">
            <text:p>DIANA MARIEL RAMOS L</text:p>
          </table:table-cell>
          <table:table-cell table:style-name="ce1" office:value-type="string" calcext:value-type="string">
            <text:p>DIANA MARIE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92.343268432617" calcext:value-type="float">
            <text:p>592.3432684326</text:p>
          </table:table-cell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47.34326171875" calcext:value-type="float">
            <text:p>1047.3432617188</text:p>
          </table:table-cell>
          <table:table-cell table:style-name="ce1" office:value-type="float" office:value="35.2373847961426" calcext:value-type="float">
            <text:p>35.237384796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935.630939665494" calcext:value-type="float">
            <text:p>935.6309396655</text:p>
          </table:table-cell>
          <table:table-cell table:style-name="ce1" office:value-type="float" office:value="655.04" calcext:value-type="float">
            <text:p>655.04</text:p>
          </table:table-cell>
          <table:table-cell table:style-name="ce1" office:value-type="float" office:value="4000.46" calcext:value-type="float">
            <text:p>4000.46</text:p>
          </table:table-cell>
          <table:table-cell table:style-name="ce1" office:value-type="float" office:value="75.8333333333333" calcext:value-type="float">
            <text:p>75.8333333333</text:p>
          </table:table-cell>
          <table:table-cell table:style-name="ce1" office:value-type="float" office:value="0.0559" calcext:value-type="float">
            <text:p>0.0559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8-04-29" calcext:value-type="date">
            <text:p>4/29/2008</text:p>
          </table:table-cell>
          <table:table-cell table:style-name="ce2" office:value-type="date" office:date-value="2009-02-27" calcext:value-type="date">
            <text:p>2/27/200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5-06" calcext:value-type="date">
            <text:p>5/6/2008</text:p>
          </table:table-cell>
          <table:table-cell table:style-name="ce1" office:value-type="string" calcext:value-type="string">
            <text:p>FRANCISCO MAURICIO MONROY CARRILLO</text:p>
          </table:table-cell>
          <table:table-cell table:style-name="ce1" office:value-type="string" calcext:value-type="string">
            <text:p>FRANCISCO MAURICIO M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3461.2559667969" calcext:value-type="float">
            <text:p>13461.2559667969</text:p>
          </table:table-cell>
          <table:table-cell table:style-name="ce1" office:value-type="float" office:value="254.45" calcext:value-type="float">
            <text:p>254.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715.704453125" calcext:value-type="float">
            <text:p>13715.704453125</text:p>
          </table:table-cell>
          <table:table-cell table:style-name="ce1" office:value-type="float" office:value="513.877807617188" calcext:value-type="float">
            <text:p>513.877807617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3644.5993914544" calcext:value-type="float">
            <text:p>13644.5993914544</text:p>
          </table:table-cell>
          <table:table-cell table:style-name="ce1" office:value-type="float" office:value="645.81" calcext:value-type="float">
            <text:p>645.81</text:p>
          </table:table-cell>
          <table:table-cell table:style-name="ce1" office:value-type="float" office:value="1536.8" calcext:value-type="float">
            <text:p>1536.8</text:p>
          </table:table-cell>
          <table:table-cell table:style-name="ce1" office:value-type="float" office:value="42.4083333333333" calcext:value-type="float">
            <text:p>42.4083333333</text:p>
          </table:table-cell>
          <table:table-cell table:style-name="ce1" office:value-type="float" office:value="0.0552" calcext:value-type="float">
            <text:p>0.055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8-05-06" calcext:value-type="date">
            <text:p>5/6/2008</text:p>
          </table:table-cell>
          <table:table-cell table:style-name="ce2" office:value-type="date" office:date-value="2009-03-06" calcext:value-type="date">
            <text:p>3/6/200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style-name="ce1" office:value-type="string" calcext:value-type="string">
            <text:p>06</text:p>
          </table:table-cell>
          <table:table-cell table:style-name="ce1" office:value-type="string" calcext:value-type="string">
            <text:p>22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87</text:p>
          </table:table-cell>
          <table:table-cell table:style-name="ce1" office:value-type="string" calcext:value-type="string">
            <text:p>806</text:p>
          </table:table-cell>
          <table:table-cell table:style-name="ce2" office:value-type="date" office:date-value="1985-01-28" calcext:value-type="date">
            <text:p>1/28/1985</text:p>
          </table:table-cell>
          <table:table-cell table:style-name="ce2" office:value-type="date" office:date-value="2011-06-10" calcext:value-type="date">
            <text:p>6/10/2011</text:p>
          </table:table-cell>
          <table:table-cell table:style-name="ce1" office:value-type="string" calcext:value-type="string">
            <text:p>PAMELA LUVIANOS GALINDO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1959.6905908203" calcext:value-type="float">
            <text:p>11959.690590820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1959.6905908203" calcext:value-type="float">
            <text:p>11959.6905908203</text:p>
          </table:table-cell>
          <table:table-cell table:style-name="ce1" office:value-type="float" office:value="450.421417236328" calcext:value-type="float">
            <text:p>450.421417236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1959.6905908203" calcext:value-type="float">
            <text:p>11959.6905908203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600" calcext:value-type="float">
            <text:p>1600</text:p>
          </table:table-cell>
          <table:table-cell table:style-name="ce2" office:value-type="date" office:date-value="2016-09-05" calcext:value-type="date">
            <text:p>9/5/2016</text:p>
          </table:table-cell>
          <table:table-cell table:style-name="ce2" office:value-type="date" office:date-value="2017-07-05" calcext:value-type="date">
            <text:p>7/5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4"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1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2013-02-17" calcext:value-type="date">
            <text:p>2/17/2013</text:p>
          </table:table-cell>
          <table:table-cell table:style-name="ce1" office:value-type="string" calcext:value-type="string">
            <text:p>CEDIYAP CONSULTORIO VERONICA CARRILLO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711.15820068359" calcext:value-type="float">
            <text:p>6711.1582006836</text:p>
          </table:table-cell>
          <table:table-cell table:style-name="ce1" office:value-type="float" office:value="2010.95" calcext:value-type="float">
            <text:p>2010.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722.10796875" calcext:value-type="float">
            <text:p>8722.10796875</text:p>
          </table:table-cell>
          <table:table-cell table:style-name="ce1" office:value-type="float" office:value="306.024200439453" calcext:value-type="float">
            <text:p>306.024200439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125.62354314935" calcext:value-type="float">
            <text:p>8125.6235431494</text:p>
          </table:table-cell>
          <table:table-cell table:number-columns-repeated="2"/>
          <table:table-cell table:style-name="ce1" office:value-type="float" office:value="335.158333333333" calcext:value-type="float">
            <text:p>335.1583333333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3-02-17" calcext:value-type="date">
            <text:p>2/17/2013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95" calcext:value-type="float">
            <text:p>295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0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68-03-16" calcext:value-type="date">
            <text:p>3/16/1968</text:p>
          </table:table-cell>
          <table:table-cell table:style-name="ce2" office:value-type="date" office:date-value="2016-02-01" calcext:value-type="date">
            <text:p>2/1/2016</text:p>
          </table:table-cell>
          <table:table-cell table:style-name="ce1" office:value-type="string" calcext:value-type="string">
            <text:p>NANCY HERMOSILLO BAEZA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553.15637207031" calcext:value-type="float">
            <text:p>4553.1563720703</text:p>
          </table:table-cell>
          <table:table-cell table:style-name="ce1" office:value-type="float" office:value="2400" calcext:value-type="float">
            <text:p>24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953.15625" calcext:value-type="float">
            <text:p>6953.15625</text:p>
          </table:table-cell>
          <table:table-cell table:style-name="ce1" office:value-type="float" office:value="236.773193359375" calcext:value-type="float">
            <text:p>236.773193359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6286.8550022073" calcext:value-type="float">
            <text:p>6286.8550022073</text:p>
          </table:table-cell>
          <table:table-cell table:number-columns-repeated="2"/>
          <table:table-cell table:style-name="ce1" office:value-type="float" office:value="400" calcext:value-type="float">
            <text:p>40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6-02-01" calcext:value-type="date">
            <text:p>2/1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9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1998-05-06" calcext:value-type="date">
            <text:p>5/6/1998</text:p>
          </table:table-cell>
          <table:table-cell table:style-name="ce1" office:value-type="string" calcext:value-type="string">
            <text:p>JULIETA MONROY CARRILLO</text:p>
          </table:table-cell>
          <table:table-cell table:style-name="ce1" office:value-type="string" calcext:value-type="string">
            <text:p>JULIETA MONROY CARRI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3549.2275146484" calcext:value-type="float">
            <text:p>13549.2275146484</text:p>
          </table:table-cell>
          <table:table-cell table:style-name="ce1" office:value-type="float" office:value="254.5" calcext:value-type="float">
            <text:p>254.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803.7291015625" calcext:value-type="float">
            <text:p>13803.7291015625</text:p>
          </table:table-cell>
          <table:table-cell table:style-name="ce1" office:value-type="float" office:value="517.192321777344" calcext:value-type="float">
            <text:p>517.192321777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3732.6069667032" calcext:value-type="float">
            <text:p>13732.6069667032</text:p>
          </table:table-cell>
          <table:table-cell table:style-name="ce1" office:value-type="float" office:value="663.9" calcext:value-type="float">
            <text:p>663.9</text:p>
          </table:table-cell>
          <table:table-cell table:style-name="ce1" office:value-type="float" office:value="1657.08" calcext:value-type="float">
            <text:p>1657.08</text:p>
          </table:table-cell>
          <table:table-cell table:style-name="ce1" office:value-type="float" office:value="42.4166666666667" calcext:value-type="float">
            <text:p>42.4166666667</text:p>
          </table:table-cell>
          <table:table-cell table:style-name="ce1" office:value-type="float" office:value="0.0567" calcext:value-type="float">
            <text:p>0.056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11-05" calcext:value-type="date">
            <text:p>11/5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9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5-06" calcext:value-type="date">
            <text:p>5/6/2008</text:p>
          </table:table-cell>
          <table:table-cell table:style-name="ce1" office:value-type="string" calcext:value-type="string">
            <text:p>OSCAR IVAN REYES CARRILLO</text:p>
          </table:table-cell>
          <table:table-cell table:style-name="ce1" office:value-type="string" calcext:value-type="string">
            <text:p>OSCAR IVAN REYES CAR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1535.5945166016" calcext:value-type="float">
            <text:p>11535.5945166016</text:p>
          </table:table-cell>
          <table:table-cell table:style-name="ce1" office:value-type="float" office:value="454.55" calcext:value-type="float">
            <text:p>454.55</text:p>
          </table:table-cell>
          <table:table-cell table:style-name="ce1" office:value-type="float" office:value="1561.91" calcext:value-type="float">
            <text:p>1561.91</text:p>
          </table:table-cell>
          <table:table-cell table:style-name="ce1" office:value-type="float" office:value="10428.2351953125" calcext:value-type="float">
            <text:p>10428.2351953125</text:p>
          </table:table-cell>
          <table:table-cell table:style-name="ce1" office:value-type="float" office:value="391.949096679688" calcext:value-type="float">
            <text:p>391.94909667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858.4977441406" calcext:value-type="float">
            <text:p>62858.49774414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371.46" calcext:value-type="float">
            <text:p>9371.46</text:p>
          </table:table-cell>
          <table:table-cell table:style-name="ce1" office:value-type="float" office:value="3629.63037109375" calcext:value-type="float">
            <text:p>3629.6303710938</text:p>
          </table:table-cell>
          <table:table-cell table:style-name="ce1" office:value-type="float" office:value="57116.6681152344" calcext:value-type="float">
            <text:p>57116.6681152344</text:p>
          </table:table-cell>
          <table:table-cell table:style-name="ce1" office:value-type="float" office:value="10407.1199960536" calcext:value-type="float">
            <text:p>10407.1199960536</text:p>
          </table:table-cell>
          <table:table-cell table:style-name="ce1" office:value-type="float" office:value="663.96" calcext:value-type="float">
            <text:p>663.96</text:p>
          </table:table-cell>
          <table:table-cell table:style-name="ce1" office:value-type="float" office:value="1657.22" calcext:value-type="float">
            <text:p>1657.22</text:p>
          </table:table-cell>
          <table:table-cell table:style-name="ce1" office:value-type="float" office:value="75.7583333333333" calcext:value-type="float">
            <text:p>75.7583333333</text:p>
          </table:table-cell>
          <table:table-cell table:style-name="ce1" office:value-type="float" office:value="0.0567" calcext:value-type="float">
            <text:p>0.05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61.91" calcext:value-type="float">
            <text:p>1561.91</text:p>
          </table:table-cell>
          <table:table-cell table:style-name="ce2" office:value-type="date" office:date-value="2016-02-12" calcext:value-type="date">
            <text:p>2/12/2016</text:p>
          </table:table-cell>
          <table:table-cell table:style-name="ce2" office:value-type="date" office:date-value="2021-02-12" calcext:value-type="date">
            <text:p>2/12/202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1561.91" calcext:value-type="float">
            <text:p>1561.91</text:p>
          </table:table-cell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9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5-06" calcext:value-type="date">
            <text:p>5/6/2008</text:p>
          </table:table-cell>
          <table:table-cell table:style-name="ce1" office:value-type="string" calcext:value-type="string">
            <text:p>ERICK OMAR REYES CARRILLO</text:p>
          </table:table-cell>
          <table:table-cell table:style-name="ce1" office:value-type="string" calcext:value-type="string">
            <text:p>ERICK OMAR REYES CAR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3170.5823535156" calcext:value-type="float">
            <text:p>13170.5823535156</text:p>
          </table:table-cell>
          <table:table-cell table:style-name="ce1" office:value-type="float" office:value="454.6" calcext:value-type="float">
            <text:p>454.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625.18171875" calcext:value-type="float">
            <text:p>13625.18171875</text:p>
          </table:table-cell>
          <table:table-cell table:style-name="ce1" office:value-type="float" office:value="507.515960693359" calcext:value-type="float">
            <text:p>507.515960693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3475.6776959814" calcext:value-type="float">
            <text:p>13475.6776959814</text:p>
          </table:table-cell>
          <table:table-cell table:style-name="ce1" office:value-type="float" office:value="664.01" calcext:value-type="float">
            <text:p>664.01</text:p>
          </table:table-cell>
          <table:table-cell table:style-name="ce1" office:value-type="float" office:value="1657.35" calcext:value-type="float">
            <text:p>1657.35</text:p>
          </table:table-cell>
          <table:table-cell table:style-name="ce1" office:value-type="float" office:value="75.7666666666667" calcext:value-type="float">
            <text:p>75.7666666667</text:p>
          </table:table-cell>
          <table:table-cell table:style-name="ce1" office:value-type="float" office:value="0.0567" calcext:value-type="float">
            <text:p>0.056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8-05-06" calcext:value-type="date">
            <text:p>5/6/2008</text:p>
          </table:table-cell>
          <table:table-cell table:style-name="ce2" office:value-type="date" office:date-value="2009-03-06" calcext:value-type="date">
            <text:p>3/6/200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9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73-09-14" calcext:value-type="date">
            <text:p>9/14/1973</text:p>
          </table:table-cell>
          <table:table-cell table:style-name="ce2" office:value-type="date" office:date-value="2008-05-30" calcext:value-type="date">
            <text:p>5/30/2008</text:p>
          </table:table-cell>
          <table:table-cell table:number-columns-repeated="2" table:style-name="ce1" office:value-type="string" calcext:value-type="string">
            <text:p>JULIO RAMOS ALMANZA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75.311965942383" calcext:value-type="float">
            <text:p>575.3119659424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75.31195068359" calcext:value-type="float">
            <text:p>1075.3119506836</text:p>
          </table:table-cell>
          <table:table-cell table:style-name="ce1" office:value-type="float" office:value="36.1746520996094" calcext:value-type="float">
            <text:p>36.17465209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00.65574340819" calcext:value-type="float">
            <text:p>7100.655743408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171.66" calcext:value-type="float">
            <text:p>7171.66</text:p>
          </table:table-cell>
          <table:table-cell table:style-name="ce1" office:value-type="float" office:value="71.0066788415206" calcext:value-type="float">
            <text:p>71.0066788415</text:p>
          </table:table-cell>
          <table:table-cell table:style-name="ce1" office:value-type="float" office:value="0.00242224971407268" calcext:value-type="float">
            <text:p>0.0024222497</text:p>
          </table:table-cell>
          <table:table-cell table:style-name="ce1" office:value-type="float" office:value="960.517445394438" calcext:value-type="float">
            <text:p>960.517445394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409.34" calcext:value-type="float">
            <text:p>409.34</text:p>
          </table:table-cell>
          <table:table-cell table:style-name="ce1" office:value-type="float" office:value="83.3333333333333" calcext:value-type="float">
            <text:p>83.3333333333</text:p>
          </table:table-cell>
          <table:table-cell table:style-name="ce1" office:value-type="float" office:value="0.0081" calcext:value-type="float">
            <text:p>0.008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71.94" calcext:value-type="float">
            <text:p>1171.94</text:p>
          </table:table-cell>
          <table:table-cell table:style-name="ce2" office:value-type="date" office:date-value="2014-05-06" calcext:value-type="date">
            <text:p>5/6/2014</text:p>
          </table:table-cell>
          <table:table-cell table:style-name="ce2" office:value-type="date" office:date-value="2017-05-06" calcext:value-type="date">
            <text:p>5/6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810</text:p>
          </table:table-cell>
          <table:table-cell table:style-name="ce2" office:value-type="date" office:date-value="1991-05-01" calcext:value-type="date">
            <text:p>5/1/1991</text:p>
          </table:table-cell>
          <table:table-cell table:style-name="ce2" office:value-type="date" office:date-value="2008-05-30" calcext:value-type="date">
            <text:p>5/30/2008</text:p>
          </table:table-cell>
          <table:table-cell table:style-name="ce1" office:value-type="string" calcext:value-type="string">
            <text:p>NICTE PENICHE LOPEZ Y JONHATAN MONTOYA</text:p>
          </table:table-cell>
          <table:table-cell table:style-name="ce1" office:value-type="string" calcext:value-type="string">
            <text:p>NICTE PENICHE LOPEZ</text:p>
          </table:table-cell>
          <table:table-cell table:style-name="ce1" office:value-type="string" calcext:value-type="string">
            <text:p>NICTE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14-180-60501048630-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1.8162299919128" calcext:value-type="float">
            <text:p>61.8162299919</text:p>
          </table:table-cell>
          <table:table-cell table:style-name="ce1" office:value-type="float" office:value="501.86" calcext:value-type="float">
            <text:p>501.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63.676231079102" calcext:value-type="float">
            <text:p>563.6762310791</text:p>
          </table:table-cell>
          <table:table-cell table:style-name="ce1" office:value-type="float" office:value="13.1990652084351" calcext:value-type="float">
            <text:p>13.199065208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50.464531361776" calcext:value-type="float">
            <text:p>350.4645313618</text:p>
          </table:table-cell>
          <table:table-cell table:style-name="ce1" office:value-type="float" office:value="486.11" calcext:value-type="float">
            <text:p>486.11</text:p>
          </table:table-cell>
          <table:table-cell table:style-name="ce1" office:value-type="float" office:value="2296.13" calcext:value-type="float">
            <text:p>2296.13</text:p>
          </table:table-cell>
          <table:table-cell table:style-name="ce1" office:value-type="float" office:value="83.6433333333333" calcext:value-type="float">
            <text:p>83.6433333333</text:p>
          </table:table-cell>
          <table:table-cell table:style-name="ce1" office:value-type="float" office:value="0.0415" calcext:value-type="float">
            <text:p>0.041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91.93" calcext:value-type="float">
            <text:p>491.93</text:p>
          </table:table-cell>
          <table:table-cell table:style-name="ce2" office:value-type="date" office:date-value="2014-03-30" calcext:value-type="date">
            <text:p>3/30/2014</text:p>
          </table:table-cell>
          <table:table-cell table:style-name="ce2" office:value-type="date" office:date-value="2014-12-30" calcext:value-type="date">
            <text:p>12/30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4"/>
          <table:table-cell table:style-name="ce1" office:value-type="string" calcext:value-type="string">
            <text:p>M</text:p>
          </table:table-cell>
          <table:table-cell table:number-columns-repeated="2" table:style-name="ce1" office:value-type="string" calcext:value-type="string">
            <text:p>J</text:p>
          </table:table-cell>
          <table:table-cell table:style-name="ce1" office:value-type="string" calcext:value-type="string">
            <text:p>A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989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80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6-12" calcext:value-type="date">
            <text:p>6/12/2008</text:p>
          </table:table-cell>
          <table:table-cell table:style-name="ce1" office:value-type="string" calcext:value-type="string">
            <text:p>INVERSION HSBC 90DIAS</text:p>
          </table:table-cell>
          <table:table-cell table:style-name="ce1" office:value-type="string" calcext:value-type="string">
            <text:p>INVERSION HSBC 90DIA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style-name="ce1" office:value-type="float" office:value="58.86" calcext:value-type="float">
            <text:p>58.86</text:p>
          </table:table-cell>
          <table:table-cell table:style-name="ce1" office:value-type="float" office:value="62.49" calcext:value-type="float">
            <text:p>62.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53" calcext:value-type="float">
            <text:p>0.005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8-06-12" calcext:value-type="date">
            <text:p>6/12/2008</text:p>
          </table:table-cell>
          <table:table-cell table:style-name="ce2" office:value-type="date" office:date-value="2009-04-12" calcext:value-type="date">
            <text:p>4/12/200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993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80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7-01" calcext:value-type="date">
            <text:p>7/1/2008</text:p>
          </table:table-cell>
          <table:table-cell table:style-name="ce1" office:value-type="string" calcext:value-type="string">
            <text:p>BANCO BMX LLB</text:p>
          </table:table-cell>
          <table:table-cell table:style-name="ce1" office:value-type="string" calcext:value-type="string">
            <text:p>BANAMEX PERFILES (BM</text:p>
          </table:table-cell>
          <table:table-cell/>
          <table:table-cell table:style-name="ce1" office:value-type="string" calcext:value-type="string">
            <text:p>LUIS LOPEZ BAEZA BANAMEX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02 180 0577 8061726 0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92747.7590625" calcext:value-type="float">
            <text:p>92747.7590625</text:p>
          </table:table-cell>
          <table:table-cell table:style-name="ce1" office:value-type="float" office:value="38923.35" calcext:value-type="float">
            <text:p>38923.35</text:p>
          </table:table-cell>
          <table:table-cell table:style-name="ce1" office:value-type="float" office:value="117263.781210938" calcext:value-type="float">
            <text:p>117263.78121093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407.3278515625" calcext:value-type="float">
            <text:p>14407.3278515625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style-name="ce2" office:value-type="date" office:date-value="2008-07-01" calcext:value-type="date">
            <text:p>7/1/2008</text:p>
          </table:table-cell>
          <table:table-cell table:style-name="ce2" office:value-type="date" office:date-value="2009-05-01" calcext:value-type="date">
            <text:p>5/1/200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96" calcext:value-type="float">
            <text:p>296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999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80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16-02-08" calcext:value-type="date">
            <text:p>2/8/2016</text:p>
          </table:table-cell>
          <table:table-cell table:style-name="ce1" office:value-type="string" calcext:value-type="string">
            <text:p>BANCO ARL</text:p>
          </table:table-cell>
          <table:table-cell table:number-columns-repeated="2"/>
          <table:table-cell table:style-name="ce1" office:value-type="string" calcext:value-type="string">
            <text:p>ARIADNA REYES LÓPEZ</text:p>
          </table:table-cell>
          <table:table-cell table:style-name="ce1" office:value-type="string" calcext:value-type="string">
            <text:p>CLABE: 012 180 00104128184 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12 180 00104128184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4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6-02-08" calcext:value-type="date">
            <text:p>2/8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988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80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7-01" calcext:value-type="date">
            <text:p>7/1/2008</text:p>
          </table:table-cell>
          <table:table-cell table:number-columns-repeated="2" table:style-name="ce1" office:value-type="string" calcext:value-type="string">
            <text:p>INVERSION ACCITRADE</text:p>
          </table:table-cell>
          <table:table-cell/>
          <table:table-cell table:style-name="ce1" office:value-type="string" calcext:value-type="string">
            <text:p>CLABE PERFILES 002 180 05778061726 0</text:p>
          </table:table-cell>
          <table:table-cell table:style-name="ce1" office:value-type="string" calcext:value-type="string">
            <text:p>CLABE ACCIVAL <text:s/>614 180 00000099359 1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style-name="ce1" office:value-type="float" office:value="953.92" calcext:value-type="float">
            <text:p>953.92</text:p>
          </table:table-cell>
          <table:table-cell table:style-name="ce1" office:value-type="float" office:value="1792.12" calcext:value-type="float">
            <text:p>1792.12</text:p>
          </table:table-cell>
          <table:table-cell table:style-name="ce1" office:value-type="float" office:value="144.915" calcext:value-type="float">
            <text:p>144.915</text:p>
          </table:table-cell>
          <table:table-cell table:style-name="ce1" office:value-type="float" office:value="0.0815" calcext:value-type="float">
            <text:p>0.081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8-07-01" calcext:value-type="date">
            <text:p>7/1/2008</text:p>
          </table:table-cell>
          <table:table-cell table:style-name="ce2" office:value-type="date" office:date-value="2009-05-01" calcext:value-type="date">
            <text:p>5/1/200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/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M</text:p>
          </table:table-cell>
          <table:table-cell/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A</text:p>
          </table:table-cell>
          <table:table-cell table:number-columns-repeated="2"/>
          <table:table-cell table:style-name="ce1" office:value-type="string" calcext:value-type="string">
            <text:p>N</text:p>
          </table:table-cell>
          <table:table-cell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987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80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8-07-01" calcext:value-type="date">
            <text:p>7/1/2008</text:p>
          </table:table-cell>
          <table:table-cell table:number-columns-repeated="2" table:style-name="ce1" office:value-type="string" calcext:value-type="string">
            <text:p>INVERSION SANTANDER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style-name="ce1" office:value-type="float" office:value="3.54" calcext:value-type="float">
            <text:p>3.54</text:p>
          </table:table-cell>
          <table:table-cell table:style-name="ce1" office:value-type="float" office:value="3.77" calcext:value-type="float">
            <text:p>3.7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3" calcext:value-type="float">
            <text:p>0.000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8-07-01" calcext:value-type="date">
            <text:p>7/1/2008</text:p>
          </table:table-cell>
          <table:table-cell table:style-name="ce2" office:value-type="date" office:date-value="2009-05-01" calcext:value-type="date">
            <text:p>5/1/200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810</text:p>
          </table:table-cell>
          <table:table-cell table:number-columns-repeated="2" table:style-name="ce2" office:value-type="date" office:date-value="2008-11-08" calcext:value-type="date">
            <text:p>11/8/2008</text:p>
          </table:table-cell>
          <table:table-cell table:style-name="ce1" office:value-type="string" calcext:value-type="string">
            <text:p>IKER ALEXANDER MONTOYA PENICHE</text:p>
          </table:table-cell>
          <table:table-cell table:style-name="ce1" office:value-type="string" calcext:value-type="string">
            <text:p>IKER ALEXANDER MONTO</text:p>
          </table:table-cell>
          <table:table-cell table:style-name="ce1" office:value-type="string" calcext:value-type="string">
            <text:p>JOHNATA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44.115389404297" calcext:value-type="float">
            <text:p>844.1153894043</text:p>
          </table:table-cell>
          <table:table-cell table:style-name="ce1" office:value-type="float" office:value="805.12" calcext:value-type="float">
            <text:p>805.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49.23547363281" calcext:value-type="float">
            <text:p>1649.2354736328</text:p>
          </table:table-cell>
          <table:table-cell table:style-name="ce1" office:value-type="float" office:value="50.761589050293" calcext:value-type="float">
            <text:p>50.761589050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347.83308803443" calcext:value-type="float">
            <text:p>1347.8330880344</text:p>
          </table:table-cell>
          <table:table-cell table:style-name="ce1" office:value-type="float" office:value="247.88" calcext:value-type="float">
            <text:p>247.88</text:p>
          </table:table-cell>
          <table:table-cell table:style-name="ce1" office:value-type="float" office:value="392.65" calcext:value-type="float">
            <text:p>392.65</text:p>
          </table:table-cell>
          <table:table-cell table:style-name="ce1" office:value-type="float" office:value="134.186666666667" calcext:value-type="float">
            <text:p>134.1866666667</text:p>
          </table:table-cell>
          <table:table-cell table:style-name="ce1" office:value-type="float" office:value="0.0212" calcext:value-type="float">
            <text:p>0.02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63.56" calcext:value-type="float">
            <text:p>563.56</text:p>
          </table:table-cell>
          <table:table-cell table:style-name="ce2" office:value-type="date" office:date-value="2014-03-30" calcext:value-type="date">
            <text:p>3/30/2014</text:p>
          </table:table-cell>
          <table:table-cell table:style-name="ce2" office:value-type="date" office:date-value="2014-12-30" calcext:value-type="date">
            <text:p>12/30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1"/>
          <table:table-cell table:style-name="ce1" office:value-type="string" calcext:value-type="string">
            <text:p>D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2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1-07-14" calcext:value-type="date">
            <text:p>7/14/2011</text:p>
          </table:table-cell>
          <table:table-cell table:style-name="ce1" office:value-type="string" calcext:value-type="string">
            <text:p>JORGE ALBERTO AGUILAR BALBUENA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985.35573486328" calcext:value-type="float">
            <text:p>3985.3557348633</text:p>
          </table:table-cell>
          <table:table-cell table:style-name="ce1" office:value-type="float" office:value="313.739999084473" calcext:value-type="float">
            <text:p>313.73999908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99.0956640625" calcext:value-type="float">
            <text:p>4299.0956640625</text:p>
          </table:table-cell>
          <table:table-cell table:style-name="ce1" office:value-type="float" office:value="158.668304443359" calcext:value-type="float">
            <text:p>158.668304443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212.99631020575" calcext:value-type="float">
            <text:p>4212.9963102058</text:p>
          </table:table-cell>
          <table:table-cell table:number-columns-repeated="2"/>
          <table:table-cell table:style-name="ce1" office:value-type="float" office:value="52.2899998474121" calcext:value-type="float">
            <text:p>52.2899998474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07-14" calcext:value-type="date">
            <text:p>7/14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4"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3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84</text:p>
          </table:table-cell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1-07-14" calcext:value-type="date">
            <text:p>7/14/2011</text:p>
          </table:table-cell>
          <table:table-cell table:style-name="ce1" office:value-type="string" calcext:value-type="string">
            <text:p>MARTIN ERNESTO AGUILAR BALBUENA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986.11723022461" calcext:value-type="float">
            <text:p>3986.1172302246</text:p>
          </table:table-cell>
          <table:table-cell table:style-name="ce1" office:value-type="float" office:value="313.8" calcext:value-type="float">
            <text:p>313.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299.91669921875" calcext:value-type="float">
            <text:p>4299.9166992188</text:p>
          </table:table-cell>
          <table:table-cell table:style-name="ce1" office:value-type="float" office:value="158.698623657227" calcext:value-type="float">
            <text:p>158.698623657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213.80133981365" calcext:value-type="float">
            <text:p>4213.8013398137</text:p>
          </table:table-cell>
          <table:table-cell table:number-columns-repeated="2"/>
          <table:table-cell table:style-name="ce1" office:value-type="float" office:value="52.3" calcext:value-type="float">
            <text:p>52.3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07-14" calcext:value-type="date">
            <text:p>7/14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4"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3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1-08-03" calcext:value-type="date">
            <text:p>8/3/2011</text:p>
          </table:table-cell>
          <table:table-cell table:style-name="ce1" office:value-type="string" calcext:value-type="string">
            <text:p>EDUARDO AGUILAR BALBUENA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859.91687255859" calcext:value-type="float">
            <text:p>4859.9168725586</text:p>
          </table:table-cell>
          <table:table-cell table:style-name="ce1" office:value-type="float" office:value="1316.17" calcext:value-type="float">
            <text:p>1316.1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76.08734375" calcext:value-type="float">
            <text:p>6176.08734375</text:p>
          </table:table-cell>
          <table:table-cell table:style-name="ce1" office:value-type="float" office:value="218.908752441406" calcext:value-type="float">
            <text:p>218.908752441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812.51437940791" calcext:value-type="float">
            <text:p>5812.5143794079</text:p>
          </table:table-cell>
          <table:table-cell table:number-columns-repeated="2"/>
          <table:table-cell table:style-name="ce1" office:value-type="float" office:value="219.361666666667" calcext:value-type="float">
            <text:p>219.3616666667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08-03" calcext:value-type="date">
            <text:p>8/3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4"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3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1-08-04" calcext:value-type="date">
            <text:p>8/4/2011</text:p>
          </table:table-cell>
          <table:table-cell table:style-name="ce1" office:value-type="string" calcext:value-type="string">
            <text:p>JORGE ALBERTO AGUILAR ARCINIEGA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987.63912231445" calcext:value-type="float">
            <text:p>3987.6391223145</text:p>
          </table:table-cell>
          <table:table-cell table:style-name="ce1" office:value-type="float" office:value="313.92" calcext:value-type="float">
            <text:p>313.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01.55876953125" calcext:value-type="float">
            <text:p>4301.5587695313</text:p>
          </table:table-cell>
          <table:table-cell table:style-name="ce1" office:value-type="float" office:value="158.759216308594" calcext:value-type="float">
            <text:p>158.759216308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215.41030039665" calcext:value-type="float">
            <text:p>4215.4103003967</text:p>
          </table:table-cell>
          <table:table-cell table:number-columns-repeated="2"/>
          <table:table-cell table:style-name="ce1" office:value-type="float" office:value="52.32" calcext:value-type="float">
            <text:p>52.32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08-04" calcext:value-type="date">
            <text:p>8/4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4"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6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811</text:p>
          </table:table-cell>
          <table:table-cell table:style-name="ce2" office:value-type="date" office:date-value="1984-08-26" calcext:value-type="date">
            <text:p>8/26/1984</text:p>
          </table:table-cell>
          <table:table-cell table:style-name="ce2" office:value-type="date" office:date-value="2009-02-22" calcext:value-type="date">
            <text:p>2/22/2009</text:p>
          </table:table-cell>
          <table:table-cell table:number-columns-repeated="2" table:style-name="ce1" office:value-type="string" calcext:value-type="string">
            <text:p>TERESA MUÑOZ LOPEZ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805.11868774414" calcext:value-type="float">
            <text:p>3805.1186877441</text:p>
          </table:table-cell>
          <table:table-cell table:style-name="ce1" office:value-type="float" office:value="181.86" calcext:value-type="float">
            <text:p>181.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986.97888671875" calcext:value-type="float">
            <text:p>3986.9788867188</text:p>
          </table:table-cell>
          <table:table-cell table:style-name="ce1" office:value-type="float" office:value="148.273376464844" calcext:value-type="float">
            <text:p>148.273376464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936.98794801811" calcext:value-type="float">
            <text:p>3936.9879480181</text:p>
          </table:table-cell>
          <table:table-cell table:style-name="ce1" office:value-type="float" office:value="124.09" calcext:value-type="float">
            <text:p>124.09</text:p>
          </table:table-cell>
          <table:table-cell table:style-name="ce1" office:value-type="float" office:value="153.25" calcext:value-type="float">
            <text:p>153.25</text:p>
          </table:table-cell>
          <table:table-cell table:style-name="ce1" office:value-type="float" office:value="30.31" calcext:value-type="float">
            <text:p>30.31</text:p>
          </table:table-cell>
          <table:table-cell table:style-name="ce1" office:value-type="float" office:value="0.0106" calcext:value-type="float">
            <text:p>0.01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11.62" calcext:value-type="float">
            <text:p>711.62</text:p>
          </table:table-cell>
          <table:table-cell table:style-name="ce2" office:value-type="date" office:date-value="2011-09-14" calcext:value-type="date">
            <text:p>9/14/2011</text:p>
          </table:table-cell>
          <table:table-cell table:style-name="ce2" office:value-type="date" office:date-value="2013-09-14" calcext:value-type="date">
            <text:p>9/14/2013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style-name="ce2" office:value-type="date" office:date-value="1971-02-11" calcext:value-type="date">
            <text:p>2/11/1971</text:p>
          </table:table-cell>
          <table:table-cell table:style-name="ce2" office:value-type="date" office:date-value="2009-03-06" calcext:value-type="date">
            <text:p>3/6/2009</text:p>
          </table:table-cell>
          <table:table-cell table:style-name="ce1" office:value-type="string" calcext:value-type="string">
            <text:p>MA DE LOURDES BALBUENA LOPEZ</text:p>
          </table:table-cell>
          <table:table-cell table:style-name="ce1" office:value-type="string" calcext:value-type="string">
            <text:p>MA DE LOURDES BALBUE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8540.58874755859" calcext:value-type="float">
            <text:p>8540.5887475586</text:p>
          </table:table-cell>
          <table:table-cell table:style-name="ce1" office:value-type="float" office:value="604.86" calcext:value-type="float">
            <text:p>604.8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145.44671875" calcext:value-type="float">
            <text:p>9145.44671875</text:p>
          </table:table-cell>
          <table:table-cell table:style-name="ce1" office:value-type="float" office:value="338.846710205078" calcext:value-type="float">
            <text:p>338.846710205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997.13376125722" calcext:value-type="float">
            <text:p>8997.1337612572</text:p>
          </table:table-cell>
          <table:table-cell table:style-name="ce1" office:value-type="float" office:value="261.17" calcext:value-type="float">
            <text:p>261.17</text:p>
          </table:table-cell>
          <table:table-cell table:style-name="ce1" office:value-type="float" office:value="460.89" calcext:value-type="float">
            <text:p>460.89</text:p>
          </table:table-cell>
          <table:table-cell table:style-name="ce1" office:value-type="float" office:value="100.81" calcext:value-type="float">
            <text:p>100.81</text:p>
          </table:table-cell>
          <table:table-cell table:style-name="ce1" office:value-type="float" office:value="0.0223" calcext:value-type="float">
            <text:p>0.022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2" office:value-type="date" office:date-value="2009-05-26" calcext:value-type="date">
            <text:p>5/26/2009</text:p>
          </table:table-cell>
          <table:table-cell table:style-name="ce2" office:value-type="date" office:date-value="2010-03-26" calcext:value-type="date">
            <text:p>3/26/201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8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4</text:p>
          </table:table-cell>
          <table:table-cell table:style-name="ce1" office:value-type="string" calcext:value-type="string">
            <text:p>814</text:p>
          </table:table-cell>
          <table:table-cell table:style-name="ce2" office:value-type="date" office:date-value="2009-02-21" calcext:value-type="date">
            <text:p>2/21/2009</text:p>
          </table:table-cell>
          <table:table-cell table:style-name="ce2" office:value-type="date" office:date-value="2009-07-28" calcext:value-type="date">
            <text:p>7/28/2009</text:p>
          </table:table-cell>
          <table:table-cell table:style-name="ce1" office:value-type="string" calcext:value-type="string">
            <text:p>PEDRO ALBERTO MARTINEZ LOPEZ</text:p>
          </table:table-cell>
          <table:table-cell table:style-name="ce1" office:value-type="string" calcext:value-type="string">
            <text:p>PEDRO ALBERTO MARTIN</text:p>
          </table:table-cell>
          <table:table-cell/>
          <table:table-cell table:style-name="ce1" office:value-type="string" calcext:value-type="string">
            <text:p>HSBC 4043 8379 13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01158.669921875" calcext:value-type="float">
            <text:p>101158.6699218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1158.669921875" calcext:value-type="float">
            <text:p>101158.669921875</text:p>
          </table:table-cell>
          <table:table-cell table:style-name="ce1" office:value-type="float" office:value="3809.80029296875" calcext:value-type="float">
            <text:p>3809.800292968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01158.669921875" calcext:value-type="float">
            <text:p>101158.669921875</text:p>
          </table:table-cell>
          <table:table-cell table:style-name="ce1" office:value-type="float" office:value="4806.83" calcext:value-type="float">
            <text:p>4806.83</text:p>
          </table:table-cell>
          <table:table-cell table:style-name="ce1" office:value-type="float" office:value="1413.72" calcext:value-type="float">
            <text:p>1413.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4106" calcext:value-type="float">
            <text:p>0.410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09-07-28" calcext:value-type="date">
            <text:p>7/28/200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5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9-08-20" calcext:value-type="date">
            <text:p>8/20/2009</text:p>
          </table:table-cell>
          <table:table-cell table:style-name="ce1" office:value-type="string" calcext:value-type="string">
            <text:p>RENATA GUADARRAMA REYES</text:p>
          </table:table-cell>
          <table:table-cell table:style-name="ce1" office:value-type="string" calcext:value-type="string">
            <text:p>RENATA GUADARRAMA RE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14-180-60501048630-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771.1094128418" calcext:value-type="float">
            <text:p>1771.1094128418</text:p>
          </table:table-cell>
          <table:table-cell table:style-name="ce1" office:value-type="float" office:value="408.14" calcext:value-type="float">
            <text:p>408.14</text:p>
          </table:table-cell>
          <table:table-cell table:style-name="ce1" office:value-type="float" office:value="1127.14002929688" calcext:value-type="float">
            <text:p>1127.1400292969</text:p>
          </table:table-cell>
          <table:table-cell table:style-name="ce1" office:value-type="float" office:value="1052.109375" calcext:value-type="float">
            <text:p>1052.109375</text:p>
          </table:table-cell>
          <table:table-cell table:style-name="ce1" office:value-type="float" office:value="36.492259979248" calcext:value-type="float">
            <text:p>36.492259979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680.7321600342" calcext:value-type="float">
            <text:p>17680.73216003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8212.5699316406" calcext:value-type="float">
            <text:p>18212.5699316406</text:p>
          </table:table-cell>
          <table:table-cell table:style-name="ce1" office:value-type="float" office:value="531.841859561158" calcext:value-type="float">
            <text:p>531.8418595612</text:p>
          </table:table-cell>
          <table:table-cell table:style-name="ce1" office:value-type="float" office:value="0.00408795471594203" calcext:value-type="float">
            <text:p>0.0040879547</text:p>
          </table:table-cell>
          <table:table-cell table:style-name="ce1" office:value-type="float" office:value="968.95070051303" calcext:value-type="float">
            <text:p>968.950700513</text:p>
          </table:table-cell>
          <table:table-cell table:style-name="ce1" office:value-type="float" office:value="24.07" calcext:value-type="float">
            <text:p>24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8.0233333333333" calcext:value-type="float">
            <text:p>68.0233333333</text:p>
          </table:table-cell>
          <table:table-cell table:style-name="ce1" office:value-type="float" office:value="0.0021" calcext:value-type="float">
            <text:p>0.00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63.57" calcext:value-type="float">
            <text:p>3663.57</text:p>
          </table:table-cell>
          <table:table-cell table:style-name="ce2" office:value-type="date" office:date-value="2015-09-18" calcext:value-type="date">
            <text:p>9/18/2015</text:p>
          </table:table-cell>
          <table:table-cell table:style-name="ce2" office:value-type="date" office:date-value="2017-03-17" calcext:value-type="date">
            <text:p>3/17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6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2009-07-09" calcext:value-type="date">
            <text:p>7/9/2009</text:p>
          </table:table-cell>
          <table:table-cell table:style-name="ce2" office:value-type="date" office:date-value="2009-08-20" calcext:value-type="date">
            <text:p>8/20/2009</text:p>
          </table:table-cell>
          <table:table-cell table:style-name="ce1" office:value-type="string" calcext:value-type="string">
            <text:p>MARIO ALEXIS REYES GALEANA</text:p>
          </table:table-cell>
          <table:table-cell table:style-name="ce1" office:value-type="string" calcext:value-type="string">
            <text:p>MARIO ALEXIS REYES G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59.448486328125" calcext:value-type="float">
            <text:p>559.4484863281</text:p>
          </table:table-cell>
          <table:table-cell table:style-name="ce1" office:value-type="float" office:value="1302.62" calcext:value-type="float">
            <text:p>1302.62</text:p>
          </table:table-cell>
          <table:table-cell table:style-name="ce1" office:value-type="float" office:value="1662.07" calcext:value-type="float">
            <text:p>1662.07</text:p>
          </table:table-cell>
          <table:table-cell table:style-name="ce1" office:value-type="float" office:value="199.998474121094" calcext:value-type="float">
            <text:p>199.9984741211</text:p>
          </table:table-cell>
          <table:table-cell table:style-name="ce1" office:value-type="float" office:value="8.71724891662598" calcext:value-type="float">
            <text:p>8.717248916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31.462349341824" calcext:value-type="float">
            <text:p>231.4623493418</text:p>
          </table:table-cell>
          <table:table-cell table:style-name="ce1" office:value-type="float" office:value="194.05" calcext:value-type="float">
            <text:p>194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17.103333333333" calcext:value-type="float">
            <text:p>217.1033333333</text:p>
          </table:table-cell>
          <table:table-cell table:style-name="ce1" office:value-type="float" office:value="0.0166" calcext:value-type="float">
            <text:p>0.0166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9-08-20" calcext:value-type="date">
            <text:p>8/20/2009</text:p>
          </table:table-cell>
          <table:table-cell table:style-name="ce2" office:value-type="date" office:date-value="2010-06-20" calcext:value-type="date">
            <text:p>6/20/201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97" calcext:value-type="float">
            <text:p>297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1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6-02-10" calcext:value-type="date">
            <text:p>2/10/2016</text:p>
          </table:table-cell>
          <table:table-cell table:style-name="ce1" office:value-type="string" calcext:value-type="string">
            <text:p>GAMALIEL GALVEZ GONZAL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/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 table:number-columns-repeated="2"/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342.3055355835" calcext:value-type="float">
            <text:p>2342.30553558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30.88" calcext:value-type="float">
            <text:p>2530.88</text:p>
          </table:table-cell>
          <table:table-cell table:style-name="ce1" office:value-type="float" office:value="188.577582268459" calcext:value-type="float">
            <text:p>188.5775822685</text:p>
          </table:table-cell>
          <table:table-cell table:style-name="ce1" office:value-type="float" office:value="0.00311785195572156" calcext:value-type="float">
            <text:p>0.00311785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53.11" calcext:value-type="float">
            <text:p>853.11</text:p>
          </table:table-cell>
          <table:table-cell table:style-name="ce2" office:value-type="date" office:date-value="2016-01-28" calcext:value-type="date">
            <text:p>1/28/2016</text:p>
          </table:table-cell>
          <table:table-cell table:style-name="ce2" office:value-type="date" office:date-value="2017-01-28" calcext:value-type="date">
            <text:p>1/28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6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9-09-08" calcext:value-type="date">
            <text:p>9/8/2009</text:p>
          </table:table-cell>
          <table:table-cell table:style-name="ce1" office:value-type="string" calcext:value-type="string">
            <text:p>JOSE LUIS BALBUENA LOPEZ</text:p>
          </table:table-cell>
          <table:table-cell table:style-name="ce1" office:value-type="string" calcext:value-type="string">
            <text:p>JOSE LUIS BALBUENA L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2021.6389916992" calcext:value-type="float">
            <text:p>12021.6389916992</text:p>
          </table:table-cell>
          <table:table-cell table:style-name="ce1" office:value-type="float" office:value="713.05" calcext:value-type="float">
            <text:p>713.05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2434.6904296875" calcext:value-type="float">
            <text:p>12434.6904296875</text:p>
          </table:table-cell>
          <table:table-cell table:style-name="ce1" office:value-type="float" office:value="461.159301757813" calcext:value-type="float">
            <text:p>461.15930175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3277.05" calcext:value-type="float">
            <text:p>3277.05</text:p>
          </table:table-cell>
          <table:table-cell table:style-name="ce1" office:value-type="float" office:value="1168.12298583984" calcext:value-type="float">
            <text:p>1168.1229858399</text:p>
          </table:table-cell>
          <table:table-cell table:style-name="ce1" office:value-type="float" office:value="27891.0729858398" calcext:value-type="float">
            <text:p>27891.0729858398</text:p>
          </table:table-cell>
          <table:table-cell table:style-name="ce1" office:value-type="float" office:value="12244.8051286855" calcext:value-type="float">
            <text:p>12244.8051286855</text:p>
          </table:table-cell>
          <table:table-cell table:style-name="ce1" office:value-type="float" office:value="135.92" calcext:value-type="float">
            <text:p>135.92</text:p>
          </table:table-cell>
          <table:table-cell table:style-name="ce1" office:value-type="float" office:value="34.67" calcext:value-type="float">
            <text:p>34.67</text:p>
          </table:table-cell>
          <table:table-cell table:style-name="ce1" office:value-type="float" office:value="118.841666666667" calcext:value-type="float">
            <text:p>118.8416666667</text:p>
          </table:table-cell>
          <table:table-cell table:style-name="ce1" office:value-type="float" office:value="0.0116" calcext:value-type="float">
            <text:p>0.011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793.61" calcext:value-type="float">
            <text:p>793.61</text:p>
          </table:table-cell>
          <table:table-cell table:style-name="ce2" office:value-type="date" office:date-value="2016-12-13" calcext:value-type="date">
            <text:p>12/13/2016</text:p>
          </table:table-cell>
          <table:table-cell table:style-name="ce2" office:value-type="date" office:date-value="2020-12-13" calcext:value-type="date">
            <text:p>12/13/202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793.61" calcext:value-type="float">
            <text:p>793.61</text:p>
          </table:table-cell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6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9-09-08" calcext:value-type="date">
            <text:p>9/8/2009</text:p>
          </table:table-cell>
          <table:table-cell table:style-name="ce1" office:value-type="string" calcext:value-type="string">
            <text:p>JOSE LUIS BALBUENA RAMIREZ</text:p>
          </table:table-cell>
          <table:table-cell table:style-name="ce1" office:value-type="string" calcext:value-type="string">
            <text:p>JOSE LUIS BALBUENA R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628.25668823242" calcext:value-type="float">
            <text:p>5628.2566882324</text:p>
          </table:table-cell>
          <table:table-cell table:style-name="ce1" office:value-type="float" office:value="1115.72" calcext:value-type="float">
            <text:p>1115.7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743.977421875" calcext:value-type="float">
            <text:p>6743.977421875</text:p>
          </table:table-cell>
          <table:table-cell table:style-name="ce1" office:value-type="float" office:value="242.564315795898" calcext:value-type="float">
            <text:p>242.564315795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6440.62216768448" calcext:value-type="float">
            <text:p>6440.6221676845</text:p>
          </table:table-cell>
          <table:table-cell table:style-name="ce1" office:value-type="float" office:value="238.03" calcext:value-type="float">
            <text:p>238.03</text:p>
          </table:table-cell>
          <table:table-cell table:style-name="ce1" office:value-type="float" office:value="40.7" calcext:value-type="float">
            <text:p>40.7</text:p>
          </table:table-cell>
          <table:table-cell table:style-name="ce1" office:value-type="float" office:value="185.953333333333" calcext:value-type="float">
            <text:p>185.9533333333</text:p>
          </table:table-cell>
          <table:table-cell table:style-name="ce1" office:value-type="float" office:value="0.0203" calcext:value-type="float">
            <text:p>0.020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9-09-08" calcext:value-type="date">
            <text:p>9/8/2009</text:p>
          </table:table-cell>
          <table:table-cell table:style-name="ce2" office:value-type="date" office:date-value="2010-07-09" calcext:value-type="date">
            <text:p>7/9/201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6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9-09-08" calcext:value-type="date">
            <text:p>9/8/2009</text:p>
          </table:table-cell>
          <table:table-cell table:style-name="ce1" office:value-type="string" calcext:value-type="string">
            <text:p>ULISES BALBUENA RAMIREZ</text:p>
          </table:table-cell>
          <table:table-cell table:style-name="ce1" office:value-type="string" calcext:value-type="string">
            <text:p>ULISES BALBUENA RAMI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5017.4125927734" calcext:value-type="float">
            <text:p>25017.4125927734</text:p>
          </table:table-cell>
          <table:table-cell table:style-name="ce1" office:value-type="float" office:value="1115.78" calcext:value-type="float">
            <text:p>1115.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6133.19640625" calcext:value-type="float">
            <text:p>26133.19640625</text:p>
          </table:table-cell>
          <table:table-cell table:style-name="ce1" office:value-type="float" office:value="972.793151855469" calcext:value-type="float">
            <text:p>972.793151855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5829.8210859241" calcext:value-type="float">
            <text:p>25829.8210859241</text:p>
          </table:table-cell>
          <table:table-cell table:style-name="ce1" office:value-type="float" office:value="238.04" calcext:value-type="float">
            <text:p>238.04</text:p>
          </table:table-cell>
          <table:table-cell table:style-name="ce1" office:value-type="float" office:value="40.7" calcext:value-type="float">
            <text:p>40.7</text:p>
          </table:table-cell>
          <table:table-cell table:style-name="ce1" office:value-type="float" office:value="185.963333333333" calcext:value-type="float">
            <text:p>185.9633333333</text:p>
          </table:table-cell>
          <table:table-cell table:style-name="ce1" office:value-type="float" office:value="0.0203" calcext:value-type="float">
            <text:p>0.0203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09-09-08" calcext:value-type="date">
            <text:p>9/8/2009</text:p>
          </table:table-cell>
          <table:table-cell table:style-name="ce2" office:value-type="date" office:date-value="2010-07-09" calcext:value-type="date">
            <text:p>7/9/201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901</text:p>
          </table:table-cell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50</text:p>
          </table:table-cell>
          <table:table-cell table:style-name="ce1" office:value-type="string" calcext:value-type="string">
            <text:p>80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09-10-14" calcext:value-type="date">
            <text:p>10/14/2009</text:p>
          </table:table-cell>
          <table:table-cell table:style-name="ce1" office:value-type="string" calcext:value-type="string">
            <text:p>RESERVA PARA SISTEMA FEDAMAC</text:p>
          </table:table-cell>
          <table:table-cell table:style-name="ce1" office:value-type="string" calcext:value-type="string">
            <text:p>RESERVA PARA SISTEMA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4089.63" calcext:value-type="float">
            <text:p>4089.6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4089.63" calcext:value-type="float">
            <text:p>4089.63</text:p>
          </table:table-cell>
          <table:table-cell table:style-name="ce1" office:value-type="float" office:value="154.022125244141" calcext:value-type="float">
            <text:p>154.022125244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089.63" calcext:value-type="float">
            <text:p>4089.63</text:p>
          </table:table-cell>
          <table:table-cell table:style-name="ce1" office:value-type="float" office:value="467.86" calcext:value-type="float">
            <text:p>467.8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4" calcext:value-type="float">
            <text:p>0.04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09-28" calcext:value-type="date">
            <text:p>9/28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34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1-08-06" calcext:value-type="date">
            <text:p>8/6/2011</text:p>
          </table:table-cell>
          <table:table-cell table:style-name="ce1" office:value-type="string" calcext:value-type="string">
            <text:p>CARLOS IVAN AHORRO ANUAL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604.7078704834" calcext:value-type="float">
            <text:p>1604.7078704834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1321.22" calcext:value-type="float">
            <text:p>1321.22</text:p>
          </table:table-cell>
          <table:table-cell table:style-name="ce1" office:value-type="float" office:value="683.487915039063" calcext:value-type="float">
            <text:p>683.4879150391</text:p>
          </table:table-cell>
          <table:table-cell table:style-name="ce1" office:value-type="float" office:value="31.199047088623" calcext:value-type="float">
            <text:p>31.199047088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828.404089661481" calcext:value-type="float">
            <text:p>828.4040896615</text:p>
          </table:table-cell>
          <table:table-cell table:number-columns-repeated="2"/>
          <table:table-cell table:style-name="ce1" office:value-type="float" office:value="66.6666666666667" calcext:value-type="float">
            <text:p>66.6666666667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08-20" calcext:value-type="date">
            <text:p>8/20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4"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3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2011-07-06" calcext:value-type="date">
            <text:p>7/6/2011</text:p>
          </table:table-cell>
          <table:table-cell table:style-name="ce2" office:value-type="date" office:date-value="2011-08-20" calcext:value-type="date">
            <text:p>8/20/2011</text:p>
          </table:table-cell>
          <table:table-cell table:style-name="ce1" office:value-type="string" calcext:value-type="string">
            <text:p>CARLOS IVAN MONTES LOP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6679.9583740234" calcext:value-type="float">
            <text:p>16679.9583740234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5284.88002929688" calcext:value-type="float">
            <text:p>5284.8800292969</text:p>
          </table:table-cell>
          <table:table-cell table:style-name="ce1" office:value-type="float" office:value="11995.080078125" calcext:value-type="float">
            <text:p>11995.080078125</text:p>
          </table:table-cell>
          <table:table-cell table:style-name="ce1" office:value-type="float" office:value="517.021667480469" calcext:value-type="float">
            <text:p>517.021667480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3728.0747575851" calcext:value-type="float">
            <text:p>13728.0747575851</text:p>
          </table:table-cell>
          <table:table-cell table:number-columns-repeated="2"/>
          <table:table-cell table:style-name="ce1" office:value-type="float" office:value="100" calcext:value-type="float">
            <text:p>10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1-08-20" calcext:value-type="date">
            <text:p>8/20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4"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0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810</text:p>
          </table:table-cell>
          <table:table-cell table:style-name="ce2" office:value-type="date" office:date-value="2009-02-21" calcext:value-type="date">
            <text:p>2/21/2009</text:p>
          </table:table-cell>
          <table:table-cell table:style-name="ce2" office:value-type="date" office:date-value="2010-01-20" calcext:value-type="date">
            <text:p>1/20/2010</text:p>
          </table:table-cell>
          <table:table-cell table:style-name="ce1" office:value-type="string" calcext:value-type="string">
            <text:p>CARLOS ALBERTO LOPEZ PENICHE</text:p>
          </table:table-cell>
          <table:table-cell table:style-name="ce1" office:value-type="string" calcext:value-type="string">
            <text:p>CARLOS ALBERTO LOPEZ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37.492959594726" calcext:value-type="float">
            <text:p>137.492959594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37.492959594726" calcext:value-type="float">
            <text:p>137.4929595947</text:p>
          </table:table-cell>
          <table:table-cell table:style-name="ce1" office:value-type="float" office:value="5.17820882797241" calcext:value-type="float">
            <text:p>5.17820882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37.492959594726" calcext:value-type="float">
            <text:p>137.4929595947</text:p>
          </table:table-cell>
          <table:table-cell table:style-name="ce1" office:value-type="float" office:value="72.8" calcext:value-type="float">
            <text:p>72.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62" calcext:value-type="float">
            <text:p>0.006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10-01-20" calcext:value-type="date">
            <text:p>1/20/2010</text:p>
          </table:table-cell>
          <table:table-cell table:style-name="ce2" office:value-type="date" office:date-value="2010-11-20" calcext:value-type="date">
            <text:p>11/20/201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1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10-02-15" calcext:value-type="date">
            <text:p>2/15/2010</text:p>
          </table:table-cell>
          <table:table-cell table:style-name="ce1" office:value-type="string" calcext:value-type="string">
            <text:p>MEZTLI REBECA GUADARRAMA</text:p>
          </table:table-cell>
          <table:table-cell table:style-name="ce1" office:value-type="string" calcext:value-type="string">
            <text:p>MEZLI REBECA GUADARR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084.47315979004" calcext:value-type="float">
            <text:p>2084.47315979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439.299987792969" calcext:value-type="float">
            <text:p>439.299987793</text:p>
          </table:table-cell>
          <table:table-cell table:style-name="ce1" office:value-type="float" office:value="1945.17294921875" calcext:value-type="float">
            <text:p>1945.1729492188</text:p>
          </table:table-cell>
          <table:table-cell table:style-name="ce1" office:value-type="float" office:value="76.0675735473633" calcext:value-type="float">
            <text:p>76.06757354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84.96900024414" calcext:value-type="float">
            <text:p>1584.969000244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80.17998779297" calcext:value-type="float">
            <text:p>1280.179987793</text:p>
          </table:table-cell>
          <table:table-cell table:style-name="ce1" office:value-type="float" office:value="65.0973224639893" calcext:value-type="float">
            <text:p>65.097322464</text:p>
          </table:table-cell>
          <table:table-cell table:style-name="ce1" office:value-type="float" office:value="369.886334915161" calcext:value-type="float">
            <text:p>369.8863349152</text:p>
          </table:table-cell>
          <table:table-cell table:style-name="ce1" office:value-type="float" office:value="2019.76329677634" calcext:value-type="float">
            <text:p>2019.7632967763</text:p>
          </table:table-cell>
          <table:table-cell table:style-name="ce1" office:value-type="float" office:value="24.07" calcext:value-type="float">
            <text:p>24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0021" calcext:value-type="float">
            <text:p>0.00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3.1" calcext:value-type="float">
            <text:p>213.1</text:p>
          </table:table-cell>
          <table:table-cell table:style-name="ce2" office:value-type="date" office:date-value="2016-08-24" calcext:value-type="date">
            <text:p>8/24/2016</text:p>
          </table:table-cell>
          <table:table-cell table:style-name="ce2" office:value-type="date" office:date-value="2017-06-24" calcext:value-type="date">
            <text:p>6/24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213.1" calcext:value-type="float">
            <text:p>213.1</text:p>
          </table:table-cell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1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10-02-15" calcext:value-type="date">
            <text:p>2/15/2010</text:p>
          </table:table-cell>
          <table:table-cell table:style-name="ce1" office:value-type="string" calcext:value-type="string">
            <text:p>LARA ALEJANDRA GUADARRAMA</text:p>
          </table:table-cell>
          <table:table-cell table:style-name="ce1" office:value-type="string" calcext:value-type="string">
            <text:p>LARA ALEJANDRA GUADA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017.88288879395" calcext:value-type="float">
            <text:p>3017.882888794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2417.8828125" calcext:value-type="float">
            <text:p>2417.8828125</text:p>
          </table:table-cell>
          <table:table-cell table:style-name="ce1" office:value-type="float" office:value="88.5282745361328" calcext:value-type="float">
            <text:p>88.528274536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350.62261482134" calcext:value-type="float">
            <text:p>2350.6226148214</text:p>
          </table:table-cell>
          <table:table-cell table:style-name="ce1" office:value-type="float" office:value="24.07" calcext:value-type="float">
            <text:p>24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0021" calcext:value-type="float">
            <text:p>0.002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2" office:value-type="date" office:date-value="2010-02-15" calcext:value-type="date">
            <text:p>2/15/2010</text:p>
          </table:table-cell>
          <table:table-cell table:style-name="ce2" office:value-type="date" office:date-value="2010-12-16" calcext:value-type="date">
            <text:p>12/16/201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21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10-02-15" calcext:value-type="date">
            <text:p>2/15/2010</text:p>
          </table:table-cell>
          <table:table-cell table:style-name="ce1" office:value-type="string" calcext:value-type="string">
            <text:p>RODRIGO VELASCO REYES</text:p>
          </table:table-cell>
          <table:table-cell table:style-name="ce1" office:value-type="string" calcext:value-type="string">
            <text:p>RODRIGO VELASCO REYE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4493.134765625" calcext:value-type="float">
            <text:p>14493.134765625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900" calcext:value-type="float">
            <text:p>900</text:p>
          </table:table-cell>
          <table:table-cell table:style-name="ce1" office:value-type="float" office:value="14093.134765625" calcext:value-type="float">
            <text:p>14093.134765625</text:p>
          </table:table-cell>
          <table:table-cell table:style-name="ce1" office:value-type="float" office:value="525.642211914063" calcext:value-type="float">
            <text:p>525.642211914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3956.9703820634" calcext:value-type="float">
            <text:p>13956.9703820634</text:p>
          </table:table-cell>
          <table:table-cell table:style-name="ce1" office:value-type="float" office:value="24.07" calcext:value-type="float">
            <text:p>24.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3.3333333333333" calcext:value-type="float">
            <text:p>83.3333333333</text:p>
          </table:table-cell>
          <table:table-cell table:style-name="ce1" office:value-type="float" office:value="0.0021" calcext:value-type="float">
            <text:p>0.002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33.16" calcext:value-type="float">
            <text:p>533.16</text:p>
          </table:table-cell>
          <table:table-cell table:style-name="ce2" office:value-type="date" office:date-value="2014-03-25" calcext:value-type="date">
            <text:p>3/25/2014</text:p>
          </table:table-cell>
          <table:table-cell table:style-name="ce2" office:value-type="date" office:date-value="2015-01-25" calcext:value-type="date">
            <text:p>1/25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3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1-11-02" calcext:value-type="date">
            <text:p>11/2/2011</text:p>
          </table:table-cell>
          <table:table-cell table:style-name="ce1" office:value-type="string" calcext:value-type="string">
            <text:p>MA DE LOS ANGELES RAMIR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/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 table:number-columns-repeated="2"/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642.37" calcext:value-type="float">
            <text:p>2642.37</text:p>
          </table:table-cell>
          <table:table-cell table:style-name="ce2" office:value-type="date" office:date-value="2011-10-26" calcext:value-type="date">
            <text:p>10/26/2011</text:p>
          </table:table-cell>
          <table:table-cell table:style-name="ce2" office:value-type="date" office:date-value="2015-10-26" calcext:value-type="date">
            <text:p>10/26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4"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99" calcext:value-type="float">
            <text:p>299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1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808</text:p>
          </table:table-cell>
          <table:table-cell table:style-name="ce2" office:value-type="date" office:date-value="2016-02-24" calcext:value-type="date">
            <text:p>2/24/2016</text:p>
          </table:table-cell>
          <table:table-cell table:style-name="ce2" office:value-type="date" office:date-value="2016-03-16" calcext:value-type="date">
            <text:p>3/16/2016</text:p>
          </table:table-cell>
          <table:table-cell table:style-name="ce1" office:value-type="string" calcext:value-type="string">
            <text:p>LEINY SUGEY LOPEZ FRANCO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2"/>
          <table:table-cell table:style-name="ce1" office:value-type="string" calcext:value-type="string">
            <text:p>0</text:p>
          </table:table-cell>
          <table:table-cell table:number-columns-repeated="2"/>
          <table:table-cell table:style-name="ce1" office:value-type="string" calcext:value-type="string">
            <text:p>E</text:p>
          </table:table-cell>
          <table:table-cell table:style-name="ce1" office:value-type="float" office:value="1256.80116653442" calcext:value-type="float">
            <text:p>1256.8011665344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56.80114746094" calcext:value-type="float">
            <text:p>1556.8011474609</text:p>
          </table:table-cell>
          <table:table-cell table:style-name="ce1" office:value-type="float" office:value="56.5473785400391" calcext:value-type="float">
            <text:p>56.5473785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501.458700781" calcext:value-type="float">
            <text:p>1501.458700781</text:p>
          </table:table-cell>
          <table:table-cell table:number-columns-repeated="2"/>
          <table:table-cell table:style-name="ce1" office:value-type="float" office:value="50" calcext:value-type="float">
            <text:p>5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6-03-16" calcext:value-type="date">
            <text:p>3/16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992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800</text:p>
          </table:table-cell>
          <table:table-cell table:style-name="ce2" office:value-type="date" office:date-value="1899-12-31" calcext:value-type="date">
            <text:p>12/31/1899</text:p>
          </table:table-cell>
          <table:table-cell table:style-name="ce2" office:value-type="date" office:date-value="2010-05-04" calcext:value-type="date">
            <text:p>5/4/2010</text:p>
          </table:table-cell>
          <table:table-cell table:style-name="ce1" office:value-type="string" calcext:value-type="string">
            <text:p>BANCO ARL BBVA</text:p>
          </table:table-cell>
          <table:table-cell table:style-name="ce1" office:value-type="string" calcext:value-type="string">
            <text:p>BANCO GMF GERARDO MO</text:p>
          </table:table-cell>
          <table:table-cell/>
          <table:table-cell table:style-name="ce1" office:value-type="string" calcext:value-type="string">
            <text:p>ARIADNA REYES LÓPEZ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.F.</text:p>
          </table:table-cell>
          <table:table-cell table:style-name="ce1" office:value-type="string" calcext:value-type="string">
            <text:p>012 180 00173086216 6</text:p>
          </table:table-cell>
          <table:table-cell table:style-name="ce1" office:value-type="string" calcext:value-type="string">
            <text:p>00000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EL</text:p>
          </table:table-cell>
          <table:table-cell table:style-name="ce1" office:value-type="string" calcext:value-type="string">
            <text:p>EMAIL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13782.69" calcext:value-type="float">
            <text:p>113782.69</text:p>
          </table:table-cell>
          <table:table-cell table:style-name="ce1" office:value-type="float" office:value="90895.859453125" calcext:value-type="float">
            <text:p>90895.859453125</text:p>
          </table:table-cell>
          <table:table-cell table:style-name="ce1" office:value-type="float" office:value="110195.921875" calcext:value-type="float">
            <text:p>110195.9218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4482.627578125" calcext:value-type="float">
            <text:p>94482.627578125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/>
          <table:table-cell table:number-columns-repeated="2" table:style-name="ce1" office:value-type="float" office:value="0" calcext:value-type="float">
            <text:p>0</text:p>
          </table:table-cell>
          <table:table-cell table:style-name="ce2" office:value-type="date" office:date-value="2010-05-04" calcext:value-type="date">
            <text:p>5/4/2010</text:p>
          </table:table-cell>
          <table:table-cell table:style-name="ce2" office:value-type="date" office:date-value="2011-03-05" calcext:value-type="date">
            <text:p>3/5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4"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22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22</text:p>
          </table:table-cell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6-04-20" calcext:value-type="date">
            <text:p>4/20/2016</text:p>
          </table:table-cell>
          <table:table-cell table:style-name="ce1" office:value-type="string" calcext:value-type="string">
            <text:p>ELIZABETH AHORRO BANCOMER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2"/>
          <table:table-cell table:style-name="ce1" office:value-type="string" calcext:value-type="string">
            <text:p>0</text:p>
          </table:table-cell>
          <table:table-cell table:number-columns-repeated="2"/>
          <table:table-cell table:style-name="ce1" office:value-type="string" calcext:value-type="string">
            <text:p>E</text:p>
          </table:table-cell>
          <table:table-cell table:style-name="ce1" office:value-type="float" office:value="1444.88143539429" calcext:value-type="float">
            <text:p>1444.88143539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21.22" calcext:value-type="float">
            <text:p>1321.22</text:p>
          </table:table-cell>
          <table:table-cell table:style-name="ce1" office:value-type="float" office:value="123.661469726562" calcext:value-type="float">
            <text:p>123.6614697266</text:p>
          </table:table-cell>
          <table:table-cell table:style-name="ce1" office:value-type="float" office:value="8.74709606170654" calcext:value-type="float">
            <text:p>8.747096061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32.254860051821" calcext:value-type="float">
            <text:p>232.2548600518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6-04-20" calcext:value-type="date">
            <text:p>4/20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1" calcext:value-type="float">
            <text:p>301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2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2016-04-20" calcext:value-type="date">
            <text:p>4/20/2016</text:p>
          </table:table-cell>
          <table:table-cell table:style-name="ce1" office:value-type="string" calcext:value-type="string">
            <text:p>LAURA VERONICA CARRILLO (GASTOS MEDICOS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0.00000610351560226263" calcext:value-type="float">
            <text:p>6.10351560226263E-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0.00000610351560226263" calcext:value-type="float">
            <text:p>6.10351560226263E-0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99.55" calcext:value-type="float">
            <text:p>1499.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499.54999389648" calcext:value-type="float">
            <text:p>1499.549993896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610351526120212" calcext:value-type="float">
            <text:p>6.10351526120212E-0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0" calcext:value-type="float">
            <text:p>500</text:p>
          </table:table-cell>
          <table:table-cell table:style-name="ce2" office:value-type="date" office:date-value="2016-03-28" calcext:value-type="date">
            <text:p>3/28/2016</text:p>
          </table:table-cell>
          <table:table-cell table:style-name="ce2" office:value-type="date" office:date-value="2017-01-28" calcext:value-type="date">
            <text:p>1/28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2" calcext:value-type="float">
            <text:p>30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2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5</text:p>
          </table:table-cell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2016-04-20" calcext:value-type="date">
            <text:p>4/20/2016</text:p>
          </table:table-cell>
          <table:table-cell table:style-name="ce1" office:value-type="string" calcext:value-type="string">
            <text:p>ISAAC RUIZ CARRILLO (GASTOS MEDICOS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6-04-20" calcext:value-type="date">
            <text:p>4/20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3" calcext:value-type="float">
            <text:p>303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226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813</text:p>
          </table:table-cell>
          <table:table-cell table:number-columns-repeated="2" table:style-name="ce2" office:value-type="date" office:date-value="2016-05-21" calcext:value-type="date">
            <text:p>5/21/2016</text:p>
          </table:table-cell>
          <table:table-cell table:style-name="ce1" office:value-type="string" calcext:value-type="string">
            <text:p>PATRICIA LOPEZ (2DO GASTOS MÉDICOS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/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 table:number-columns-repeated="2"/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50" calcext:value-type="float">
            <text:p>150</text:p>
          </table:table-cell>
          <table:table-cell table:style-name="ce2" office:value-type="date" office:date-value="2016-04-26" calcext:value-type="date">
            <text:p>4/26/2016</text:p>
          </table:table-cell>
          <table:table-cell table:style-name="ce2" office:value-type="date" office:date-value="2017-02-26" calcext:value-type="date">
            <text:p>2/26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4" calcext:value-type="float">
            <text:p>304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33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56</text:p>
          </table:table-cell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2016-05-21" calcext:value-type="date">
            <text:p>5/21/2016</text:p>
          </table:table-cell>
          <table:table-cell table:style-name="ce1" office:value-type="string" calcext:value-type="string">
            <text:p>ISAAC RUIZ (GASTOS MEDICOS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14-180-60501048630-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386.02" calcext:value-type="float">
            <text:p>2386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86.02" calcext:value-type="float">
            <text:p>2386.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0.000000000000454747350886464" calcext:value-type="float">
            <text:p>-4.54747350886464E-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0" calcext:value-type="float">
            <text:p>300</text:p>
          </table:table-cell>
          <table:table-cell table:style-name="ce2" office:value-type="date" office:date-value="2016-04-26" calcext:value-type="date">
            <text:p>4/26/2016</text:p>
          </table:table-cell>
          <table:table-cell table:style-name="ce2" office:value-type="date" office:date-value="2017-02-26" calcext:value-type="date">
            <text:p>2/26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4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2010-07-18" calcext:value-type="date">
            <text:p>7/18/2010</text:p>
          </table:table-cell>
          <table:table-cell table:style-name="ce2" office:value-type="date" office:date-value="2010-07-29" calcext:value-type="date">
            <text:p>7/29/2010</text:p>
          </table:table-cell>
          <table:table-cell table:style-name="ce1" office:value-type="string" calcext:value-type="string">
            <text:p>BARBARA VALERIA MEDRANO ACOSTA</text:p>
          </table:table-cell>
          <table:table-cell table:style-name="ce1" office:value-type="string" calcext:value-type="string">
            <text:p>BARBARA VALERIA MEDR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.F.</text:p>
          </table:table-cell>
          <table:table-cell/>
          <table:table-cell table:style-name="ce1" office:value-type="string" calcext:value-type="string">
            <text:p>00000</text:p>
          </table:table-cell>
          <table:table-cell/>
          <table:table-cell table:style-name="ce1" office:value-type="string" calcext:value-type="string">
            <text:p>TEL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float" office:value="5596.81460571289" calcext:value-type="float">
            <text:p>5596.8146057129</text:p>
          </table:table-cell>
          <table:table-cell table:style-name="ce1" office:value-type="float" office:value="504.96" calcext:value-type="float">
            <text:p>504.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01.77443359375" calcext:value-type="float">
            <text:p>6101.7744335938</text:p>
          </table:table-cell>
          <table:table-cell table:style-name="ce1" office:value-type="float" office:value="226.534515380859" calcext:value-type="float">
            <text:p>226.534515380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6014.99520845262" calcext:value-type="float">
            <text:p>6014.9952084526</text:p>
          </table:table-cell>
          <table:table-cell table:style-name="ce1" office:value-type="float" office:value="33.45" calcext:value-type="float">
            <text:p>33.4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4.16" calcext:value-type="float">
            <text:p>84.16</text:p>
          </table:table-cell>
          <table:table-cell table:style-name="ce1" office:value-type="float" office:value="0.0029" calcext:value-type="float">
            <text:p>0.00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date" office:date-value="2010-07-29" calcext:value-type="date">
            <text:p>7/29/2010</text:p>
          </table:table-cell>
          <table:table-cell table:style-name="ce2" office:value-type="date" office:date-value="2011-05-29" calcext:value-type="date">
            <text:p>5/29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3"/>
          <table:table-cell table:style-name="ce1" office:value-type="string" calcext:value-type="string">
            <text:p>SI</text:p>
          </table:table-cell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20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1974-05-23" calcext:value-type="date">
            <text:p>5/23/1974</text:p>
          </table:table-cell>
          <table:table-cell table:style-name="ce2" office:value-type="date" office:date-value="2012-07-23" calcext:value-type="date">
            <text:p>7/23/2012</text:p>
          </table:table-cell>
          <table:table-cell table:style-name="ce1" office:value-type="string" calcext:value-type="string">
            <text:p>JUAN PABLO LOPEZ LOP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5.3004954910278" calcext:value-type="float">
            <text:p>55.30049549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5.3004954910278" calcext:value-type="float">
            <text:p>55.300495491</text:p>
          </table:table-cell>
          <table:table-cell table:style-name="ce1" office:value-type="float" office:value="2.08270668983459" calcext:value-type="float">
            <text:p>2.0827066898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5.3004954910278" calcext:value-type="float">
            <text:p>55.300495491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633.06" calcext:value-type="float">
            <text:p>1633.06</text:p>
          </table:table-cell>
          <table:table-cell table:style-name="ce2" office:value-type="date" office:date-value="2013-07-22" calcext:value-type="date">
            <text:p>7/22/2013</text:p>
          </table:table-cell>
          <table:table-cell table:style-name="ce2" office:value-type="date" office:date-value="2014-05-22" calcext:value-type="date">
            <text:p>5/22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76" calcext:value-type="float">
            <text:p>276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16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1982-10-20" calcext:value-type="date">
            <text:p>10/20/1982</text:p>
          </table:table-cell>
          <table:table-cell table:style-name="ce2" office:value-type="date" office:date-value="2014-10-12" calcext:value-type="date">
            <text:p>10/12/2014</text:p>
          </table:table-cell>
          <table:table-cell table:style-name="ce1" office:value-type="string" calcext:value-type="string">
            <text:p>ARIADNA REYES LOP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71.64" calcext:value-type="float">
            <text:p>471.64</text:p>
          </table:table-cell>
          <table:table-cell table:style-name="ce2" office:value-type="date" office:date-value="2014-09-05" calcext:value-type="date">
            <text:p>9/5/2014</text:p>
          </table:table-cell>
          <table:table-cell table:style-name="ce2" office:value-type="date" office:date-value="2016-09-05" calcext:value-type="date">
            <text:p>9/5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5" calcext:value-type="float">
            <text:p>30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36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9</text:p>
          </table:table-cell>
          <table:table-cell table:style-name="ce1" office:value-type="string" calcext:value-type="string">
            <text:p>810</text:p>
          </table:table-cell>
          <table:table-cell table:number-columns-repeated="2" table:style-name="ce2" office:value-type="date" office:date-value="2016-06-25" calcext:value-type="date">
            <text:p>6/25/2016</text:p>
          </table:table-cell>
          <table:table-cell table:style-name="ce1" office:value-type="string" calcext:value-type="string">
            <text:p>Martha Florina Lozada Coba (PRESTAMO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/>
          <table:table-cell table:style-name="ce1" office:value-type="string" calcext:value-type="string">
            <text:p>014-180-60501048630-7</text:p>
          </table:table-cell>
          <table:table-cell table:style-name="ce1" office:value-type="string" calcext:value-type="string">
            <text:p>0</text:p>
          </table:table-cell>
          <table:table-cell table:number-columns-repeated="2"/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352.86506958008" calcext:value-type="float">
            <text:p>4352.865069580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775.59" calcext:value-type="float">
            <text:p>4775.59</text:p>
          </table:table-cell>
          <table:table-cell table:style-name="ce1" office:value-type="float" office:value="422.723579406738" calcext:value-type="float">
            <text:p>422.7235794067</text:p>
          </table:table-cell>
          <table:table-cell table:style-name="ce1" office:value-type="float" office:value="-0.00135101318392117" calcext:value-type="float">
            <text:p>-0.001351013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93.36" calcext:value-type="float">
            <text:p>993.36</text:p>
          </table:table-cell>
          <table:table-cell table:style-name="ce2" office:value-type="date" office:date-value="2016-05-24" calcext:value-type="date">
            <text:p>5/24/2016</text:p>
          </table:table-cell>
          <table:table-cell table:style-name="ce2" office:value-type="date" office:date-value="2017-03-24" calcext:value-type="date">
            <text:p>3/24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6" calcext:value-type="float">
            <text:p>306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4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54</text:p>
          </table:table-cell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6-07-24" calcext:value-type="date">
            <text:p>7/24/2016</text:p>
          </table:table-cell>
          <table:table-cell table:style-name="ce1" office:value-type="string" calcext:value-type="string">
            <text:p>LUIS MATEO BALBUENA FERNAND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2"/>
          <table:table-cell table:style-name="ce1" office:value-type="string" calcext:value-type="string">
            <text:p>0</text:p>
          </table:table-cell>
          <table:table-cell table:number-columns-repeated="2"/>
          <table:table-cell table:style-name="ce1" office:value-type="string" calcext:value-type="string">
            <text:p>E</text:p>
          </table:table-cell>
          <table:table-cell table:style-name="ce1" office:value-type="float" office:value="613.004669189453" calcext:value-type="float">
            <text:p>613.0046691895</text:p>
          </table:table-cell>
          <table:table-cell table:style-name="ce1" office:value-type="float" office:value="512.05" calcext:value-type="float">
            <text:p>512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25.05453125" calcext:value-type="float">
            <text:p>1125.05453125</text:p>
          </table:table-cell>
          <table:table-cell table:style-name="ce1" office:value-type="float" office:value="32.5137062072754" calcext:value-type="float">
            <text:p>32.513706207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959.234641792193" calcext:value-type="float">
            <text:p>959.2346417922</text:p>
          </table:table-cell>
          <table:table-cell table:number-columns-repeated="2"/>
          <table:table-cell table:style-name="ce1" office:value-type="float" office:value="85.3416666666667" calcext:value-type="float">
            <text:p>85.3416666667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6-07-24" calcext:value-type="date">
            <text:p>7/24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7" calcext:value-type="float">
            <text:p>307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4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string" calcext:value-type="string">
            <text:p>809</text:p>
          </table:table-cell>
          <table:table-cell table:number-columns-repeated="2" table:style-name="ce2" office:value-type="date" office:date-value="2016-09-27" calcext:value-type="date">
            <text:p>9/27/2016</text:p>
          </table:table-cell>
          <table:table-cell table:style-name="ce1" office:value-type="string" calcext:value-type="string">
            <text:p>RAUL LOPEZ MAQUIVAR (PRESTAMO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62819.4760009766" calcext:value-type="float">
            <text:p>62819.47600097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634.4" calcext:value-type="float">
            <text:p>25634.4</text:p>
          </table:table-cell>
          <table:table-cell table:style-name="ce1" office:value-type="float" office:value="3215.19445800781" calcext:value-type="float">
            <text:p>3215.1944580078</text:p>
          </table:table-cell>
          <table:table-cell table:style-name="ce1" office:value-type="float" office:value="40400.2704589844" calcext:value-type="float">
            <text:p>40400.27045898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272.4" calcext:value-type="float">
            <text:p>4272.4</text:p>
          </table:table-cell>
          <table:table-cell table:style-name="ce2" office:value-type="date" office:date-value="2016-08-09" calcext:value-type="date">
            <text:p>8/9/2016</text:p>
          </table:table-cell>
          <table:table-cell table:style-name="ce2" office:value-type="date" office:date-value="2016-02-09" calcext:value-type="date">
            <text:p>2/9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4272.4" calcext:value-type="float">
            <text:p>4272.4</text:p>
          </table:table-cell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24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0</text:p>
          </table:table-cell>
          <table:table-cell table:style-name="ce1" office:value-type="string" calcext:value-type="string">
            <text:p>811</text:p>
          </table:table-cell>
          <table:table-cell table:style-name="ce2" office:value-type="date" office:date-value="2009-11-24" calcext:value-type="date">
            <text:p>11/24/2009</text:p>
          </table:table-cell>
          <table:table-cell table:style-name="ce2" office:value-type="date" office:date-value="2010-09-20" calcext:value-type="date">
            <text:p>9/20/2010</text:p>
          </table:table-cell>
          <table:table-cell table:style-name="ce1" office:value-type="string" calcext:value-type="string">
            <text:p>SAUL IÑIAQUI CRUZ MUÑOZ</text:p>
          </table:table-cell>
          <table:table-cell table:style-name="ce1" office:value-type="string" calcext:value-type="string">
            <text:p>SAUL IÑIAQUI CRUZ MU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.F.</text:p>
          </table:table-cell>
          <table:table-cell table:style-name="ce1" office:value-type="string" calcext:value-type="string">
            <text:p>021-180-04027125897-7</text:p>
          </table:table-cell>
          <table:table-cell table:style-name="ce1" office:value-type="string" calcext:value-type="string">
            <text:p>00000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TEL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float" office:value="6825.61066650391" calcext:value-type="float">
            <text:p>6825.6106665039</text:p>
          </table:table-cell>
          <table:table-cell table:style-name="ce1" office:value-type="float" office:value="187.47" calcext:value-type="float">
            <text:p>187.4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013.08130859375" calcext:value-type="float">
            <text:p>7013.0813085938</text:p>
          </table:table-cell>
          <table:table-cell table:style-name="ce1" office:value-type="float" office:value="262.183227539062" calcext:value-type="float">
            <text:p>262.183227539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6961.54781718884" calcext:value-type="float">
            <text:p>6961.5478171888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31.245" calcext:value-type="float">
            <text:p>31.245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date" office:date-value="2010-09-20" calcext:value-type="date">
            <text:p>9/20/2010</text:p>
          </table:table-cell>
          <table:table-cell table:style-name="ce2" office:value-type="date" office:date-value="2011-07-22" calcext:value-type="date">
            <text:p>7/22/2011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4"/>
          <table:table-cell table:number-columns-repeated="2"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15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52</text:p>
          </table:table-cell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2012-09-20" calcext:value-type="date">
            <text:p>9/20/2012</text:p>
          </table:table-cell>
          <table:table-cell table:style-name="ce1" office:value-type="string" calcext:value-type="string">
            <text:p>GABRIELA CARRILLO LOPEZ CLAUDIA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1038-0998</text:p>
          </table:table-cell>
          <table:table-cell table:style-name="ce1" office:value-type="string" calcext:value-type="string">
            <text:p>E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-0.0000195312500181899" calcext:value-type="float">
            <text:p>-1.95312500181899E-05</text:p>
          </table:table-cell>
          <table:table-cell table:style-name="ce1" office:value-type="float" office:value="0.0000195312500181899" calcext:value-type="float">
            <text:p>1.95312500181899E-05</text:p>
          </table:table-cell>
          <table:table-cell table:number-columns-repeated="8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891.52" calcext:value-type="float">
            <text:p>4891.52</text:p>
          </table:table-cell>
          <table:table-cell table:style-name="ce2" office:value-type="date" office:date-value="2012-09-20" calcext:value-type="date">
            <text:p>9/20/2012</text:p>
          </table:table-cell>
          <table:table-cell table:style-name="ce2" office:value-type="date" office:date-value="2018-09-20" calcext:value-type="date">
            <text:p>9/20/201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table:style-name="ce1" office:value-type="string" calcext:value-type="string">
            <text:p>13</text:p>
          </table:table-cell>
          <table:table-cell table:style-name="ce1" office:value-type="string" calcext:value-type="string">
            <text:p>23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3</text:p>
          </table:table-cell>
          <table:table-cell table:style-name="ce1" office:value-type="string" calcext:value-type="string">
            <text:p>813</text:p>
          </table:table-cell>
          <table:table-cell table:number-columns-repeated="2" table:style-name="ce2" office:value-type="date" office:date-value="2012-10-05" calcext:value-type="date">
            <text:p>10/5/2012</text:p>
          </table:table-cell>
          <table:table-cell table:style-name="ce1" office:value-type="string" calcext:value-type="string">
            <text:p>MARCELA LOPEZ CYBER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601.8056640625" calcext:value-type="float">
            <text:p>1601.8056640625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1601.81" calcext:value-type="float">
            <text:p>1601.81</text:p>
          </table:table-cell>
          <table:table-cell table:style-name="ce1" office:value-type="float" office:value="299.995697021484" calcext:value-type="float">
            <text:p>299.9956970215</text:p>
          </table:table-cell>
          <table:table-cell table:style-name="ce1" office:value-type="float" office:value="14.5447778701782" calcext:value-type="float">
            <text:p>14.544777870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86.196212007706" calcext:value-type="float">
            <text:p>386.1962120077</text:p>
          </table:table-cell>
          <table:table-cell table:number-columns-repeated="2"/>
          <table:table-cell table:style-name="ce1" office:value-type="float" office:value="50" calcext:value-type="float">
            <text:p>5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2-10-05" calcext:value-type="date">
            <text:p>10/5/2012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23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78</text:p>
          </table:table-cell>
          <table:table-cell table:style-name="ce1" office:value-type="string" calcext:value-type="string">
            <text:p>808</text:p>
          </table:table-cell>
          <table:table-cell table:number-columns-repeated="2" table:style-name="ce2" office:value-type="date" office:date-value="2013-03-24" calcext:value-type="date">
            <text:p>3/24/2013</text:p>
          </table:table-cell>
          <table:table-cell table:style-name="ce1" office:value-type="string" calcext:value-type="string">
            <text:p>PATRICIA FRANCO CASTAÑEDA (FER JR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14-180-60501048630-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967.243297576904" calcext:value-type="float">
            <text:p>967.24329757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0000976562500909495" calcext:value-type="float">
            <text:p>9.76562500909495E-06</text:p>
          </table:table-cell>
          <table:table-cell table:style-name="ce1" office:value-type="float" office:value="967.243276367188" calcext:value-type="float">
            <text:p>967.2432763672</text:p>
          </table:table-cell>
          <table:table-cell table:style-name="ce1" office:value-type="float" office:value="36.4279594421387" calcext:value-type="float">
            <text:p>36.427959442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967.243297576904" calcext:value-type="float">
            <text:p>967.2432975769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3-03-24" calcext:value-type="date">
            <text:p>3/24/2013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8" calcext:value-type="float">
            <text:p>308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26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801</text:p>
          </table:table-cell>
          <table:table-cell table:style-name="ce2" office:value-type="date" office:date-value="1943-08-28" calcext:value-type="date">
            <text:p>8/28/1943</text:p>
          </table:table-cell>
          <table:table-cell table:style-name="ce2" office:value-type="date" office:date-value="2016-09-27" calcext:value-type="date">
            <text:p>9/27/2016</text:p>
          </table:table-cell>
          <table:table-cell table:style-name="ce1" office:value-type="string" calcext:value-type="string">
            <text:p>ELVA GALLEGOS VARGAS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22791.6513671875" calcext:value-type="float">
            <text:p>22791.65136718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2791.6513671875" calcext:value-type="float">
            <text:p>22791.6513671875</text:p>
          </table:table-cell>
          <table:table-cell table:style-name="ce1" office:value-type="float" office:value="858.370727539062" calcext:value-type="float">
            <text:p>858.370727539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2791.6513671875" calcext:value-type="float">
            <text:p>22791.6513671875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6-09-27" calcext:value-type="date">
            <text:p>9/27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9" calcext:value-type="float">
            <text:p>309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26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801</text:p>
          </table:table-cell>
          <table:table-cell table:style-name="ce2" office:value-type="date" office:date-value="1989-01-14" calcext:value-type="date">
            <text:p>1/14/1989</text:p>
          </table:table-cell>
          <table:table-cell table:style-name="ce2" office:value-type="date" office:date-value="2016-09-27" calcext:value-type="date">
            <text:p>9/27/2016</text:p>
          </table:table-cell>
          <table:table-cell table:style-name="ce1" office:value-type="string" calcext:value-type="string">
            <text:p>GRACIELA VILLEGAS GALLEGOS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8639.4579467773" calcext:value-type="float">
            <text:p>38639.4579467773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0139.45703125" calcext:value-type="float">
            <text:p>40139.45703125</text:p>
          </table:table-cell>
          <table:table-cell table:style-name="ce1" office:value-type="float" office:value="1491.90625" calcext:value-type="float">
            <text:p>1491.9062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39613.4305495171" calcext:value-type="float">
            <text:p>39613.4305495171</text:p>
          </table:table-cell>
          <table:table-cell table:number-columns-repeated="2"/>
          <table:table-cell table:style-name="ce1" office:value-type="float" office:value="250" calcext:value-type="float">
            <text:p>25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6-09-27" calcext:value-type="date">
            <text:p>9/27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268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801</text:p>
          </table:table-cell>
          <table:table-cell table:style-name="ce2" office:value-type="date" office:date-value="2006-12-04" calcext:value-type="date">
            <text:p>12/4/2006</text:p>
          </table:table-cell>
          <table:table-cell table:style-name="ce2" office:value-type="date" office:date-value="2016-09-27" calcext:value-type="date">
            <text:p>9/27/2016</text:p>
          </table:table-cell>
          <table:table-cell table:style-name="ce1" office:value-type="string" calcext:value-type="string">
            <text:p>PABLO Y BRUNO LOPEZ PALMA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04.257046699524" calcext:value-type="float">
            <text:p>504.2570466995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504.25704956055" calcext:value-type="float">
            <text:p>3504.2570495606</text:p>
          </table:table-cell>
          <table:table-cell table:style-name="ce1" office:value-type="float" office:value="92.3539276123047" calcext:value-type="float">
            <text:p>92.3539276123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452.20225217898" calcext:value-type="float">
            <text:p>2452.202252179</text:p>
          </table:table-cell>
          <table:table-cell table:number-columns-repeated="2"/>
          <table:table-cell table:style-name="ce1" office:value-type="float" office:value="500" calcext:value-type="float">
            <text:p>50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6-09-27" calcext:value-type="date">
            <text:p>9/27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11" calcext:value-type="float">
            <text:p>311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42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809</text:p>
          </table:table-cell>
          <table:table-cell table:number-columns-repeated="2" table:style-name="ce2" office:value-type="date" office:date-value="2016-10-18" calcext:value-type="date">
            <text:p>10/18/2016</text:p>
          </table:table-cell>
          <table:table-cell table:style-name="ce1" office:value-type="string" calcext:value-type="string">
            <text:p>MARTIN MAQUIVAR SANTACRU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/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 table:number-columns-repeated="2"/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8586.58" calcext:value-type="float">
            <text:p>18586.5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2080.52" calcext:value-type="float">
            <text:p>12080.52</text:p>
          </table:table-cell>
          <table:table-cell table:style-name="ce1" office:value-type="float" office:value="2663.66271972656" calcext:value-type="float">
            <text:p>2663.6627197266</text:p>
          </table:table-cell>
          <table:table-cell table:style-name="ce1" office:value-type="float" office:value="9169.72271972656" calcext:value-type="float">
            <text:p>9169.722719726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312.42" calcext:value-type="float">
            <text:p>1312.42</text:p>
          </table:table-cell>
          <table:table-cell table:style-name="ce2" office:value-type="date" office:date-value="2016-09-18" calcext:value-type="date">
            <text:p>9/18/2016</text:p>
          </table:table-cell>
          <table:table-cell table:style-name="ce2" office:value-type="date" office:date-value="2017-09-18" calcext:value-type="date">
            <text:p>9/18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2013.42" calcext:value-type="float">
            <text:p>2013.42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4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2013-04-27" calcext:value-type="date">
            <text:p>4/27/2013</text:p>
          </table:table-cell>
          <table:table-cell table:style-name="ce1" office:value-type="string" calcext:value-type="string">
            <text:p>ROGELIO RUIZ SANTOYO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120.15126464844" calcext:value-type="float">
            <text:p>3120.15126464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2.33" calcext:value-type="float">
            <text:p>602.33</text:p>
          </table:table-cell>
          <table:table-cell table:style-name="ce1" office:value-type="float" office:value="2517.8213671875" calcext:value-type="float">
            <text:p>2517.8213671875</text:p>
          </table:table-cell>
          <table:table-cell table:style-name="ce1" office:value-type="float" office:value="96.6897506713867" calcext:value-type="float">
            <text:p>96.689750671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567.3278399909" calcext:value-type="float">
            <text:p>2567.3278399909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3-04-27" calcext:value-type="date">
            <text:p>4/27/2013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style-name="ce1" office:value-type="string" calcext:value-type="string">
            <text:p>05</text:p>
          </table:table-cell>
          <table:table-cell table:style-name="ce1" office:value-type="string" calcext:value-type="string">
            <text:p>24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244</text:p>
          </table:table-cell>
          <table:table-cell table:style-name="ce1" office:value-type="string" calcext:value-type="string">
            <text:p>805</text:p>
          </table:table-cell>
          <table:table-cell table:number-columns-repeated="2" table:style-name="ce2" office:value-type="date" office:date-value="2013-08-22" calcext:value-type="date">
            <text:p>8/22/2013</text:p>
          </table:table-cell>
          <table:table-cell table:style-name="ce1" office:value-type="string" calcext:value-type="string">
            <text:p>MARIA EDITH CARRILLO LOP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9394.52770751953" calcext:value-type="float">
            <text:p>9394.5277075195</text:p>
          </table:table-cell>
          <table:table-cell table:style-name="ce1" office:value-type="float" office:value="509.76" calcext:value-type="float">
            <text:p>509.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904.2886328125" calcext:value-type="float">
            <text:p>9904.2886328125</text:p>
          </table:table-cell>
          <table:table-cell table:style-name="ce1" office:value-type="float" office:value="366.697052001953" calcext:value-type="float">
            <text:p>366.69705200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399.6669067383" calcext:value-type="float">
            <text:p>33399.666906738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169.0799975586" calcext:value-type="float">
            <text:p>8169.0799975586</text:p>
          </table:table-cell>
          <table:table-cell table:style-name="ce1" office:value-type="float" office:value="1846.21795654297" calcext:value-type="float">
            <text:p>1846.217956543</text:p>
          </table:table-cell>
          <table:table-cell table:style-name="ce1" office:value-type="float" office:value="27076.8048657226" calcext:value-type="float">
            <text:p>27076.8048657226</text:p>
          </table:table-cell>
          <table:table-cell table:style-name="ce1" office:value-type="float" office:value="9736.62195409487" calcext:value-type="float">
            <text:p>9736.6219540949</text:p>
          </table:table-cell>
          <table:table-cell table:number-columns-repeated="2"/>
          <table:table-cell table:style-name="ce1" office:value-type="float" office:value="84.96" calcext:value-type="float">
            <text:p>84.96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43.44" calcext:value-type="float">
            <text:p>1343.44</text:p>
          </table:table-cell>
          <table:table-cell table:style-name="ce2" office:value-type="date" office:date-value="2014-04-01" calcext:value-type="date">
            <text:p>4/1/2014</text:p>
          </table:table-cell>
          <table:table-cell table:style-name="ce2" office:value-type="date" office:date-value="2019-04-01" calcext:value-type="date">
            <text:p>4/1/201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1344.44" calcext:value-type="float">
            <text:p>1344.44</text:p>
          </table:table-cell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4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245</text:p>
          </table:table-cell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3-08-22" calcext:value-type="date">
            <text:p>8/22/2013</text:p>
          </table:table-cell>
          <table:table-cell table:style-name="ce1" office:value-type="string" calcext:value-type="string">
            <text:p>ARMANDO ORTEGA HERMOSILLO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312.21923065186" calcext:value-type="float">
            <text:p>1312.2192306519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412.22" calcext:value-type="float">
            <text:p>1412.22</text:p>
          </table:table-cell>
          <table:table-cell table:style-name="ce1" office:value-type="float" office:value="399.999237060547" calcext:value-type="float">
            <text:p>399.9992370605</text:p>
          </table:table-cell>
          <table:table-cell table:style-name="ce1" office:value-type="float" office:value="19.3101119995117" calcext:value-type="float">
            <text:p>19.3101119995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512.726408734047" calcext:value-type="float">
            <text:p>512.726408734</text:p>
          </table:table-cell>
          <table:table-cell table:number-columns-repeated="2"/>
          <table:table-cell table:style-name="ce1" office:value-type="float" office:value="83.3333333333333" calcext:value-type="float">
            <text:p>83.3333333333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3-08-22" calcext:value-type="date">
            <text:p>8/22/2013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24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246</text:p>
          </table:table-cell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3-08-22" calcext:value-type="date">
            <text:p>8/22/2013</text:p>
          </table:table-cell>
          <table:table-cell table:style-name="ce1" office:value-type="string" calcext:value-type="string">
            <text:p>MARIA FERNANDA BALBUENA FERNAND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/>
          <table:table-cell table:style-name="ce1" office:value-type="string" calcext:value-type="string">
            <text:p>021 180 04038436069 7</text:p>
          </table:table-cell>
          <table:table-cell table:style-name="ce1" office:value-type="string" calcext:value-type="string">
            <text:p>0</text:p>
          </table:table-cell>
          <table:table-cell table:number-columns-repeated="2"/>
          <table:table-cell table:style-name="ce1" office:value-type="string" calcext:value-type="string">
            <text:p>E</text:p>
          </table:table-cell>
          <table:table-cell table:style-name="ce1" office:value-type="float" office:value="4548.97501464844" calcext:value-type="float">
            <text:p>4548.9750146484</text:p>
          </table:table-cell>
          <table:table-cell table:style-name="ce1" office:value-type="float" office:value="614.76" calcext:value-type="float">
            <text:p>614.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63.73490234375" calcext:value-type="float">
            <text:p>5163.7349023438</text:p>
          </table:table-cell>
          <table:table-cell table:style-name="ce1" office:value-type="float" office:value="187.919982910156" calcext:value-type="float">
            <text:p>187.9199829102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989.69337081282" calcext:value-type="float">
            <text:p>4989.6933708128</text:p>
          </table:table-cell>
          <table:table-cell table:number-columns-repeated="2"/>
          <table:table-cell table:style-name="ce1" office:value-type="float" office:value="102.46" calcext:value-type="float">
            <text:p>102.46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3-08-22" calcext:value-type="date">
            <text:p>8/22/2013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4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6</text:p>
          </table:table-cell>
          <table:table-cell table:style-name="ce1" office:value-type="string" calcext:value-type="string">
            <text:p>810</text:p>
          </table:table-cell>
          <table:table-cell table:style-name="ce2" office:value-type="date" office:date-value="2013-09-17" calcext:value-type="date">
            <text:p>9/17/2013</text:p>
          </table:table-cell>
          <table:table-cell table:style-name="ce2" office:value-type="date" office:date-value="2013-10-20" calcext:value-type="date">
            <text:p>10/20/2013</text:p>
          </table:table-cell>
          <table:table-cell table:style-name="ce1" office:value-type="string" calcext:value-type="string">
            <text:p>ALONDRA BAUTISTA PENICHE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1492.13766098022" calcext:value-type="float">
            <text:p>1492.137660980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492.13766098022" calcext:value-type="float">
            <text:p>1492.1376609802</text:p>
          </table:table-cell>
          <table:table-cell table:style-name="ce1" office:value-type="float" office:value="56.1963348388672" calcext:value-type="float">
            <text:p>56.196334838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492.13766098022" calcext:value-type="float">
            <text:p>1492.1376609802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3-10-20" calcext:value-type="date">
            <text:p>10/20/2013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12" calcext:value-type="float">
            <text:p>312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02</text:p>
          </table:table-cell>
          <table:table-cell table:style-name="ce2" office:value-type="date" office:date-value="1971-09-13" calcext:value-type="date">
            <text:p>9/13/1971</text:p>
          </table:table-cell>
          <table:table-cell table:style-name="ce2" office:value-type="date" office:date-value="2016-10-18" calcext:value-type="date">
            <text:p>10/18/2016</text:p>
          </table:table-cell>
          <table:table-cell table:style-name="ce1" office:value-type="string" calcext:value-type="string">
            <text:p>CLAUDIA HERMOSILLO BAEZA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30078.8161773682" calcext:value-type="float">
            <text:p>30078.8161773682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0578.81640625" calcext:value-type="float">
            <text:p>30578.81640625</text:p>
          </table:table-cell>
          <table:table-cell table:style-name="ce1" office:value-type="float" office:value="1144.6005859375" calcext:value-type="float">
            <text:p>1144.600585937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3331.27" calcext:value-type="float">
            <text:p>3331.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6668.73" calcext:value-type="float">
            <text:p>96668.73</text:p>
          </table:table-cell>
          <table:table-cell table:style-name="ce1" office:value-type="float" office:value="30391.6928896969" calcext:value-type="float">
            <text:p>30391.6928896969</text:p>
          </table:table-cell>
          <table:table-cell table:number-columns-repeated="2"/>
          <table:table-cell table:style-name="ce1" office:value-type="float" office:value="83.3333333333333" calcext:value-type="float">
            <text:p>83.3333333333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321.27" calcext:value-type="float">
            <text:p>3321.27</text:p>
          </table:table-cell>
          <table:table-cell table:style-name="ce2" office:value-type="date" office:date-value="2017-03-14" calcext:value-type="date">
            <text:p>3/14/2017</text:p>
          </table:table-cell>
          <table:table-cell table:style-name="ce2" office:value-type="date" office:date-value="2020-03-14" calcext:value-type="date">
            <text:p>3/14/2020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3331.27" calcext:value-type="float">
            <text:p>3331.27</text:p>
          </table:table-cell>
        </table:table-row>
        <table:table-row table:style-name="ro1">
          <table:table-cell table:style-name="ce1" office:value-type="float" office:value="258" calcext:value-type="float">
            <text:p>258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991</text:p>
          </table:table-cell>
          <table:table-cell table:style-name="ce1" office:value-type="string" calcext:value-type="string">
            <text:p>9</text:p>
          </table:table-cell>
          <table:table-cell table:style-name="ce1" office:value-type="string" calcext:value-type="string">
            <text:p>99</text:p>
          </table:table-cell>
          <table:table-cell table:style-name="ce1" office:value-type="string" calcext:value-type="string">
            <text:p>800</text:p>
          </table:table-cell>
          <table:table-cell table:number-columns-repeated="2" table:style-name="ce2" office:value-type="date" office:date-value="2014-03-12" calcext:value-type="date">
            <text:p>3/12/2014</text:p>
          </table:table-cell>
          <table:table-cell table:style-name="ce1" office:value-type="string" calcext:value-type="string">
            <text:p>BANCO MLB HSBC</text:p>
          </table:table-cell>
          <table:table-cell table:number-columns-repeated="2"/>
          <table:table-cell table:style-name="ce1" office:value-type="string" calcext:value-type="string">
            <text:p>MARCELA LOPEZ BAEZA</text:p>
          </table:table-cell>
          <table:table-cell table:style-name="ce1" office:value-type="string" calcext:value-type="string">
            <text:p>CLABE: 002 180 7006 3351227 7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02 180 7006 335122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7476.2394726563" calcext:value-type="float">
            <text:p>47476.2394726563</text:p>
          </table:table-cell>
          <table:table-cell table:style-name="ce1" office:value-type="float" office:value="112849.190390625" calcext:value-type="float">
            <text:p>112849.190390625</text:p>
          </table:table-cell>
          <table:table-cell table:style-name="ce1" office:value-type="float" office:value="51077.27" calcext:value-type="float">
            <text:p>51077.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9248.159863281" calcext:value-type="float">
            <text:p>109248.15986328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4-03-12" calcext:value-type="date">
            <text:p>3/12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60" calcext:value-type="float">
            <text:p>260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25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2013-08-13" calcext:value-type="date">
            <text:p>8/13/2013</text:p>
          </table:table-cell>
          <table:table-cell table:style-name="ce2" office:value-type="date" office:date-value="2014-03-23" calcext:value-type="date">
            <text:p>3/23/2014</text:p>
          </table:table-cell>
          <table:table-cell table:style-name="ce1" office:value-type="string" calcext:value-type="string">
            <text:p>MAYTTE CAROLINA GONZALEZ ANTONIO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number-columns-repeated="2"/>
          <table:table-cell table:style-name="ce1" office:value-type="string" calcext:value-type="string">
            <text:p>0</text:p>
          </table:table-cell>
          <table:table-cell table:number-columns-repeated="2"/>
          <table:table-cell table:style-name="ce1" office:value-type="string" calcext:value-type="string">
            <text:p>E</text:p>
          </table:table-cell>
          <table:table-cell table:style-name="ce1" office:value-type="float" office:value="759.328861236572" calcext:value-type="float">
            <text:p>759.3288612366</text:p>
          </table:table-cell>
          <table:table-cell table:style-name="ce1" office:value-type="float" office:value="52.52" calcext:value-type="float">
            <text:p>52.5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11.848857421875" calcext:value-type="float">
            <text:p>811.8488574219</text:p>
          </table:table-cell>
          <table:table-cell table:style-name="ce1" office:value-type="float" office:value="30.1095027923584" calcext:value-type="float">
            <text:p>30.1095027924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799.474285894107" calcext:value-type="float">
            <text:p>799.4742858941</text:p>
          </table:table-cell>
          <table:table-cell table:number-columns-repeated="2"/>
          <table:table-cell table:style-name="ce1" office:value-type="float" office:value="8.75333333333333" calcext:value-type="float">
            <text:p>8.7533333333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4-03-23" calcext:value-type="date">
            <text:p>3/23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62" calcext:value-type="float">
            <text:p>262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25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9</text:p>
          </table:table-cell>
          <table:table-cell table:style-name="ce1" office:value-type="string" calcext:value-type="string">
            <text:p>809</text:p>
          </table:table-cell>
          <table:table-cell table:style-name="ce2" office:value-type="date" office:date-value="2014-05-20" calcext:value-type="date">
            <text:p>5/20/2014</text:p>
          </table:table-cell>
          <table:table-cell table:style-name="ce2" office:value-type="date" office:date-value="2014-05-28" calcext:value-type="date">
            <text:p>5/28/2014</text:p>
          </table:table-cell>
          <table:table-cell table:style-name="ce1" office:value-type="string" calcext:value-type="string">
            <text:p>DANIEL OSWALDO ARELLANO LOP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5988.64659790039" calcext:value-type="float">
            <text:p>5988.6465979004</text:p>
          </table:table-cell>
          <table:table-cell table:style-name="ce1" office:value-type="float" office:value="1615.24" calcext:value-type="float">
            <text:p>1615.2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603.8866796875" calcext:value-type="float">
            <text:p>7603.8866796875</text:p>
          </table:table-cell>
          <table:table-cell table:style-name="ce1" office:value-type="float" office:value="272.131225585938" calcext:value-type="float">
            <text:p>272.131225585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7225.68917324286" calcext:value-type="float">
            <text:p>7225.6891732429</text:p>
          </table:table-cell>
          <table:table-cell table:number-columns-repeated="2"/>
          <table:table-cell table:style-name="ce1" office:value-type="float" office:value="269.206666666667" calcext:value-type="float">
            <text:p>269.2066666667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4-05-28" calcext:value-type="date">
            <text:p>5/28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13" calcext:value-type="float">
            <text:p>313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51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6-10-18" calcext:value-type="date">
            <text:p>10/18/2016</text:p>
          </table:table-cell>
          <table:table-cell table:style-name="ce1" office:value-type="string" calcext:value-type="string">
            <text:p>ANGELICA CRU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12 180 00173086216 6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9326.49" calcext:value-type="float">
            <text:p>9326.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437.55" calcext:value-type="float">
            <text:p>6437.55</text:p>
          </table:table-cell>
          <table:table-cell table:style-name="ce1" office:value-type="float" office:value="1795.52311706543" calcext:value-type="float">
            <text:p>1795.5231170654</text:p>
          </table:table-cell>
          <table:table-cell table:style-name="ce1" office:value-type="float" office:value="4684.46311706543" calcext:value-type="float">
            <text:p>4684.463117065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072.51" calcext:value-type="float">
            <text:p>1072.51</text:p>
          </table:table-cell>
          <table:table-cell table:style-name="ce2" office:value-type="date" office:date-value="2016-09-18" calcext:value-type="date">
            <text:p>9/18/2016</text:p>
          </table:table-cell>
          <table:table-cell table:style-name="ce2" office:value-type="date" office:date-value="2017-09-18" calcext:value-type="date">
            <text:p>9/18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1072.51" calcext:value-type="float">
            <text:p>1072.51</text:p>
          </table:table-cell>
        </table:table-row>
        <table:table-row table:style-name="ro1">
          <table:table-cell table:style-name="ce1" office:value-type="float" office:value="314" calcext:value-type="float">
            <text:p>314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0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6-12-26" calcext:value-type="date">
            <text:p>12/26/2016</text:p>
          </table:table-cell>
          <table:table-cell table:style-name="ce1" office:value-type="string" calcext:value-type="string">
            <text:p>ALAN CASTILLO HERMOSILLO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12 180 00173086216 6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17.2211666107178" calcext:value-type="float">
            <text:p>17.221166610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457.260273972603" calcext:value-type="float">
            <text:p>457.2602739726</text:p>
          </table:table-cell>
          <table:table-cell table:number-columns-repeated="2"/>
          <table:table-cell table:style-name="ce1" office:value-type="float" office:value="100" calcext:value-type="float">
            <text:p>10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6-12-26" calcext:value-type="date">
            <text:p>12/26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15" calcext:value-type="float">
            <text:p>315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12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6-12-26" calcext:value-type="date">
            <text:p>12/26/2016</text:p>
          </table:table-cell>
          <table:table-cell table:style-name="ce1" office:value-type="string" calcext:value-type="string">
            <text:p>MA DEL PILAR LOPEZ ROSADO (UNIFICACION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49080.5" calcext:value-type="float">
            <text:p>149080.5</text:p>
          </table:table-cell>
          <table:table-cell table:style-name="ce1" office:value-type="float" office:value="12606.050078125" calcext:value-type="float">
            <text:p>12606.050078125</text:p>
          </table:table-cell>
          <table:table-cell table:style-name="ce1" office:value-type="float" office:value="7349.94897460938" calcext:value-type="float">
            <text:p>7349.9489746094</text:p>
          </table:table-cell>
          <table:table-cell table:style-name="ce1" office:value-type="float" office:value="143824.398896484" calcext:value-type="float">
            <text:p>143824.39889648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21.21" calcext:value-type="float">
            <text:p>2521.21</text:p>
          </table:table-cell>
          <table:table-cell table:style-name="ce2" office:value-type="date" office:date-value="2016-11-30" calcext:value-type="date">
            <text:p>11/30/2016</text:p>
          </table:table-cell>
          <table:table-cell table:style-name="ce2" office:value-type="date" office:date-value="2024-05-30" calcext:value-type="date">
            <text:p>5/30/202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2521.21" calcext:value-type="float">
            <text:p>2521.21</text:p>
          </table:table-cell>
        </table:table-row>
        <table:table-row table:style-name="ro1">
          <table:table-cell table:style-name="ce1" office:value-type="float" office:value="316" calcext:value-type="float">
            <text:p>316</text:p>
          </table:table-cell>
          <table:table-cell table:style-name="ce1" office:value-type="string" calcext:value-type="string">
            <text:p>12</text:p>
          </table:table-cell>
          <table:table-cell table:style-name="ce1" office:value-type="string" calcext:value-type="string">
            <text:p>31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207</text:p>
          </table:table-cell>
          <table:table-cell table:style-name="ce1" office:value-type="string" calcext:value-type="string">
            <text:p>812</text:p>
          </table:table-cell>
          <table:table-cell table:style-name="ce2" office:value-type="date" office:date-value="1980-12-03" calcext:value-type="date">
            <text:p>12/3/1980</text:p>
          </table:table-cell>
          <table:table-cell table:style-name="ce2" office:value-type="date" office:date-value="2016-12-29" calcext:value-type="date">
            <text:p>12/29/2016</text:p>
          </table:table-cell>
          <table:table-cell table:style-name="ce1" office:value-type="string" calcext:value-type="string">
            <text:p>FRANCISCO JAVIER ROSALES BASURTO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4.11698341369629" calcext:value-type="float">
            <text:p>4.1169834137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09.315068493151" calcext:value-type="float">
            <text:p>109.3150684932</text:p>
          </table:table-cell>
          <table:table-cell table:number-columns-repeated="2"/>
          <table:table-cell table:style-name="ce1" office:value-type="float" office:value="33.3333333333333" calcext:value-type="float">
            <text:p>33.3333333333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6-12-29" calcext:value-type="date">
            <text:p>12/29/2016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65" calcext:value-type="float">
            <text:p>265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408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8</text:p>
          </table:table-cell>
          <table:table-cell table:style-name="ce1" office:value-type="string" calcext:value-type="string">
            <text:p>808</text:p>
          </table:table-cell>
          <table:table-cell table:number-columns-repeated="2" table:style-name="ce2" office:value-type="date" office:date-value="2014-06-15" calcext:value-type="date">
            <text:p>6/15/2014</text:p>
          </table:table-cell>
          <table:table-cell table:style-name="ce1" office:value-type="string" calcext:value-type="string">
            <text:p>FERNANDO LOPEZ BAEZA (PRÉSTAMO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924.08" calcext:value-type="float">
            <text:p>924.08</text:p>
          </table:table-cell>
          <table:table-cell table:style-name="ce2" office:value-type="date" office:date-value="2014-05-29" calcext:value-type="date">
            <text:p>5/29/2014</text:p>
          </table:table-cell>
          <table:table-cell table:style-name="ce2" office:value-type="date" office:date-value="2015-11-29" calcext:value-type="date">
            <text:p>11/29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67" calcext:value-type="float">
            <text:p>267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25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93</text:p>
          </table:table-cell>
          <table:table-cell table:style-name="ce1" office:value-type="string" calcext:value-type="string">
            <text:p>810</text:p>
          </table:table-cell>
          <table:table-cell table:style-name="ce2" office:value-type="date" office:date-value="2014-03-17" calcext:value-type="date">
            <text:p>3/17/2014</text:p>
          </table:table-cell>
          <table:table-cell table:style-name="ce2" office:value-type="date" office:date-value="2014-07-27" calcext:value-type="date">
            <text:p>7/27/2014</text:p>
          </table:table-cell>
          <table:table-cell table:style-name="ce1" office:value-type="string" calcext:value-type="string">
            <text:p>THIAGO ALESSANDRO MONTOYA PENICHE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63.3102729415149" calcext:value-type="float">
            <text:p>63.3102729415</text:p>
          </table:table-cell>
          <table:table-cell table:style-name="ce1" office:value-type="float" office:value="305.18" calcext:value-type="float">
            <text:p>305.1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8.490268554688" calcext:value-type="float">
            <text:p>368.4902685547</text:p>
          </table:table-cell>
          <table:table-cell table:style-name="ce1" office:value-type="float" office:value="9.50104236602783" calcext:value-type="float">
            <text:p>9.501042366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252.27380718809" calcext:value-type="float">
            <text:p>252.2738071881</text:p>
          </table:table-cell>
          <table:table-cell table:number-columns-repeated="2"/>
          <table:table-cell table:style-name="ce1" office:value-type="float" office:value="50.8633333333333" calcext:value-type="float">
            <text:p>50.8633333333</text:p>
          </table:table-cell>
          <table:table-cell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0" calcext:value-type="float">
            <text:p>500</text:p>
          </table:table-cell>
          <table:table-cell table:style-name="ce2" office:value-type="date" office:date-value="2014-12-22" calcext:value-type="date">
            <text:p>12/22/2014</text:p>
          </table:table-cell>
          <table:table-cell table:style-name="ce2" office:value-type="date" office:date-value="2015-10-22" calcext:value-type="date">
            <text:p>10/22/2015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68" calcext:value-type="float">
            <text:p>268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264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04</text:p>
          </table:table-cell>
          <table:table-cell table:style-name="ce1" office:value-type="string" calcext:value-type="string">
            <text:p>804</text:p>
          </table:table-cell>
          <table:table-cell table:style-name="ce2" office:value-type="date" office:date-value="2014-04-22" calcext:value-type="date">
            <text:p>4/22/2014</text:p>
          </table:table-cell>
          <table:table-cell table:style-name="ce2" office:value-type="date" office:date-value="2014-07-27" calcext:value-type="date">
            <text:p>7/27/2014</text:p>
          </table:table-cell>
          <table:table-cell table:style-name="ce1" office:value-type="string" calcext:value-type="string">
            <text:p>DAYRON DANIEL GONZÁLEZ REYES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736.15512752533" calcext:value-type="float">
            <text:p>736.1551275253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736.15512752533" calcext:value-type="float">
            <text:p>736.1551275253</text:p>
          </table:table-cell>
          <table:table-cell table:style-name="ce1" office:value-type="float" office:value="27.7248001098633" calcext:value-type="float">
            <text:p>27.7248001099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736.15512752533" calcext:value-type="float">
            <text:p>736.1551275253</text:p>
          </table:table-cell>
          <table:table-cell table:number-columns-repeated="2"/>
          <table:table-cell table:style-name="ce1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4-07-27" calcext:value-type="date">
            <text:p>7/27/2014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17" calcext:value-type="float">
            <text:p>317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32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810</text:p>
          </table:table-cell>
          <table:table-cell table:number-columns-repeated="2" table:style-name="ce2" office:value-type="date" office:date-value="2017-01-05" calcext:value-type="date">
            <text:p>1/5/2017</text:p>
          </table:table-cell>
          <table:table-cell table:style-name="ce1" office:value-type="string" calcext:value-type="string">
            <text:p>ALEJANDRA REYES LOPEZ (PRESTAMO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45000" calcext:value-type="float">
            <text:p>45000</text:p>
          </table:table-cell>
          <table:table-cell table:style-name="ce1" office:value-type="float" office:value="6365.31994140625" calcext:value-type="float">
            <text:p>6365.3199414063</text:p>
          </table:table-cell>
          <table:table-cell table:style-name="ce1" office:value-type="float" office:value="1299.67959594727" calcext:value-type="float">
            <text:p>1299.6795959473</text:p>
          </table:table-cell>
          <table:table-cell table:style-name="ce1" office:value-type="float" office:value="39934.359654541" calcext:value-type="float">
            <text:p>39934.35965454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21.32" calcext:value-type="float">
            <text:p>2121.32</text:p>
          </table:table-cell>
          <table:table-cell table:style-name="ce2" office:value-type="date" office:date-value="2017-01-05" calcext:value-type="date">
            <text:p>1/5/2017</text:p>
          </table:table-cell>
          <table:table-cell table:style-name="ce2" office:value-type="date" office:date-value="2019-01-05" calcext:value-type="date">
            <text:p>1/5/2019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2122" calcext:value-type="float">
            <text:p>2122</text:p>
          </table:table-cell>
        </table:table-row>
        <table:table-row table:style-name="ro1">
          <table:table-cell table:style-name="ce1" office:value-type="float" office:value="319" calcext:value-type="float">
            <text:p>319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39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7-01-15" calcext:value-type="date">
            <text:p>1/15/2017</text:p>
          </table:table-cell>
          <table:table-cell table:style-name="ce1" office:value-type="string" calcext:value-type="string">
            <text:p>MARCO ALONSO ARAIZA HERMOSILLO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51.9008178710938" calcext:value-type="float">
            <text:p>51.9008178711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 table:style-name="ce1" office:value-type="float" office:value="1378.08219178082" calcext:value-type="float">
            <text:p>1378.0821917808</text:p>
          </table:table-cell>
          <table:table-cell table:number-columns-repeated="2"/>
          <table:table-cell table:style-name="ce1" office:value-type="float" office:value="333.333333333333" calcext:value-type="float">
            <text:p>333.3333333333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7-01-15" calcext:value-type="date">
            <text:p>1/15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1" calcext:value-type="float">
            <text:p>321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43</text:p>
          </table:table-cell>
          <table:table-cell table:style-name="ce1" office:value-type="string" calcext:value-type="string">
            <text:p>801</text:p>
          </table:table-cell>
          <table:table-cell table:style-name="ce2" office:value-type="date" office:date-value="1971-03-20" calcext:value-type="date">
            <text:p>3/20/1971</text:p>
          </table:table-cell>
          <table:table-cell table:style-name="ce2" office:value-type="date" office:date-value="2017-04-23" calcext:value-type="date">
            <text:p>4/23/2017</text:p>
          </table:table-cell>
          <table:table-cell table:style-name="ce1" office:value-type="string" calcext:value-type="string">
            <text:p>MARIA EUGENIA LOPEZ GALLEGOS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4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7-04-23" calcext:value-type="date">
            <text:p>4/23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2" calcext:value-type="float">
            <text:p>322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5</text:p>
          </table:table-cell>
          <table:table-cell table:style-name="ce1" office:value-type="string" calcext:value-type="string">
            <text:p>801</text:p>
          </table:table-cell>
          <table:table-cell table:style-name="ce2" office:value-type="date" office:date-value="1964-08-02" calcext:value-type="date">
            <text:p>8/2/1964</text:p>
          </table:table-cell>
          <table:table-cell table:style-name="ce2" office:value-type="date" office:date-value="2017-04-23" calcext:value-type="date">
            <text:p>4/23/2017</text:p>
          </table:table-cell>
          <table:table-cell table:style-name="ce1" office:value-type="string" calcext:value-type="string">
            <text:p>MIGUEL ANGEL CRU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4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7-04-23" calcext:value-type="date">
            <text:p>4/23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3" calcext:value-type="float">
            <text:p>323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6</text:p>
          </table:table-cell>
          <table:table-cell table:style-name="ce1" office:value-type="string" calcext:value-type="string">
            <text:p>801</text:p>
          </table:table-cell>
          <table:table-cell table:style-name="ce2" office:value-type="date" office:date-value="1995-07-29" calcext:value-type="date">
            <text:p>7/29/1995</text:p>
          </table:table-cell>
          <table:table-cell table:style-name="ce2" office:value-type="date" office:date-value="2017-04-23" calcext:value-type="date">
            <text:p>4/23/2017</text:p>
          </table:table-cell>
          <table:table-cell table:style-name="ce1" office:value-type="string" calcext:value-type="string">
            <text:p>MARCOS SEBASTIAN CRUZ LOP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4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7-04-23" calcext:value-type="date">
            <text:p>4/23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4" calcext:value-type="float">
            <text:p>324</text:p>
          </table:table-cell>
          <table:table-cell table:style-name="ce1" office:value-type="string" calcext:value-type="string">
            <text:p>01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67</text:p>
          </table:table-cell>
          <table:table-cell table:style-name="ce1" office:value-type="string" calcext:value-type="string">
            <text:p>801</text:p>
          </table:table-cell>
          <table:table-cell table:style-name="ce2" office:value-type="date" office:date-value="1999-07-06" calcext:value-type="date">
            <text:p>7/6/1999</text:p>
          </table:table-cell>
          <table:table-cell table:style-name="ce2" office:value-type="date" office:date-value="2017-04-23" calcext:value-type="date">
            <text:p>4/23/2017</text:p>
          </table:table-cell>
          <table:table-cell table:style-name="ce1" office:value-type="string" calcext:value-type="string">
            <text:p>MAYRA SALOME CRUZ LOPE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4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7-04-23" calcext:value-type="date">
            <text:p>4/23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8" calcext:value-type="float">
            <text:p>328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55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11</text:p>
          </table:table-cell>
          <table:table-cell table:style-name="ce1" office:value-type="string" calcext:value-type="string">
            <text:p>811</text:p>
          </table:table-cell>
          <table:table-cell table:style-name="ce2" office:value-type="date" office:date-value="2015-05-11" calcext:value-type="date">
            <text:p>5/11/2015</text:p>
          </table:table-cell>
          <table:table-cell table:style-name="ce2" office:value-type="date" office:date-value="2017-04-26" calcext:value-type="date">
            <text:p>4/26/2017</text:p>
          </table:table-cell>
          <table:table-cell table:style-name="ce1" office:value-type="string" calcext:value-type="string">
            <text:p>MIKEL LEON CRUZ MUñOZ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/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12" table:style-name="ce1" office:value-type="float" office:value="0" calcext:value-type="float">
            <text:p>0</text:p>
          </table:table-cell>
          <table:table-cell table:number-columns-repeated="4"/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2" office:value-type="date" office:date-value="2017-04-26" calcext:value-type="date">
            <text:p>4/26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29" calcext:value-type="float">
            <text:p>329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75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03</text:p>
          </table:table-cell>
          <table:table-cell table:style-name="ce1" office:value-type="string" calcext:value-type="string">
            <text:p>803</text:p>
          </table:table-cell>
          <table:table-cell table:number-columns-repeated="2" table:style-name="ce2" office:value-type="date" office:date-value="2017-05-15" calcext:value-type="date">
            <text:p>5/15/2017</text:p>
          </table:table-cell>
          <table:table-cell table:style-name="ce1" office:value-type="string" calcext:value-type="string">
            <text:p>LUIS ANGEL BALBUENA (GASTOS MEDICOS)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14-180-60501048630-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0000" calcext:value-type="float">
            <text:p>10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0" calcext:value-type="float">
            <text:p>500</text:p>
          </table:table-cell>
          <table:table-cell table:style-name="ce2" office:value-type="date" office:date-value="2017-04-28" calcext:value-type="date">
            <text:p>4/28/2017</text:p>
          </table:table-cell>
          <table:table-cell table:style-name="ce2" office:value-type="date" office:date-value="2018-02-28" calcext:value-type="date">
            <text:p>2/28/201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30" calcext:value-type="float">
            <text:p>330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86</text:p>
          </table:table-cell>
          <table:table-cell table:style-name="ce1" office:value-type="string" calcext:value-type="string">
            <text:p>4</text:p>
          </table:table-cell>
          <table:table-cell table:style-name="ce1" office:value-type="string" calcext:value-type="string">
            <text:p>49</text:p>
          </table:table-cell>
          <table:table-cell table:style-name="ce1" office:value-type="string" calcext:value-type="string">
            <text:p>810</text:p>
          </table:table-cell>
          <table:table-cell table:number-columns-repeated="2" table:style-name="ce2" office:value-type="date" office:date-value="2017-05-15" calcext:value-type="date">
            <text:p>5/15/2017</text:p>
          </table:table-cell>
          <table:table-cell table:style-name="ce1" office:value-type="string" calcext:value-type="string">
            <text:p>MARTHA FLORINA LOZADA COBA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30000" calcext:value-type="float">
            <text:p>30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701.86" calcext:value-type="float">
            <text:p>2701.86</text:p>
          </table:table-cell>
          <table:table-cell table:style-name="ce2" office:value-type="date" office:date-value="2017-04-26" calcext:value-type="date">
            <text:p>4/26/2017</text:p>
          </table:table-cell>
          <table:table-cell table:style-name="ce2" office:value-type="date" office:date-value="2018-07-26" calcext:value-type="date">
            <text:p>7/26/201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31" calcext:value-type="float">
            <text:p>331</text:p>
          </table:table-cell>
          <table:table-cell table:style-name="ce1" office:value-type="string" calcext:value-type="string">
            <text:p>02</text:p>
          </table:table-cell>
          <table:table-cell table:style-name="ce1" office:value-type="string" calcext:value-type="string">
            <text:p>253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02</text:p>
          </table:table-cell>
          <table:table-cell table:number-columns-repeated="2" table:style-name="ce2" office:value-type="date" office:date-value="2017-05-21" calcext:value-type="date">
            <text:p>5/21/2017</text:p>
          </table:table-cell>
          <table:table-cell table:style-name="ce1" office:value-type="string" calcext:value-type="string">
            <text:p>ROSITA CRUZ JOSE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12 180 00173086216 6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5000" calcext:value-type="float">
            <text:p>50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533.53" calcext:value-type="float">
            <text:p>533.53</text:p>
          </table:table-cell>
          <table:table-cell table:style-name="ce2" office:value-type="date" office:date-value="2017-04-03" calcext:value-type="date">
            <text:p>4/3/2017</text:p>
          </table:table-cell>
          <table:table-cell table:style-name="ce2" office:value-type="date" office:date-value="2018-04-04" calcext:value-type="date">
            <text:p>4/4/2018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32" calcext:value-type="float">
            <text:p>332</text:p>
          </table:table-cell>
          <table:table-cell table:style-name="ce1" office:value-type="string" calcext:value-type="string">
            <text:p>10</text:p>
          </table:table-cell>
          <table:table-cell table:style-name="ce1" office:value-type="string" calcext:value-type="string">
            <text:p>149</text:p>
          </table:table-cell>
          <table:table-cell table:style-name="ce1" office:value-type="string" calcext:value-type="string">
            <text:p>3</text:p>
          </table:table-cell>
          <table:table-cell table:style-name="ce1" office:value-type="string" calcext:value-type="string">
            <text:p>40</text:p>
          </table:table-cell>
          <table:table-cell table:style-name="ce1" office:value-type="string" calcext:value-type="string">
            <text:p>810</text:p>
          </table:table-cell>
          <table:table-cell table:number-columns-repeated="2" table:style-name="ce2" office:value-type="date" office:date-value="2017-05-21" calcext:value-type="date">
            <text:p>5/21/2017</text:p>
          </table:table-cell>
          <table:table-cell table:style-name="ce1" office:value-type="string" calcext:value-type="string">
            <text:p>NAYELLY PIñA GARCIA</text:p>
          </table:table-cell>
          <table:table-cell table:number-columns-repeated="2"/>
          <table:table-cell table:style-name="ce1" office:value-type="string" calcext:value-type="string">
            <text:p>D</text:p>
          </table:table-cell>
          <table:table-cell table:number-columns-repeated="2" table:style-name="ce1" office:value-type="string" calcext:value-type="string">
            <text:p>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021 180 04027125897 7</text:p>
          </table:table-cell>
          <table:table-cell table:style-name="ce1" office:value-type="string" calcext:value-type="string">
            <text:p>0</text:p>
          </table:table-cell>
          <table:table-cell/>
          <table:table-cell table:style-name="ce1" office:value-type="string" calcext:value-type="string">
            <text:p>5</text:p>
          </table:table-cell>
          <table:table-cell table:style-name="ce1" office:value-type="string" calcext:value-type="string">
            <text:p>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4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82.49" calcext:value-type="float">
            <text:p>382.49</text:p>
          </table:table-cell>
          <table:table-cell table:style-name="ce2" office:value-type="date" office:date-value="2017-03-06" calcext:value-type="date">
            <text:p>3/6/2017</text:p>
          </table:table-cell>
          <table:table-cell table:style-name="ce2" office:value-type="date" office:date-value="2017-09-06" calcext:value-type="date">
            <text:p>9/6/2017</text:p>
          </table:table-cell>
          <table:table-cell table:style-name="ce2" office:value-type="date" office:date-value="2017-04-30" calcext:value-type="date">
            <text:p>4/30/2017</text:p>
          </table:table-cell>
          <table:table-cell table:number-columns-repeated="5"/>
          <table:table-cell table:style-name="ce1" office:value-type="string" calcext:value-type="string">
            <text:p>.</text:p>
          </table:table-cell>
          <table:table-cell table:style-name="ce3" office:value-type="float" office:value="0" calcext:value-type="float">
            <text:p>$0.00</text:p>
          </table:table-cell>
          <table:table-cell table:number-columns-repeated="12"/>
          <table:table-cell table:style-name="ce1" office:value-type="float" office:value="500" calcext:value-type="float">
            <text:p>500</text:p>
          </table:table-cell>
        </table:table-row>
        <table:table-row table:style-name="ro1" table:number-rows-repeated="1048373">
          <table:table-cell table:number-columns-repeated="62"/>
        </table:table-row>
        <table:table-row table:style-name="ro1">
          <table:table-cell table:number-columns-repeated="62"/>
        </table:table-row>
      </table:table>
      <table:named-expressions>
        <table:named-range table:name="SOCIOS" table:base-cell-address="$SOCIOS.$A$1" table:cell-range-address="$SOCIOS.$A$1:.$BJ$20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</number:number-style>
    <number:number-style style:name="N121">
      <number:text>-$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</number:number-style>
    <number:number-style style:name="N123">
      <number:text>-$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style:font-name="MS Sans Serif" fo:font-family="'MS Sans Serif'" style:font-name-asian="Source Han Sans CN Regular" style:font-family-asian="'Source Han Sans CN Regular'" style:font-family-generic-asian="system" style:font-pitch-asian="variable" style:font-name-complex="MS Sans Serif" style:font-family-complex="'MS Sans Serif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36pt" fo:margin-bottom="36pt" fo:margin-left="53.86pt" fo:margin-right="53.86pt" style:first-page-number="continue" style:writing-mode="lr-tb"/>
      <style:header-style>
        <style:header-footer-properties fo:min-height="21.26pt" fo:margin-left="0pt" fo:margin-right="0pt" fo:margin-bottom="24.86pt"/>
      </style:header-style>
      <style:footer-style>
        <style:header-footer-properties fo:min-height="21.26pt" fo:margin-left="0pt" fo:margin-right="0pt" fo:margin-top="24.86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OCIOS" style:display-name="PageStyle_SOCIO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$Build-2</meta:generator>
    <dc:date>2017-10-07T18:03:18.365633031</dc:date>
    <meta:editing-duration>PT36S</meta:editing-duration>
    <meta:editing-cycles>1</meta:editing-cycles>
    <meta:document-statistic meta:table-count="1" meta:cell-count="9027" meta:object-count="0"/>
  </office:meta>
</office:document-meta>
</file>